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468cm" fo:min-width="3.028cm"/>
    </style:style>
    <style:style style:name="gr2" style:family="graphic" style:parent-style-name="standard">
      <style:graphic-properties draw:textarea-horizontal-align="justify" draw:textarea-vertical-align="middle" draw:auto-grow-height="false" fo:min-height="0.893cm" fo:min-width="5.469cm"/>
    </style:style>
    <style:style style:name="gr3" style:family="graphic" style:parent-style-name="standard">
      <style:graphic-properties draw:textarea-horizontal-align="justify" draw:textarea-vertical-align="middle" draw:auto-grow-height="false" fo:min-height="0.893cm" fo:min-width="9.279cm"/>
    </style:style>
    <style:style style:name="gr4" style:family="graphic" style:parent-style-name="standard">
      <style:graphic-properties draw:textarea-horizontal-align="justify" draw:textarea-vertical-align="middle" draw:auto-grow-height="false" fo:min-height="1.147cm" fo:min-width="9.406cm"/>
    </style:style>
    <style:style style:name="gr5" style:family="graphic" style:parent-style-name="standard">
      <style:graphic-properties draw:textarea-horizontal-align="justify" draw:textarea-vertical-align="middle" draw:auto-grow-height="false" fo:min-height="1.148cm" fo:min-width="3.441cm"/>
    </style:style>
    <style:style style:name="gr6" style:family="graphic" style:parent-style-name="standard">
      <style:graphic-properties draw:textarea-horizontal-align="justify" draw:textarea-vertical-align="middle" draw:auto-grow-height="false" fo:min-height="0.468cm" fo:min-width="4.28cm"/>
    </style:style>
    <style:style style:name="gr7" style:family="graphic" style:parent-style-name="objectwithoutfill">
      <style:graphic-properties draw:marker-end="Arrow" draw:marker-end-width="0.3cm" draw:fill="none" draw:textarea-vertical-align="middle"/>
    </style:style>
    <style:style style:name="gr8" style:family="graphic" style:parent-style-name="standard">
      <style:graphic-properties draw:textarea-horizontal-align="justify" draw:textarea-vertical-align="middle" draw:auto-grow-height="false" fo:min-height="1.148cm" fo:min-width="3.823cm"/>
    </style:style>
    <style:style style:name="gr9" style:family="graphic" style:parent-style-name="standard">
      <style:graphic-properties draw:textarea-horizontal-align="justify" draw:textarea-vertical-align="middle" draw:auto-grow-height="false" fo:min-height="0.199cm" fo:min-width="1.677cm"/>
    </style:style>
    <style:style style:name="gr10" style:family="graphic" style:parent-style-name="standard">
      <style:graphic-properties draw:textarea-horizontal-align="justify" draw:textarea-vertical-align="middle" draw:auto-grow-height="false" fo:min-height="0.767cm" fo:min-width="2.977cm"/>
    </style:style>
    <style:style style:name="gr11" style:family="graphic" style:parent-style-name="standard">
      <style:graphic-properties draw:textarea-horizontal-align="justify" draw:textarea-vertical-align="middle" draw:auto-grow-height="false" fo:min-height="0.512cm" fo:min-width="0.77cm"/>
    </style:style>
    <style:style style:name="gr12" style:family="graphic" style:parent-style-name="standard">
      <style:graphic-properties draw:textarea-horizontal-align="justify" draw:textarea-vertical-align="middle" draw:auto-grow-height="false" fo:min-height="0.893cm" fo:min-width="3.564cm"/>
    </style:style>
    <style:style style:name="gr13" style:family="graphic" style:parent-style-name="standard">
      <style:graphic-properties draw:textarea-horizontal-align="justify" draw:textarea-vertical-align="middle" draw:auto-grow-height="false" fo:min-height="0.766cm" fo:min-width="3.818cm"/>
    </style:style>
    <style:style style:name="gr14" style:family="graphic" style:parent-style-name="standard">
      <style:graphic-properties draw:textarea-horizontal-align="justify" draw:textarea-vertical-align="middle" draw:auto-grow-height="false" fo:min-height="0.322cm" fo:min-width="0.644cm"/>
    </style:style>
    <style:style style:name="gr15" style:family="graphic" style:parent-style-name="standard">
      <style:graphic-properties draw:textarea-horizontal-align="justify" draw:textarea-vertical-align="middle" draw:auto-grow-height="false" fo:min-height="0.766cm" fo:min-width="3.437cm"/>
    </style:style>
    <style:style style:name="gr16" style:family="graphic" style:parent-style-name="standard">
      <style:graphic-properties draw:textarea-horizontal-align="justify" draw:textarea-vertical-align="middle" draw:auto-grow-height="false" fo:min-height="0.639cm" fo:min-width="3.564cm"/>
    </style:style>
    <style:style style:name="gr17" style:family="graphic" style:parent-style-name="standard">
      <style:graphic-properties draw:textarea-horizontal-align="justify" draw:textarea-vertical-align="middle" draw:auto-grow-height="false" fo:min-height="0.512cm" fo:min-width="0.834cm"/>
    </style:style>
    <style:style style:name="gr18" style:family="graphic" style:parent-style-name="standard">
      <style:graphic-properties draw:textarea-horizontal-align="justify" draw:textarea-vertical-align="middle" draw:auto-grow-height="false" fo:min-height="0.513cm" fo:min-width="1.51cm"/>
    </style:style>
    <style:style style:name="gr19" style:family="graphic" style:parent-style-name="standard">
      <style:graphic-properties draw:textarea-horizontal-align="justify" draw:textarea-vertical-align="middle" draw:auto-grow-height="false" fo:min-height="0.576cm" fo:min-width="0.834cm"/>
    </style:style>
    <style:style style:name="gr20" style:family="graphic" style:parent-style-name="standard">
      <style:graphic-properties draw:fill="none" draw:textarea-vertical-align="middle" draw:auto-grow-height="false" fo:min-height="3.844cm" fo:min-width="0cm"/>
    </style:style>
    <style:style style:name="gr21" style:family="graphic" style:parent-style-name="standard">
      <style:graphic-properties draw:stroke="none" svg:stroke-color="#000000" draw:fill="none" draw:fill-color="#ffffff" fo:min-height="3.331cm"/>
    </style:style>
    <style:style style:name="gr22" style:family="graphic" style:parent-style-name="standard">
      <style:graphic-properties draw:textarea-horizontal-align="justify" draw:textarea-vertical-align="middle" draw:auto-grow-height="false" fo:min-height="0.576cm" fo:min-width="0.898cm"/>
    </style:style>
    <style:style style:name="gr23" style:family="graphic" style:parent-style-name="standard">
      <style:graphic-properties draw:textarea-horizontal-align="justify" draw:textarea-vertical-align="middle" draw:auto-grow-height="false" fo:min-height="0.513cm" fo:min-width="1.587cm"/>
    </style:style>
    <style:style style:name="gr24" style:family="graphic" style:parent-style-name="standard">
      <style:graphic-properties draw:textarea-horizontal-align="justify" draw:textarea-vertical-align="middle" draw:auto-grow-height="false" fo:min-height="0.639cm" fo:min-width="4.199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6.72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67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56cm" fo:min-width="0.662cm"/>
    </style:style>
    <style:style style:name="gr28" style:family="graphic" style:parent-style-name="standard">
      <style:graphic-properties draw:stroke="none" draw:fill="none" fo:min-height="0.557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376cm"/>
    </style:style>
    <style:style style:name="gr30" style:family="graphic" style:parent-style-name="standard">
      <style:graphic-properties draw:textarea-horizontal-align="justify" draw:textarea-vertical-align="middle" draw:auto-grow-height="false" fo:min-height="0.288cm" fo:min-width="2.135cm"/>
    </style:style>
    <style:style style:name="gr31" style:family="graphic" style:parent-style-name="standard">
      <style:graphic-properties draw:textarea-horizontal-align="justify" draw:textarea-vertical-align="middle" draw:auto-grow-height="false" fo:min-height="0.513cm" fo:min-width="2.359cm"/>
    </style:style>
    <style:style style:name="gr32" style:family="graphic" style:parent-style-name="standard">
      <style:graphic-properties draw:textarea-horizontal-align="justify" draw:textarea-vertical-align="middle" draw:auto-grow-height="false" fo:min-height="1.401cm" fo:min-width="5.088cm"/>
    </style:style>
    <style:style style:name="gr33" style:family="graphic" style:parent-style-name="standard">
      <style:graphic-properties draw:textarea-horizontal-align="justify" draw:textarea-vertical-align="middle" draw:auto-grow-height="false" fo:min-height="0.893cm" fo:min-width="6.866cm"/>
    </style:style>
    <style:style style:name="gr34" style:family="graphic" style:parent-style-name="standard">
      <style:graphic-properties draw:textarea-horizontal-align="justify" draw:textarea-vertical-align="middle" draw:auto-grow-height="false" fo:min-height="0.386cm" fo:min-width="1.152cm"/>
    </style:style>
    <style:style style:name="gr35" style:family="graphic" style:parent-style-name="standard">
      <style:graphic-properties draw:textarea-horizontal-align="justify" draw:textarea-vertical-align="middle" draw:auto-grow-height="false" fo:min-height="0.386cm" fo:min-width="1.088cm"/>
    </style:style>
    <style:style style:name="gr36" style:family="graphic" style:parent-style-name="standard">
      <style:graphic-properties draw:textarea-horizontal-align="justify" draw:textarea-vertical-align="middle" draw:auto-grow-height="false" fo:min-height="0.639cm" fo:min-width="4.834cm"/>
    </style:style>
    <style:style style:name="gr37" style:family="graphic" style:parent-style-name="standard">
      <style:graphic-properties draw:textarea-horizontal-align="justify" draw:textarea-vertical-align="middle" draw:auto-grow-height="false" fo:min-height="0.893cm" fo:min-width="4.453cm"/>
    </style:style>
    <style:style style:name="gr38" style:family="graphic" style:parent-style-name="standard">
      <style:graphic-properties draw:textarea-horizontal-align="justify" draw:textarea-vertical-align="middle" draw:auto-grow-height="false" fo:min-height="0.386cm" fo:min-width="1.024cm"/>
    </style:style>
    <style:style style:name="gr39" style:family="graphic" style:parent-style-name="standard">
      <style:graphic-properties draw:textarea-horizontal-align="justify" draw:textarea-vertical-align="middle" draw:auto-grow-height="false" fo:min-height="0.893cm" fo:min-width="3.183cm"/>
    </style:style>
    <style:style style:name="gr40" style:family="graphic" style:parent-style-name="standard">
      <style:graphic-properties draw:textarea-horizontal-align="justify" draw:textarea-vertical-align="middle" draw:auto-grow-height="false" fo:min-height="0.639cm" fo:min-width="3.183cm"/>
    </style:style>
    <style:style style:name="gr41" style:family="graphic" style:parent-style-name="standard">
      <style:graphic-properties draw:textarea-horizontal-align="justify" draw:textarea-vertical-align="middle" draw:auto-grow-height="false" fo:min-height="0.893cm" fo:min-width="4.707cm"/>
    </style:style>
    <style:style style:name="gr42" style:family="graphic" style:parent-style-name="standard">
      <style:graphic-properties draw:textarea-horizontal-align="justify" draw:textarea-vertical-align="middle" draw:auto-grow-height="false" fo:min-height="0.766cm" fo:min-width="2.548cm"/>
    </style:style>
    <style:style style:name="gr43" style:family="graphic" style:parent-style-name="standard">
      <style:graphic-properties draw:textarea-horizontal-align="justify" draw:textarea-vertical-align="middle" draw:auto-grow-height="false" fo:min-height="0.639cm" fo:min-width="2.128cm"/>
    </style:style>
    <style:style style:name="gr44" style:family="graphic" style:parent-style-name="standard">
      <style:graphic-properties draw:textarea-horizontal-align="justify" draw:textarea-vertical-align="middle" draw:auto-grow-height="false" fo:min-height="0.199cm" fo:min-width="1.792cm"/>
    </style:style>
    <style:style style:name="gr45" style:family="graphic" style:parent-style-name="standard">
      <style:graphic-properties draw:stroke="none" svg:stroke-color="#000000" draw:fill="none" draw:fill-color="#ffffff" fo:min-height="1.147cm"/>
    </style:style>
    <style:style style:name="gr4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3.867cm"/>
    </style:style>
    <style:style style:name="gr47" style:family="graphic" style:parent-style-name="standard">
      <style:graphic-properties draw:textarea-horizontal-align="justify" draw:textarea-vertical-align="middle" draw:auto-grow-height="false" fo:min-height="0.557cm" fo:min-width="2.823cm"/>
    </style:style>
    <style:style style:name="gr4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702cm"/>
    </style:style>
    <style:style style:name="gr49" style:family="graphic" style:parent-style-name="standard">
      <style:graphic-properties draw:textarea-horizontal-align="justify" draw:textarea-vertical-align="middle" draw:auto-grow-height="false" fo:min-height="0.894cm" fo:min-width="3.518cm"/>
    </style:style>
    <style:style style:name="gr50" style:family="graphic" style:parent-style-name="standard">
      <style:graphic-properties draw:textarea-horizontal-align="justify" draw:textarea-vertical-align="middle" draw:auto-grow-height="false" fo:min-height="1.147cm" fo:min-width="4.453cm"/>
    </style:style>
    <style:style style:name="gr51" style:family="graphic" style:parent-style-name="standard">
      <style:graphic-properties draw:textarea-horizontal-align="justify" draw:textarea-vertical-align="middle" draw:auto-grow-height="false" fo:min-height="1.401cm" fo:min-width="6.485cm"/>
    </style:style>
    <style:style style:name="gr52" style:family="graphic" style:parent-style-name="standard">
      <style:graphic-properties draw:textarea-horizontal-align="justify" draw:textarea-vertical-align="middle" draw:auto-grow-height="false" fo:min-height="0.957cm" fo:min-width="2.422cm"/>
    </style:style>
    <style:style style:name="gr53" style:family="graphic" style:parent-style-name="standard">
      <style:graphic-properties draw:textarea-horizontal-align="justify" draw:textarea-vertical-align="middle" draw:auto-grow-height="false" fo:min-height="1.147cm" fo:min-width="4.199cm"/>
    </style:style>
    <style:style style:name="gr54" style:family="graphic" style:parent-style-name="standard">
      <style:graphic-properties draw:textarea-horizontal-align="justify" draw:textarea-vertical-align="middle" draw:auto-grow-height="false" fo:min-height="1.274cm" fo:min-width="3.818cm"/>
    </style:style>
    <style:style style:name="gr55" style:family="graphic" style:parent-style-name="standard">
      <style:graphic-properties draw:textarea-horizontal-align="justify" draw:textarea-vertical-align="middle" draw:auto-grow-height="false" fo:min-height="0.894cm" fo:min-width="2.422cm"/>
    </style:style>
    <style:style style:name="gr56" style:family="graphic" style:parent-style-name="standard">
      <style:graphic-properties draw:textarea-horizontal-align="justify" draw:textarea-vertical-align="middle" draw:auto-grow-height="false" fo:min-height="0.894cm" fo:min-width="2.359cm"/>
    </style:style>
    <style:style style:name="gr57" style:family="graphic" style:parent-style-name="standard">
      <style:graphic-properties draw:textarea-horizontal-align="justify" draw:textarea-vertical-align="middle" draw:auto-grow-height="false" fo:min-height="1.148cm" fo:min-width="3.364cm"/>
    </style:style>
    <style:style style:name="gr58" style:family="graphic" style:parent-style-name="standard">
      <style:graphic-properties draw:textarea-horizontal-align="justify" draw:textarea-vertical-align="middle" draw:auto-grow-height="false" fo:min-height="0.646cm" fo:min-width="3.967cm"/>
    </style:style>
    <style:style style:name="gr5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9cm"/>
    </style:style>
    <style:style style:name="gr60" style:family="graphic" style:parent-style-name="standard">
      <style:graphic-properties draw:stroke="none" draw:fill="none" fo:min-height="0.713cm"/>
    </style:style>
    <style:style style:name="gr6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.844cm"/>
    </style:style>
    <style:style style:name="gr6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491cm"/>
    </style:style>
    <style:style style:name="gr6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004cm"/>
    </style:style>
    <style:style style:name="gr64" style:family="graphic" style:parent-style-name="standard">
      <style:graphic-properties draw:textarea-horizontal-align="justify" draw:textarea-vertical-align="middle" draw:auto-grow-height="false" fo:min-height="0.468cm" fo:min-width="2.365cm"/>
    </style:style>
    <style:style style:name="gr65" style:family="graphic" style:parent-style-name="standard">
      <style:graphic-properties draw:textarea-horizontal-align="justify" draw:textarea-vertical-align="middle" draw:auto-grow-height="false" fo:min-height="1.021cm" fo:min-width="2.977cm"/>
    </style:style>
    <style:style style:name="gr66" style:family="graphic" style:parent-style-name="standard">
      <style:graphic-properties draw:textarea-horizontal-align="justify" draw:textarea-vertical-align="middle" draw:auto-grow-height="false" fo:min-height="1.274cm" fo:min-width="4.58cm"/>
    </style:style>
    <style:style style:name="gr67" style:family="graphic" style:parent-style-name="standard">
      <style:graphic-properties draw:textarea-horizontal-align="justify" draw:textarea-vertical-align="middle" draw:auto-grow-height="false" fo:min-height="0.766cm" fo:min-width="1.596cm"/>
    </style:style>
    <style:style style:name="gr68" style:family="graphic" style:parent-style-name="standard">
      <style:graphic-properties draw:textarea-horizontal-align="justify" draw:textarea-vertical-align="middle" draw:auto-grow-height="false" fo:min-height="0.83cm" fo:min-width="1.596cm"/>
    </style:style>
    <style:style style:name="gr69" style:family="graphic" style:parent-style-name="standard">
      <style:graphic-properties draw:textarea-horizontal-align="justify" draw:textarea-vertical-align="middle" draw:auto-grow-height="false" fo:min-height="1.02cm" fo:min-width="5.088cm"/>
    </style:style>
    <style:style style:name="gr70" style:family="graphic" style:parent-style-name="standard">
      <style:graphic-properties draw:textarea-horizontal-align="justify" draw:textarea-vertical-align="middle" draw:auto-grow-height="false" fo:min-height="1.02cm" fo:min-width="4.961cm"/>
    </style:style>
    <style:style style:name="gr71" style:family="graphic" style:parent-style-name="standard">
      <style:graphic-properties draw:textarea-horizontal-align="justify" draw:textarea-vertical-align="middle" draw:auto-grow-height="false" fo:min-height="0.766cm" fo:min-width="2.929cm"/>
    </style:style>
    <style:style style:name="gr72" style:family="graphic" style:parent-style-name="standard">
      <style:graphic-properties draw:textarea-horizontal-align="justify" draw:textarea-vertical-align="middle" draw:auto-grow-height="false" fo:min-height="1.021cm" fo:min-width="2.746cm"/>
    </style:style>
    <style:style style:name="gr73" style:family="graphic" style:parent-style-name="standard">
      <style:graphic-properties draw:textarea-horizontal-align="justify" draw:textarea-vertical-align="middle" draw:auto-grow-height="false" fo:min-height="0.468cm" fo:min-width="3.051cm"/>
    </style:style>
    <style:style style:name="gr7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2.779cm"/>
    </style:style>
    <style:style style:name="gr7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684cm"/>
    </style:style>
    <style:style style:name="gr76" style:family="graphic" style:parent-style-name="standard">
      <style:graphic-properties draw:textarea-horizontal-align="justify" draw:textarea-vertical-align="middle" draw:auto-grow-height="false" fo:min-height="0.288cm" fo:min-width="1.907cm"/>
    </style:style>
    <style:style style:name="gr77" style:family="graphic" style:parent-style-name="standard">
      <style:graphic-properties draw:textarea-horizontal-align="justify" draw:textarea-vertical-align="middle" draw:auto-grow-height="false" fo:min-height="0.386cm" fo:min-width="2.205cm"/>
    </style:style>
    <style:style style:name="gr78" style:family="graphic" style:parent-style-name="standard">
      <style:graphic-properties draw:textarea-horizontal-align="justify" draw:textarea-vertical-align="middle" draw:auto-grow-height="false" fo:min-height="0.639cm" fo:min-width="8.263cm"/>
    </style:style>
    <style:style style:name="gr7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748cm"/>
    </style:style>
    <style:style style:name="gr80" style:family="graphic" style:parent-style-name="standard">
      <style:graphic-properties draw:textarea-horizontal-align="justify" draw:textarea-vertical-align="middle" draw:auto-grow-height="false" fo:min-height="0.639cm" fo:min-width="7.247cm"/>
    </style:style>
    <style:style style:name="gr81" style:family="graphic" style:parent-style-name="standard">
      <style:graphic-properties draw:textarea-horizontal-align="justify" draw:textarea-vertical-align="middle" draw:auto-grow-height="false" fo:min-height="1.528cm" fo:min-width="7.374cm"/>
    </style:style>
    <style:style style:name="gr82" style:family="graphic" style:parent-style-name="standard">
      <style:graphic-properties draw:textarea-horizontal-align="justify" draw:textarea-vertical-align="middle" draw:auto-grow-height="false" fo:min-height="0.449cm" fo:min-width="1.532cm"/>
    </style:style>
    <style:style style:name="gr83" style:family="graphic" style:parent-style-name="standard">
      <style:graphic-properties draw:textarea-horizontal-align="justify" draw:textarea-vertical-align="middle" draw:auto-grow-height="false" fo:min-height="0.312cm" fo:min-width="2.294cm"/>
    </style:style>
    <style:style style:name="gr84" style:family="graphic" style:parent-style-name="standard">
      <style:graphic-properties draw:textarea-horizontal-align="justify" draw:textarea-vertical-align="middle" draw:auto-grow-height="false" fo:min-height="0.512cm" fo:min-width="1.66cm"/>
    </style:style>
    <style:style style:name="gr85" style:family="graphic" style:parent-style-name="standard">
      <style:graphic-properties draw:textarea-horizontal-align="justify" draw:textarea-vertical-align="middle" draw:auto-grow-height="false" fo:min-height="0.576cm" fo:min-width="1.66cm"/>
    </style:style>
    <style:style style:name="gr86" style:family="graphic" style:parent-style-name="standard">
      <style:graphic-properties draw:textarea-horizontal-align="justify" draw:textarea-vertical-align="middle" draw:auto-grow-height="false" fo:min-height="0.385cm" fo:min-width="3.31cm"/>
    </style:style>
    <style:style style:name="gr87" style:family="graphic" style:parent-style-name="standard">
      <style:graphic-properties draw:textarea-horizontal-align="justify" draw:textarea-vertical-align="middle" draw:auto-grow-height="false" fo:min-height="1.02cm" fo:min-width="2.929cm"/>
    </style:style>
    <style:style style:name="gr88" style:family="graphic" style:parent-style-name="standard">
      <style:graphic-properties draw:textarea-horizontal-align="justify" draw:textarea-vertical-align="middle" draw:auto-grow-height="false" fo:min-height="0.199cm" fo:min-width="2.02cm"/>
    </style:style>
    <style:style style:name="gr89" style:family="graphic" style:parent-style-name="standard">
      <style:graphic-properties draw:textarea-horizontal-align="justify" draw:textarea-vertical-align="middle" draw:auto-grow-height="false" fo:min-height="0.377cm" fo:min-width="3.854cm"/>
    </style:style>
    <style:style style:name="gr90" style:family="graphic" style:parent-style-name="standard">
      <style:graphic-properties draw:textarea-horizontal-align="justify" draw:textarea-vertical-align="middle" draw:auto-grow-height="false" fo:min-height="0.894cm" fo:min-width="3.441cm"/>
    </style:style>
    <style:style style:name="gr91" style:family="graphic" style:parent-style-name="standard">
      <style:graphic-properties draw:textarea-horizontal-align="justify" draw:textarea-vertical-align="middle" draw:auto-grow-height="false" fo:min-height="1.274cm" fo:min-width="4.453cm"/>
    </style:style>
    <style:style style:name="gr92" style:family="graphic" style:parent-style-name="standard">
      <style:graphic-properties draw:textarea-horizontal-align="justify" draw:textarea-vertical-align="middle" draw:auto-grow-height="false" fo:min-height="0.894cm" fo:min-width="1.786cm"/>
    </style:style>
    <style:style style:name="gr93" style:family="graphic" style:parent-style-name="standard">
      <style:graphic-properties draw:textarea-horizontal-align="justify" draw:textarea-vertical-align="middle" draw:auto-grow-height="false" fo:min-height="0.957cm" fo:min-width="1.723cm"/>
    </style:style>
    <style:style style:name="gr94" style:family="graphic" style:parent-style-name="standard">
      <style:graphic-properties draw:textarea-horizontal-align="justify" draw:textarea-vertical-align="middle" draw:auto-grow-height="false" fo:min-height="0.957cm" fo:min-width="1.85cm"/>
    </style:style>
    <style:style style:name="gr95" style:family="graphic" style:parent-style-name="standard">
      <style:graphic-properties draw:textarea-horizontal-align="justify" draw:textarea-vertical-align="middle" draw:auto-grow-height="false" fo:min-height="1.02cm" fo:min-width="4.707cm"/>
    </style:style>
    <style:style style:name="gr96" style:family="graphic" style:parent-style-name="standard">
      <style:graphic-properties draw:textarea-horizontal-align="justify" draw:textarea-vertical-align="middle" draw:auto-grow-height="false" fo:min-height="0.893cm" fo:min-width="4.326cm"/>
    </style:style>
    <style:style style:name="gr97" style:family="graphic" style:parent-style-name="standard">
      <style:graphic-properties draw:textarea-horizontal-align="justify" draw:textarea-vertical-align="middle" draw:auto-grow-height="false" fo:min-height="2.036cm" fo:min-width="3.691cm"/>
    </style:style>
    <style:style style:name="gr98" style:family="graphic" style:parent-style-name="standard">
      <style:graphic-properties draw:textarea-horizontal-align="justify" draw:textarea-vertical-align="middle" draw:auto-grow-height="false" fo:min-height="0.894cm" fo:min-width="2.9cm"/>
    </style:style>
    <style:style style:name="gr99" style:family="graphic" style:parent-style-name="standard">
      <style:graphic-properties draw:textarea-horizontal-align="justify" draw:textarea-vertical-align="middle" draw:auto-grow-height="false" fo:min-height="0.468cm" fo:min-width="3.166cm"/>
    </style:style>
    <style:style style:name="gr10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12cm" fo:min-width="0cm"/>
    </style:style>
    <style:style style:name="gr101" style:family="graphic" style:parent-style-name="standard">
      <style:graphic-properties draw:stroke="none" svg:stroke-color="#000000" draw:fill="none" draw:fill-color="#ffffff" fo:min-height="0.712cm"/>
    </style:style>
    <style:style style:name="gr10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495cm"/>
    </style:style>
    <style:style style:name="gr103" style:family="graphic" style:parent-style-name="standard">
      <style:graphic-properties draw:textarea-horizontal-align="justify" draw:textarea-vertical-align="middle" draw:auto-grow-height="false" fo:min-height="0.288cm" fo:min-width="2.708cm"/>
    </style:style>
    <style:style style:name="gr104" style:family="graphic" style:parent-style-name="standard">
      <style:graphic-properties draw:textarea-horizontal-align="justify" draw:textarea-vertical-align="middle" draw:auto-grow-height="false" fo:min-height="0.639cm" fo:min-width="5.064cm"/>
    </style:style>
    <style:style style:name="gr10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7.499cm"/>
    </style:style>
    <style:style style:name="gr106" style:family="graphic" style:parent-style-name="standard">
      <style:graphic-properties draw:textarea-horizontal-align="justify" draw:textarea-vertical-align="middle" draw:auto-grow-height="false" fo:min-height="1.02cm" fo:min-width="6.866cm"/>
    </style:style>
    <style:style style:name="gr107" style:family="graphic" style:parent-style-name="standard">
      <style:graphic-properties draw:textarea-horizontal-align="justify" draw:textarea-vertical-align="middle" draw:auto-grow-height="false" fo:min-height="0.512cm" fo:min-width="6.866cm"/>
    </style:style>
    <style:style style:name="gr108" style:family="graphic" style:parent-style-name="standard">
      <style:graphic-properties draw:textarea-horizontal-align="justify" draw:textarea-vertical-align="middle" draw:auto-grow-height="false" fo:min-height="0.576cm" fo:min-width="2.168cm"/>
    </style:style>
    <style:style style:name="gr109" style:family="graphic" style:parent-style-name="standard">
      <style:graphic-properties draw:textarea-horizontal-align="justify" draw:textarea-vertical-align="middle" draw:auto-grow-height="false" fo:min-height="0.512cm" fo:min-width="6.231cm"/>
    </style:style>
    <style:style style:name="gr110" style:family="graphic" style:parent-style-name="standard">
      <style:graphic-properties draw:textarea-horizontal-align="justify" draw:textarea-vertical-align="middle" draw:auto-grow-height="false" fo:min-height="1.02cm" fo:min-width="6.231cm"/>
    </style:style>
    <style:style style:name="gr111" style:family="graphic" style:parent-style-name="standard">
      <style:graphic-properties draw:textarea-horizontal-align="justify" draw:textarea-vertical-align="middle" draw:auto-grow-height="false" fo:min-height="0.893cm" fo:min-width="1.405cm"/>
    </style:style>
    <style:style style:name="gr112" style:family="graphic" style:parent-style-name="standard">
      <style:graphic-properties draw:textarea-horizontal-align="justify" draw:textarea-vertical-align="middle" draw:auto-grow-height="false" fo:min-height="1.401cm" fo:min-width="3.564cm"/>
    </style:style>
    <style:style style:name="gr113" style:family="graphic" style:parent-style-name="standard">
      <style:graphic-properties draw:textarea-horizontal-align="justify" draw:textarea-vertical-align="middle" draw:auto-grow-height="false" fo:min-height="0.767cm" fo:min-width="2.128cm"/>
    </style:style>
    <style:style style:name="gr1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4.248cm"/>
    </style:style>
    <style:style style:name="gr1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75cm" fo:min-width="0cm"/>
    </style:style>
    <style:style style:name="gr116" style:family="graphic" style:parent-style-name="standard">
      <style:graphic-properties draw:stroke="none" draw:fill="solid" draw:fill-color="#ffffff" draw:shadow="hidden"/>
    </style:style>
    <style:style style:name="gr117" style:family="graphic" style:parent-style-name="standard">
      <style:graphic-properties draw:stroke="solid" svg:stroke-width="0.008cm" svg:stroke-color="#000000" svg:stroke-opacity="100%" draw:stroke-linejoin="round" draw:fill="none" fo:padding-top="0.129cm" fo:padding-bottom="0.129cm" fo:padding-left="0.254cm" fo:padding-right="0.254cm" draw:shadow="hidden"/>
    </style:style>
    <style:style style:name="gr118" style:family="graphic" style:parent-style-name="standard">
      <style:graphic-properties draw:stroke="none" draw:fill="none" draw:textarea-vertical-align="middle" fo:min-height="1.111cm" fo:min-width="2.54cm" fo:padding-top="0.071cm" fo:padding-bottom="0.071cm" fo:padding-left="0.071cm" fo:padding-right="0.071cm"/>
    </style:style>
    <style:style style:name="gr119" style:family="graphic" style:parent-style-name="standard">
      <style:graphic-properties draw:stroke="none" draw:fill="none" draw:textarea-vertical-align="middle" fo:min-height="1.043cm" fo:min-width="2.54cm" fo:padding-top="0.071cm" fo:padding-bottom="0.071cm" fo:padding-left="0.071cm" fo:padding-right="0.071cm"/>
    </style:style>
    <style:style style:name="gr120" style:family="graphic" style:parent-style-name="standard">
      <style:graphic-properties draw:stroke="solid" svg:stroke-width="0.008cm" svg:stroke-color="#000000" draw:marker-end="Marker_5f_0" draw:marker-end-width="0.276cm" svg:stroke-opacity="100%" draw:stroke-linejoin="round" draw:fill="none" fo:padding-top="0.129cm" fo:padding-bottom="0.129cm" fo:padding-left="0.254cm" fo:padding-right="0.254cm" draw:shadow="hidden"/>
    </style:style>
    <style:style style:name="gr121" style:family="graphic" style:parent-style-name="standard">
      <style:graphic-properties draw:stroke="none" draw:marker-end="Marker_5f_0" draw:marker-end-width="0.276cm" draw:fill="solid" draw:fill-color="#ffffff" draw:shadow="hidden"/>
    </style:style>
    <style:style style:name="gr122" style:family="graphic" style:parent-style-name="standard">
      <style:graphic-properties draw:stroke="none" draw:fill="none" draw:textarea-vertical-align="middle" fo:min-height="2.223cm" fo:min-width="2.54cm" fo:padding-top="0.071cm" fo:padding-bottom="0.071cm" fo:padding-left="0.071cm" fo:padding-right="0.071cm"/>
    </style:style>
    <style:style style:name="gr123" style:family="graphic" style:parent-style-name="standard">
      <style:graphic-properties draw:stroke="none" draw:fill="none" draw:textarea-vertical-align="middle" fo:min-height="0.983cm" fo:min-width="2.54cm" fo:padding-top="0.071cm" fo:padding-bottom="0.071cm" fo:padding-left="0.071cm" fo:padding-right="0.071cm"/>
    </style:style>
    <style:style style:name="gr124" style:family="graphic" style:parent-style-name="standard">
      <style:graphic-properties draw:stroke="solid" svg:stroke-width="0.008cm" svg:stroke-color="#000000" draw:marker-start="Marker_5f_0" draw:marker-start-width="0.276cm" svg:stroke-opacity="100%" draw:stroke-linejoin="round" draw:fill="none" fo:padding-top="0.129cm" fo:padding-bottom="0.129cm" fo:padding-left="0.254cm" fo:padding-right="0.254cm" draw:shadow="hidden"/>
    </style:style>
    <style:style style:name="gr125" style:family="graphic" style:parent-style-name="standard">
      <style:graphic-properties draw:stroke="none" draw:fill="none" draw:textarea-vertical-align="middle" fo:min-height="0.858cm" fo:min-width="2.54cm" fo:padding-top="0.071cm" fo:padding-bottom="0.071cm" fo:padding-left="0.071cm" fo:padding-right="0.071cm"/>
    </style:style>
    <style:style style:name="gr126" style:family="graphic" style:parent-style-name="standard">
      <style:graphic-properties draw:stroke="none" draw:fill="none" draw:textarea-vertical-align="middle" fo:min-height="1.355cm" fo:min-width="2.54cm" fo:padding-top="0.071cm" fo:padding-bottom="0.071cm" fo:padding-left="0.071cm" fo:padding-right="0.071cm"/>
    </style:style>
    <style:style style:name="gr127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512cm" fo:min-width="1.343cm"/>
    </style:style>
    <style:style style:name="gr128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766cm" fo:min-width="2.167cm"/>
    </style:style>
    <style:style style:name="gr129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893cm" fo:min-width="4.072cm"/>
    </style:style>
    <style:style style:name="gr130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639cm" fo:min-width="2.359cm"/>
    </style:style>
    <style:style style:name="gr131" style:family="graphic" style:parent-style-name="standard">
      <style:graphic-properties svg:stroke-color="#000000" draw:fill="solid" draw:fill-color="#ffffff" draw:textarea-horizontal-align="justify" draw:textarea-vertical-align="middle" draw:auto-grow-height="false" fo:min-height="0.377cm" fo:min-width="2.708cm"/>
    </style:style>
    <style:style style:name="gr13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12.647cm"/>
    </style:style>
    <style:style style:name="gr133" style:family="graphic" style:parent-style-name="standard">
      <style:graphic-properties draw:textarea-horizontal-align="justify" draw:textarea-vertical-align="middle" draw:auto-grow-height="false" fo:min-height="0.288cm" fo:min-width="2.478cm"/>
    </style:style>
    <style:style style:name="gr1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8.202cm"/>
    </style:style>
    <style:style style:name="gr135" style:family="graphic" style:parent-style-name="standard">
      <style:graphic-properties draw:textarea-horizontal-align="justify" draw:textarea-vertical-align="middle" draw:auto-grow-height="false" fo:min-height="0.513cm" fo:min-width="2.436cm"/>
    </style:style>
    <style:style style:name="gr136" style:family="graphic" style:parent-style-name="standard">
      <style:graphic-properties draw:textarea-horizontal-align="justify" draw:textarea-vertical-align="middle" draw:auto-grow-height="false" fo:min-height="0.512cm" fo:min-width="6.739cm"/>
    </style:style>
    <style:style style:name="gr137" style:family="graphic" style:parent-style-name="standard">
      <style:graphic-properties draw:textarea-horizontal-align="justify" draw:textarea-vertical-align="middle" draw:auto-grow-height="false" fo:min-height="0.449cm" fo:min-width="1.343cm"/>
    </style:style>
    <style:style style:name="gr138" style:family="graphic" style:parent-style-name="standard">
      <style:graphic-properties draw:textarea-horizontal-align="justify" draw:textarea-vertical-align="middle" draw:auto-grow-height="false" fo:min-height="0.576cm" fo:min-width="2.04cm"/>
    </style:style>
    <style:style style:name="gr139" style:family="graphic" style:parent-style-name="standard">
      <style:graphic-properties draw:textarea-horizontal-align="justify" draw:textarea-vertical-align="middle" draw:auto-grow-height="false" fo:min-height="0.512cm" fo:min-width="2.802cm"/>
    </style:style>
    <style:style style:name="gr140" style:family="graphic" style:parent-style-name="standard">
      <style:graphic-properties draw:textarea-horizontal-align="justify" draw:textarea-vertical-align="middle" draw:auto-grow-height="false" fo:min-height="0.512cm" fo:min-width="2.167cm"/>
    </style:style>
    <style:style style:name="gr141" style:family="graphic" style:parent-style-name="standard">
      <style:graphic-properties draw:textarea-horizontal-align="justify" draw:textarea-vertical-align="middle" draw:auto-grow-height="false" fo:min-height="0.893cm" fo:min-width="2.167cm"/>
    </style:style>
    <style:style style:name="gr142" style:family="graphic" style:parent-style-name="standard">
      <style:graphic-properties draw:textarea-horizontal-align="justify" draw:textarea-vertical-align="middle" draw:auto-grow-height="false" fo:min-height="0.639cm" fo:min-width="1.972cm"/>
    </style:style>
    <style:style style:name="gr143" style:family="graphic" style:parent-style-name="standard">
      <style:graphic-properties draw:textarea-horizontal-align="justify" draw:textarea-vertical-align="middle" draw:auto-grow-height="false" fo:min-height="0.288cm" fo:min-width="2.365cm"/>
    </style:style>
    <style:style style:name="gr144" style:family="graphic" style:parent-style-name="standard">
      <style:graphic-properties draw:stroke="none" svg:stroke-color="#000000" draw:fill="none" draw:fill-color="#ffffff" fo:min-height="0.766cm"/>
    </style:style>
    <style:style style:name="gr14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9.074cm"/>
    </style:style>
    <style:style style:name="gr146" style:family="graphic" style:parent-style-name="standard">
      <style:graphic-properties draw:textarea-horizontal-align="justify" draw:textarea-vertical-align="middle" draw:auto-grow-height="false" fo:min-height="0.513cm" fo:min-width="2.9cm"/>
    </style:style>
    <style:style style:name="gr147" style:family="graphic" style:parent-style-name="standard">
      <style:graphic-properties draw:textarea-horizontal-align="justify" draw:textarea-vertical-align="middle" draw:auto-grow-height="false" fo:min-height="0.639cm" fo:min-width="6.739cm"/>
    </style:style>
    <style:style style:name="gr148" style:family="graphic" style:parent-style-name="standard">
      <style:graphic-properties draw:textarea-horizontal-align="justify" draw:textarea-vertical-align="middle" draw:auto-grow-height="false" fo:min-height="0.893cm" fo:min-width="6.739cm"/>
    </style:style>
    <style:style style:name="gr149" style:family="graphic" style:parent-style-name="standard">
      <style:graphic-properties draw:textarea-horizontal-align="justify" draw:textarea-vertical-align="middle" draw:auto-grow-height="false" fo:min-height="0.512cm" fo:min-width="1.596cm"/>
    </style:style>
    <style:style style:name="gr150" style:family="graphic" style:parent-style-name="standard">
      <style:graphic-properties draw:textarea-horizontal-align="justify" draw:textarea-vertical-align="middle" draw:auto-grow-height="false" fo:min-height="0.766cm" fo:min-width="5.342cm"/>
    </style:style>
    <style:style style:name="gr151" style:family="graphic" style:parent-style-name="standard">
      <style:graphic-properties draw:textarea-horizontal-align="justify" draw:textarea-vertical-align="middle" draw:auto-grow-height="false" fo:min-height="0.512cm" fo:min-width="2.548cm"/>
    </style:style>
    <style:style style:name="gr152" style:family="graphic" style:parent-style-name="standard">
      <style:graphic-properties draw:textarea-horizontal-align="justify" draw:textarea-vertical-align="middle" draw:auto-grow-height="false" fo:min-height="1.655cm" fo:min-width="2.675cm"/>
    </style:style>
    <style:style style:name="gr153" style:family="graphic" style:parent-style-name="standard">
      <style:graphic-properties draw:textarea-horizontal-align="justify" draw:textarea-vertical-align="middle" draw:auto-grow-height="false" fo:min-height="0.513cm" fo:min-width="1.354cm"/>
    </style:style>
    <style:style style:name="gr154" style:family="graphic" style:parent-style-name="standard">
      <style:graphic-properties draw:textarea-horizontal-align="justify" draw:textarea-vertical-align="middle" draw:auto-grow-height="false" fo:min-height="0.199cm" fo:min-width="2.365cm"/>
    </style:style>
    <style:style style:name="P1" style:family="paragraph">
      <style:paragraph-properties fo:text-align="center"/>
    </style:style>
    <style:style style:name="P2" style:family="paragraph">
      <loext:graphic-properties draw:fill="none"/>
      <style:paragraph-properties fo:text-align="center"/>
    </style:style>
    <style:style style:name="P3" style:family="paragraph">
      <style:paragraph-properties fo:text-align="center"/>
      <style:text-properties fo:font-size="14pt" style:font-size-asian="14pt" style:font-size-complex="14pt"/>
    </style:style>
    <style:style style:name="P4" style:family="paragraph">
      <loext:graphic-properties draw:fill="none" draw:fill-color="#ffffff"/>
      <style:text-properties fo:font-size="14pt" style:font-size-asian="14pt" style:font-size-complex="14pt"/>
    </style:style>
    <style:style style:name="P5" style:family="paragraph">
      <loext:graphic-properties draw:fill="none" draw:fill-color="#ffffff"/>
      <style:text-properties fo:font-size="18pt"/>
    </style:style>
    <style:style style:name="P6" style:family="paragraph">
      <loext:graphic-properties draw:fill="none"/>
      <style:text-properties fo:font-size="14pt" style:font-size-asian="14pt" style:font-size-complex="14pt"/>
    </style:style>
    <style:style style:name="P7" style:family="paragraph">
      <loext:graphic-properties draw:fill="none"/>
      <style:text-properties fo:font-size="18pt"/>
    </style:style>
    <style:style style:name="P8" style:family="paragraph">
      <loext:graphic-properties draw:fill="none" draw:fill-color="#ffffff"/>
    </style:style>
    <style:style style:name="P9" style:family="paragraph">
      <style:paragraph-properties fo:text-align="center"/>
      <style:text-properties fo:font-size="18pt"/>
    </style:style>
    <style:style style:name="P10" style:family="paragraph">
      <style:paragraph-properties fo:text-align="center"/>
      <style:text-properties fo:font-size="12pt" style:font-size-asian="12pt" style:font-size-complex="12pt"/>
    </style:style>
    <style:style style:name="P11" style:family="paragraph">
      <loext:graphic-properties draw:fill="none"/>
    </style:style>
    <style:style style:name="P12" style:family="paragraph">
      <loext:graphic-properties draw:fill="solid" draw:fill-color="#ffffff"/>
    </style:style>
    <style:style style:name="P13" style:family="paragraph">
      <style:paragraph-properties fo:margin-left="0cm" fo:margin-right="0cm" fo:margin-top="0cm" fo:margin-bottom="0cm" fo:line-height="120%" fo:text-align="center" fo:text-indent="0cm"/>
    </style:style>
    <style:style style:name="P14" style:family="paragraph">
      <loext:graphic-properties draw:fill="none"/>
      <style:paragraph-properties fo:margin-left="0cm" fo:margin-right="0cm" fo:margin-top="0cm" fo:margin-bottom="0cm" fo:line-height="120%" fo:text-align="center" fo:text-indent="0cm"/>
    </style:style>
    <style:style style:name="P15" style:family="paragraph">
      <loext:graphic-properties draw:fill="solid" draw:fill-color="#ffffff"/>
      <style:paragraph-properties fo:text-align="center"/>
      <style:text-properties fo:font-size="14pt" style:font-size-asian="14pt" style:font-size-complex="14pt"/>
    </style:style>
    <style:style style:name="P16" style:family="paragraph">
      <loext:graphic-properties draw:fill="solid" draw:fill-color="#ffffff"/>
      <style:paragraph-properties fo:text-align="center"/>
    </style:style>
    <style:style style:name="P17" style:family="paragraph">
      <style:paragraph-properties fo:text-align="center"/>
      <style:text-properties fo:font-size="10pt" style:font-size-asian="10pt" style:font-size-complex="10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8pt"/>
    </style:style>
    <style:style style:name="T3" style:family="text">
      <style:text-properties fo:font-size="10pt" style:font-size-asian="10pt" style:font-size-complex="10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color="#000000" style:font-name="Arial1" fo:font-size="14pt" style:font-name-asian="Arial1" style:font-size-asian="14pt" style:font-name-complex="Arial1" style:font-size-complex="14pt"/>
    </style:style>
    <style:style style:name="T6" style:family="text">
      <style:text-properties fo:color="#000000" style:font-name="Arial1" fo:font-size="12pt" style:font-name-asian="Arial1" style:font-size-asian="12pt" style:font-name-complex="Arial1" style:font-size-complex="12pt"/>
    </style:style>
    <style:style style:name="T7" style:family="text">
      <style:text-properties fo:color="#000000" style:font-name="Arial1" fo:font-size="10pt" style:font-name-asian="Arial1" style:font-size-asian="10pt" style:font-name-complex="Arial1" style:font-size-complex="10pt"/>
    </style:style>
    <style:style style:name="T8" style:family="text">
      <style:text-properties fo:color="#000000" style:font-name="Arial1" fo:font-size="8pt" style:font-name-asian="Arial1" style:font-size-asian="8pt" style:font-name-complex="Arial1" style:font-size-complex="8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xml:id="id1" draw:id="id1" draw:layer="layout" svg:width="3.91cm" svg:height="1.016cm" svg:x="9.4cm" svg:y="2.284cm">
          <text:p text:style-name="P1">start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2" draw:text-style-name="P1" xml:id="id2" draw:id="id2" draw:layer="layout" svg:width="5.969cm" svg:height="1.143cm" svg:x="8.366cm" svg:y="4.556cm">
          <text:p text:style-name="P1">F,R ← get_f_and_r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" draw:text-style-name="P1" xml:id="id4" draw:id="id4" draw:layer="layout" svg:width="5.969cm" svg:height="1.143cm" svg:x="8.361cm" svg:y="9.062cm">
          <text:p text:style-name="P1">B[k] ← get_matrix_b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" draw:text-style-name="P1" xml:id="id5" draw:id="id5" draw:layer="layout" svg:width="9.779cm" svg:height="1.143cm" svg:x="6.461cm" svg:y="11.16cm">
          <text:p text:style-name="P1">I[k][] ← get_implicants_from_k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6" draw:id="id6" draw:layer="layout" svg:width="9.906cm" svg:height="1.397cm" svg:x="6.207cm" svg:y="14.462cm">
          <text:p text:style-name="P1">res ← get_results_matrix(I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4" draw:text-style-name="P1" xml:id="id7" draw:id="id7" draw:layer="layout" svg:width="9.906cm" svg:height="1.397cm" svg:x="6.207cm" svg:y="17.51cm">
          <text:p text:style-name="P1">func ← get_finally_functions(I,res)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" draw:text-style-name="P1" xml:id="id8" draw:id="id8" draw:layer="layout" svg:width="6.477cm" svg:height="1.397cm" svg:x="7.923cm" svg:y="20.6cm">
          <text:p text:style-name="P1">WY: func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" draw:text-style-name="P1" xml:id="id9" draw:id="id9" draw:layer="layout" svg:width="5.3cm" svg:height="1.016cm" svg:x="8.5cm" svg:y="23.384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11.355cm" svg:y1="3.3cm" svg:x2="11.351cm" svg:y2="4.556cm" draw:start-shape="id1" draw:start-glue-point="6" draw:end-shape="id2" draw:end-glue-point="4" svg:d="M11355 3300v628h-4v628" svg:viewBox="0 0 5 1257">
          <text:p/>
        </draw:connector>
        <draw:connector draw:style-name="gr7" draw:text-style-name="P2" draw:layer="layout" svg:x1="11.351cm" svg:y1="5.699cm" svg:x2="11.351cm" svg:y2="6.842cm" draw:start-shape="id2" draw:start-glue-point="6" draw:end-shape="id3" draw:end-glue-point="4" svg:d="M11351 5699v1143" svg:viewBox="0 0 1 1144">
          <text:p/>
        </draw:connector>
        <draw:connector draw:style-name="gr7" draw:text-style-name="P2" draw:layer="layout" svg:x1="11.346cm" svg:y1="10.205cm" svg:x2="11.351cm" svg:y2="11.16cm" draw:start-shape="id4" draw:start-glue-point="6" draw:end-shape="id5" draw:end-glue-point="4" svg:d="M11346 10205v477h5v478" svg:viewBox="0 0 6 956">
          <text:p/>
        </draw:connector>
        <draw:connector draw:style-name="gr7" draw:text-style-name="P2" draw:layer="layout" svg:x1="11.351cm" svg:y1="12.303cm" svg:x2="7.731cm" svg:y2="7.541cm" draw:start-shape="id5" draw:start-glue-point="6" draw:end-shape="id3" draw:end-glue-point="5" svg:d="M11351 12303v501h-5392v-5263h1772" svg:viewBox="0 0 5393 5264">
          <text:p/>
        </draw:connector>
        <draw:connector draw:style-name="gr7" draw:text-style-name="P2" draw:layer="layout" svg:x1="11.16cm" svg:y1="15.859cm" svg:x2="11.16cm" svg:y2="17.51cm" draw:start-shape="id6" draw:start-glue-point="6" draw:end-shape="id7" draw:end-glue-point="4" svg:d="M11160 15859v1651" svg:viewBox="0 0 1 1652">
          <text:p/>
        </draw:connector>
        <draw:connector draw:style-name="gr7" draw:text-style-name="P2" draw:layer="layout" svg:x1="11.16cm" svg:y1="18.907cm" svg:x2="11.162cm" svg:y2="20.6cm" draw:start-shape="id7" draw:start-glue-point="6" draw:end-shape="id8" draw:end-glue-point="5" svg:d="M11160 18907v846h2v847" svg:viewBox="0 0 3 1694">
          <text:p/>
        </draw:connector>
        <draw:connector draw:style-name="gr7" draw:text-style-name="P2" draw:layer="layout" svg:x1="11.162cm" svg:y1="21.997cm" svg:x2="11.15cm" svg:y2="23.384cm" draw:start-shape="id8" draw:start-glue-point="8" draw:end-shape="id9" draw:end-glue-point="4" svg:d="M11162 21997v694h-12v693" svg:viewBox="0 0 13 1388">
          <text:p/>
        </draw:connector>
        <draw:custom-shape draw:style-name="gr8" draw:text-style-name="P1" xml:id="id3" draw:id="id3" draw:layer="layout" svg:width="7.239cm" svg:height="1.397cm" svg:x="7.731cm" svg:y="6.842cm">
          <text:p text:style-name="P1">For each column of F</text:p>
          <draw:enhanced-geometry svg:viewBox="0 0 21600 21600" draw:mirror-horizontal="false" draw:mirror-vertical="false" draw:glue-points="10800 0 0 10800 10800 21600 21600 10800" draw:text-areas="4350 0 17250 21600" draw:type="flowchart-preparation" draw:enhanced-path="M 4350 0 L 17250 0 21600 10800 17250 21600 4350 21600 0 10800 4350 0 Z N"/>
        </draw:custom-shape>
        <draw:connector draw:style-name="gr7" draw:text-style-name="P2" draw:layer="layout" svg:x1="11.351cm" svg:y1="8.239cm" svg:x2="11.346cm" svg:y2="9.062cm" draw:start-shape="id3" draw:start-glue-point="6" draw:end-shape="id4" draw:end-glue-point="4" svg:d="M11351 8239v411h-5v412" svg:viewBox="0 0 6 824">
          <text:p/>
        </draw:connector>
        <draw:connector draw:style-name="gr7" draw:text-style-name="P2" draw:layer="layout" draw:line-skew="1.912cm 1.969cm" svg:x1="14.97cm" svg:y1="7.541cm" svg:x2="11.16cm" svg:y2="14.462cm" draw:start-shape="id3" draw:start-glue-point="7" draw:end-shape="id6" draw:end-glue-point="4" svg:d="M14970 7541h2413v5778h-6223v1143" svg:viewBox="0 0 6224 6922">
          <text:p/>
        </draw:connector>
      </draw:page>
      <draw:page draw:name="page2" draw:style-name="dp1" draw:master-page-name="Default">
        <draw:custom-shape draw:style-name="gr9" draw:text-style-name="P3" xml:id="id10" draw:id="id10" draw:layer="layout" svg:width="2.413cm" svg:height="0.635cm" svg:x="12.178cm" svg:y="4.684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" draw:text-style-name="P3" xml:id="id12" draw:id="id12" draw:layer="layout" svg:width="5.715cm" svg:height="1.016cm" svg:x="10.654cm" svg:y="8.621cm">
          <text:p text:style-name="P1"><text:span text:style-name="T1">WE: vec[n]</text:span></text:p>
          <text:p text:style-name="P1"><text:span text:style-name="T1"><text:s/></text:span><text:span text:style-name="T1">s1,s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1" draw:text-style-name="P3" xml:id="id13" draw:id="id13" draw:layer="layout" svg:width="2.54cm" svg:height="1.524cm" svg:x="12.305cm" svg:y="10.653cm">
          <text:p text:style-name="P1"><text:span text:style-name="T1">s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2" draw:text-style-name="P3" xml:id="id11" draw:id="id11" draw:layer="layout" svg:width="4.064cm" svg:height="1.143cm" svg:x="11.416cm" svg:y="6.589cm">
          <text:p text:style-name="P1"><text:span text:style-name="T1">F, R, D</text:span></text:p>
          <draw:enhanced-geometry svg:viewBox="0 0 21600 21600" draw:type="rectangle" draw:enhanced-path="M 0 0 L 21600 0 21600 21600 0 21600 0 0 Z N"/>
        </draw:custom-shape>
        <draw:custom-shape draw:style-name="gr13" draw:text-style-name="P3" xml:id="id14" draw:id="id14" draw:layer="layout" svg:width="4.318cm" svg:height="1.016cm" svg:x="15.099cm" svg:y="12.05cm">
          <text:p text:style-name="P1"><text:span text:style-name="T1">R ← make_mat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" draw:text-style-name="P3" xml:id="id15" draw:id="id15" draw:layer="layout" svg:width="2.286cm" svg:height="1.143cm" svg:x="9.003cm" svg:y="11.923cm">
          <text:p text:style-name="P1"><text:span text:style-name="T1">s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" draw:text-style-name="P3" xml:id="id16" draw:id="id16" draw:layer="layout" svg:width="3.937cm" svg:height="1.016cm" svg:x="10.781cm" svg:y="13.32cm">
          <text:p text:style-name="P1"><text:span text:style-name="T1">F ← make_mat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6" draw:text-style-name="P3" xml:id="id17" draw:id="id17" draw:layer="layout" svg:width="4.064cm" svg:height="0.889cm" svg:x="4.431cm" svg:y="13.32cm">
          <text:p text:style-name="P1"><text:span text:style-name="T1">D ← make_matri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3.385cm" svg:y1="5.319cm" svg:x2="13.448cm" svg:y2="6.589cm" draw:start-shape="id10" draw:start-glue-point="6" draw:end-shape="id11" svg:d="M13385 5319v635h63v635" svg:viewBox="0 0 64 1271">
          <text:p/>
        </draw:connector>
        <draw:connector draw:style-name="gr7" draw:text-style-name="P2" draw:layer="layout" svg:x1="13.448cm" svg:y1="7.732cm" svg:x2="13.511cm" svg:y2="8.621cm" draw:start-shape="id11" draw:start-glue-point="2" draw:end-shape="id12" draw:end-glue-point="5" svg:d="M13448 7732v444h63v445" svg:viewBox="0 0 64 890">
          <text:p/>
        </draw:connector>
        <draw:connector draw:style-name="gr7" draw:text-style-name="P2" draw:layer="layout" svg:x1="13.511cm" svg:y1="9.637cm" svg:x2="13.575cm" svg:y2="10.653cm" draw:start-shape="id12" draw:start-glue-point="8" draw:end-shape="id13" draw:end-glue-point="4" svg:d="M13511 9637v510h64v506" svg:viewBox="0 0 65 1017">
          <text:p/>
        </draw:connector>
        <draw:connector draw:style-name="gr7" draw:text-style-name="P2" draw:layer="layout" svg:x1="14.845cm" svg:y1="11.415cm" svg:x2="17.258cm" svg:y2="12.05cm" draw:start-shape="id13" draw:start-glue-point="7" draw:end-shape="id14" draw:end-glue-point="4" svg:d="M14845 11415h2413v635" svg:viewBox="0 0 2414 636">
          <text:p/>
        </draw:connector>
        <draw:connector draw:style-name="gr7" draw:text-style-name="P2" draw:layer="layout" svg:x1="12.305cm" svg:y1="11.415cm" svg:x2="10.146cm" svg:y2="11.923cm" draw:start-shape="id13" draw:start-glue-point="5" draw:end-shape="id15" draw:end-glue-point="4" svg:d="M12305 11415h-2159v508" svg:viewBox="0 0 2160 509">
          <text:p/>
        </draw:connector>
        <draw:connector draw:style-name="gr7" draw:text-style-name="P2" draw:layer="layout" svg:x1="11.289cm" svg:y1="12.495cm" svg:x2="12.749cm" svg:y2="13.32cm" draw:start-shape="id15" draw:start-glue-point="7" draw:end-shape="id16" svg:d="M11289 12495h1460v825" svg:viewBox="0 0 1461 826">
          <text:p/>
        </draw:connector>
        <draw:connector draw:style-name="gr7" draw:text-style-name="P2" draw:layer="layout" svg:x1="9.003cm" svg:y1="12.495cm" svg:x2="6.463cm" svg:y2="13.32cm" draw:start-shape="id15" draw:start-glue-point="5" draw:end-shape="id17" draw:end-glue-point="4" svg:d="M9003 12495h-2540v825" svg:viewBox="0 0 2541 826">
          <text:p/>
        </draw:connector>
        <draw:custom-shape draw:style-name="gr17" draw:text-style-name="P3" xml:id="id18" draw:id="id18" draw:layer="layout" svg:width="2.667cm" svg:height="1.524cm" svg:x="15.734cm" svg:y="15.098cm">
          <text:p text:style-name="P1"><text:span text:style-name="T1">s1=s2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7.258cm" svg:y1="13.066cm" svg:x2="17.068cm" svg:y2="15.098cm" draw:start-shape="id14" draw:start-glue-point="6" draw:end-shape="id18" draw:end-glue-point="4" svg:d="M17258 13066v1017h-190v1015" svg:viewBox="0 0 191 2033">
          <text:p/>
        </draw:connector>
        <draw:connector draw:style-name="gr7" draw:text-style-name="P2" draw:layer="layout" draw:line-skew="-0.121cm -1.841cm 0.12cm" svg:x1="12.75cm" svg:y1="14.336cm" svg:x2="17.068cm" svg:y2="15.098cm" draw:start-shape="id16" draw:start-glue-point="6" draw:end-shape="id18" draw:end-glue-point="4" svg:d="M12750 14336v381h635 3683v381" svg:viewBox="0 0 4319 763">
          <text:p/>
        </draw:connector>
        <draw:connector draw:style-name="gr7" draw:text-style-name="P2" draw:layer="layout" draw:line-skew="0cm 0cm 0.12cm" svg:x1="6.463cm" svg:y1="14.209cm" svg:x2="17.068cm" svg:y2="15.098cm" draw:start-shape="id17" draw:start-glue-point="6" draw:end-shape="id18" draw:end-glue-point="4" svg:d="M6463 14209v501h5652v7h4953v381" svg:viewBox="0 0 10606 890">
          <text:p/>
        </draw:connector>
        <draw:custom-shape draw:style-name="gr18" draw:text-style-name="P3" xml:id="id19" draw:id="id19" draw:layer="layout" svg:width="3.302cm" svg:height="0.762cm" svg:x="17.004cm" svg:y="17.257cm">
          <text:p text:style-name="P1"><text:span text:style-name="T1">erro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9" draw:text-style-name="P3" xml:id="id20" draw:id="id20" draw:layer="layout" svg:width="2.667cm" svg:height="1.651cm" svg:x="10.527cm" svg:y="16.495cm">
          <text:p text:style-name="P1"><text:span text:style-name="T1">s1||s2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8.401cm" svg:y1="15.86cm" svg:x2="18.985cm" svg:y2="17.257cm" draw:start-shape="id18" draw:start-glue-point="7" draw:end-shape="id19" draw:end-glue-point="4" svg:d="M18401 15860h584v1397" svg:viewBox="0 0 585 1398">
          <text:p/>
        </draw:connector>
        <draw:connector draw:style-name="gr7" draw:text-style-name="P2" draw:layer="layout" svg:x1="15.734cm" svg:y1="15.86cm" svg:x2="11.861cm" svg:y2="16.495cm" draw:start-shape="id18" draw:start-glue-point="5" draw:end-shape="id20" draw:end-glue-point="4" svg:d="M15734 15860h-3873v635" svg:viewBox="0 0 3874 636">
          <text:p/>
        </draw:connector>
        <draw:custom-shape draw:style-name="gr20" draw:text-style-name="P2" draw:layer="layout" svg:width="0.508cm" svg:height="4.318cm" svg:x="3.923cm" svg:y="10.78cm">
          <text:p/>
          <draw:enhanced-geometry svg:viewBox="0 0 21600 21600" draw:glue-points="21600 0 0 10800 21600 21600" draw:text-areas="13800 ?f9 21600 ?f10" draw:type="left-brace" draw:modifiers="1800 10800" draw:enhanced-path="M 21600 0 C 16200 0 10800 ?f0 10800 ?f1 L 10800 ?f2 C 10800 ?f3 5400 ?f4 0 ?f4 5400 ?f4 10800 ?f5 10800 ?f6 L 10800 ?f7 C 10800 ?f8 16200 21600 21600 21600 N">
            <draw:equation draw:name="f0" draw:formula="$0 /2"/>
            <draw:equation draw:name="f1" draw:formula="$0 "/>
            <draw:equation draw:name="f2" draw:formula="?f4 -$0 "/>
            <draw:equation draw:name="f3" draw:formula="?f4 -?f0 "/>
            <draw:equation draw:name="f4" draw:formula="$1 "/>
            <draw:equation draw:name="f5" draw:formula="?f4 +?f0 "/>
            <draw:equation draw:name="f6" draw:formula="?f4 +$0 "/>
            <draw:equation draw:name="f7" draw:formula="21600-$0 "/>
            <draw:equation draw:name="f8" draw:formula="21600-?f0 "/>
            <draw:equation draw:name="f9" draw:formula="$0 *10000/31953"/>
            <draw:equation draw:name="f10" draw:formula="21600-?f9 "/>
            <draw:handle draw:handle-position="10800 $0" draw:handle-range-y-minimum="0" draw:handle-range-y-maximum="5400"/>
            <draw:handle draw:handle-position="left $1" draw:handle-range-y-minimum="0" draw:handle-range-y-maximum="21600"/>
          </draw:enhanced-geometry>
        </draw:custom-shape>
        <draw:frame draw:style-name="gr21" draw:text-style-name="P4" draw:layer="layout" svg:width="2.667cm" svg:height="3.581cm" svg:x="1.129cm" svg:y="11.161cm">
          <draw:text-box>
            <text:p><text:span text:style-name="T1">This part is executed 2 times (for two matrixes)</text:span></text:p>
          </draw:text-box>
        </draw:frame>
        <draw:custom-shape draw:style-name="gr22" draw:text-style-name="P3" xml:id="id21" draw:id="id21" draw:layer="layout" svg:width="2.794cm" svg:height="1.651cm" svg:x="12.813cm" svg:y="17.892cm">
          <text:p text:style-name="P1"><text:span text:style-name="T1">s1||s2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194cm" svg:y1="17.321cm" svg:x2="14.21cm" svg:y2="17.892cm" draw:start-shape="id20" draw:start-glue-point="7" draw:end-shape="id21" draw:end-glue-point="4" svg:d="M13194 17321h1016v571" svg:viewBox="0 0 1017 572">
          <text:p/>
        </draw:connector>
        <draw:custom-shape draw:style-name="gr23" draw:text-style-name="P3" xml:id="id22" draw:id="id22" draw:layer="layout" svg:width="3.429cm" svg:height="0.762cm" svg:x="14.337cm" svg:y="21.829cm">
          <text:p text:style-name="P1"><text:span text:style-name="T1">WY: F,R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15.607cm" svg:y1="18.718cm" svg:x2="16.395cm" svg:y2="21.829cm" draw:start-shape="id21" draw:start-glue-point="7" draw:end-shape="id22" draw:end-glue-point="4" svg:d="M15607 18718h788v3111" svg:viewBox="0 0 789 3112">
          <text:p/>
        </draw:connector>
        <draw:custom-shape draw:style-name="gr24" draw:text-style-name="P3" xml:id="id24" draw:id="id24" draw:layer="layout" svg:width="4.699cm" svg:height="0.889cm" svg:x="9.003cm" svg:y="19.67cm">
          <text:p text:style-name="P1"><text:span text:style-name="T1">R ← make_by_ot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24" draw:text-style-name="P3" xml:id="id23" draw:id="id23" draw:layer="layout" svg:width="4.699cm" svg:height="0.889cm" svg:x="4.431cm" svg:y="18.019cm">
          <text:p text:style-name="P1"><text:span text:style-name="T1">F ← make_by_oth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527cm" svg:y1="17.321cm" svg:x2="6.781cm" svg:y2="18.019cm" draw:start-shape="id20" draw:start-glue-point="5" draw:end-shape="id23" draw:end-glue-point="4" svg:d="M10527 17321h-3746v698" svg:viewBox="0 0 3747 699">
          <text:p/>
        </draw:connector>
        <draw:connector draw:style-name="gr7" draw:text-style-name="P2" draw:layer="layout" svg:x1="12.813cm" svg:y1="18.718cm" svg:x2="11.352cm" svg:y2="19.67cm" draw:start-shape="id21" draw:start-glue-point="5" draw:end-shape="id24" svg:d="M12813 18718h-1461v952" svg:viewBox="0 0 1462 953">
          <text:p/>
        </draw:connector>
        <draw:connector draw:style-name="gr7" draw:text-style-name="P2" draw:layer="layout" svg:x1="11.353cm" svg:y1="20.559cm" svg:x2="16.395cm" svg:y2="21.829cm" draw:start-shape="id24" draw:start-glue-point="6" draw:end-shape="id22" draw:end-glue-point="4" svg:d="M11353 20559v635h5042v635" svg:viewBox="0 0 5043 1271">
          <text:p/>
        </draw:connector>
        <draw:connector draw:style-name="gr7" draw:text-style-name="P2" draw:layer="layout" draw:line-skew="0.825cm" svg:x1="6.781cm" svg:y1="18.908cm" svg:x2="16.395cm" svg:y2="21.829cm" draw:start-shape="id23" draw:start-glue-point="6" draw:end-shape="id22" draw:end-glue-point="4" svg:d="M6781 18908v2286h9614v635" svg:viewBox="0 0 9615 2922">
          <text:p/>
        </draw:connector>
        <draw:custom-shape draw:style-name="gr9" draw:text-style-name="P3" xml:id="id25" draw:id="id25" draw:layer="layout" svg:width="2.413cm" svg:height="0.635cm" svg:x="10.4cm" svg:y="24.115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16.052cm" svg:y1="22.591cm" svg:x2="11.607cm" svg:y2="24.115cm" draw:start-shape="id22" draw:start-glue-point="8" draw:end-shape="id25" draw:end-glue-point="4" svg:d="M16052 22591v762h-4445v762" svg:viewBox="0 0 4446 1525">
          <text:p/>
        </draw:connector>
        <draw:connector draw:style-name="gr7" draw:text-style-name="P2" draw:layer="layout" draw:line-skew="2.286cm" svg:x1="18.655cm" svg:y1="18.019cm" svg:x2="11.607cm" svg:y2="24.115cm" draw:start-shape="id19" draw:start-glue-point="8" draw:end-shape="id25" draw:end-glue-point="4" svg:d="M18655 18019v5334h-7048v762" svg:viewBox="0 0 7049 6097">
          <text:p/>
        </draw:connector>
        <draw:frame draw:style-name="gr25" draw:text-style-name="P5" draw:layer="layout" svg:width="7.225cm" svg:height="0.962cm" svg:x="12.559cm" svg:y="1.309cm">
          <draw:text-box>
            <text:p><text:span text:style-name="T2">Function 'get_f_and_r'</text:span></text:p>
          </draw:text-box>
        </draw:frame>
        <draw:frame draw:style-name="gr26" draw:text-style-name="P4" draw:layer="layout" svg:width="1.167cm" svg:height="0.806cm" svg:x="14.694cm" svg:y="10.609cm">
          <draw:text-box>
            <text:p><text:span text:style-name="T1">tak</text:span></text:p>
          </draw:text-box>
        </draw:frame>
        <draw:frame draw:style-name="gr27" draw:text-style-name="P4" draw:layer="layout" svg:width="1.162cm" svg:height="0.806cm" svg:x="11.289cm" svg:y="10.609cm">
          <draw:text-box>
            <text:p><text:span text:style-name="T1">nie</text:span></text:p>
          </draw:text-box>
        </draw:frame>
        <draw:frame draw:style-name="gr28" draw:text-style-name="P6" draw:layer="layout" svg:width="1.167cm" svg:height="0.807cm" svg:x="11.162cm" svg:y="11.624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8.147cm" svg:y="14.971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3.067cm" svg:y="16.45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5.456cm" svg:y="17.892cm">
          <draw:text-box>
            <text:p><text:span text:style-name="T1">tak</text:span></text:p>
          </draw:text-box>
        </draw:frame>
        <draw:frame draw:style-name="gr28" draw:text-style-name="P7" draw:layer="layout" svg:width="1.162cm" svg:height="0.807cm" svg:x="7.86cm" svg:y="11.751cm">
          <draw:text-box>
            <text:p><text:span text:style-name="T1">nie</text:span></text:p>
          </draw:text-box>
        </draw:frame>
        <draw:frame draw:style-name="gr28" draw:text-style-name="P7" draw:layer="layout" svg:width="1.162cm" svg:height="0.807cm" svg:x="14.699cm" svg:y="14.971cm">
          <draw:text-box>
            <text:p><text:span text:style-name="T1">nie</text:span></text:p>
          </draw:text-box>
        </draw:frame>
        <draw:frame draw:style-name="gr28" draw:text-style-name="P7" draw:layer="layout" svg:width="1.162cm" svg:height="0.807cm" svg:x="9.511cm" svg:y="16.45cm">
          <draw:text-box>
            <text:p><text:span text:style-name="T1">nie</text:span></text:p>
          </draw:text-box>
        </draw:frame>
        <draw:frame draw:style-name="gr28" draw:text-style-name="P7" draw:layer="layout" svg:width="1.162cm" svg:height="0.807cm" svg:x="11.905cm" svg:y="17.892cm">
          <draw:text-box>
            <text:p><text:span text:style-name="T1">nie</text:span></text:p>
          </draw:text-box>
        </draw:frame>
        <draw:frame draw:style-name="gr29" draw:text-style-name="P8" draw:layer="layout" svg:width="3.876cm" svg:height="0.962cm" svg:x="2.27cm" svg:y="24.495cm">
          <draw:text-box>
            <text:p>F=O(2*N^2)</text:p>
          </draw:text-box>
        </draw:frame>
      </draw:page>
      <draw:page draw:name="page3" draw:style-name="dp1" draw:master-page-name="Default">
        <draw:custom-shape draw:style-name="gr30" draw:text-style-name="P3" xml:id="id26" draw:id="id26" draw:layer="layout" svg:width="2.921cm" svg:height="0.762cm" svg:x="6.715cm" svg:y="3.541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31" draw:text-style-name="P3" xml:id="id27" draw:id="id27" draw:layer="layout" svg:width="4.699cm" svg:height="0.762cm" svg:x="5.826cm" svg:y="5.065cm">
          <text:p text:style-name="P1"><text:span text:style-name="T1">WE: vec[k</text:span><text:span text:style-name="T3">max</text:span><text:span text:style-name="T1">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32" draw:text-style-name="P3" xml:id="id28" draw:id="id28" draw:layer="layout" svg:width="5.588cm" svg:height="1.651cm" svg:x="5.318cm" svg:y="6.716cm">
          <text:p text:style-name="P1"><text:span text:style-name="T1">max ← vec.max</text:span></text:p>
          <text:p text:style-name="P1"><text:span text:style-name="T1">bin ← toBinary(vec.max)</text:span></text:p>
          <text:p text:style-name="P1"><text:span text:style-name="T1">x</text:span><text:span text:style-name="T3">max</text:span><text:span text:style-name="T1"> ← sizeof(bi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3" draw:text-style-name="P3" xml:id="id29" draw:id="id29" draw:layer="layout" svg:width="7.366cm" svg:height="1.143cm" svg:x="4.429cm" svg:y="9.383cm">
          <text:p text:style-name="P1"><text:span text:style-name="T1">matrix ← createMatrix(k</text:span><text:span text:style-name="T3">max</text:span><text:span text:style-name="T1">,x</text:span><text:span text:style-name="T3">max</text:span><text:span text:style-name="T1">)</text:span></text:p>
          <text:p text:style-name="P1"><text:span text:style-name="T1">k, x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8.176cm" svg:y1="4.303cm" svg:x2="8.176cm" svg:y2="5.065cm" draw:start-shape="id26" draw:start-glue-point="6" draw:end-shape="id27" draw:end-glue-point="5" svg:d="M8176 4303v762" svg:viewBox="0 0 1 763">
          <text:p/>
        </draw:connector>
        <draw:connector draw:style-name="gr7" draw:text-style-name="P2" draw:layer="layout" svg:x1="8.176cm" svg:y1="5.827cm" svg:x2="8.112cm" svg:y2="6.716cm" draw:start-shape="id27" draw:start-glue-point="8" draw:end-shape="id28" draw:end-glue-point="4" svg:d="M8176 5827v445h-64v444" svg:viewBox="0 0 65 890">
          <text:p/>
        </draw:connector>
        <draw:connector draw:style-name="gr7" draw:text-style-name="P2" draw:layer="layout" svg:x1="8.112cm" svg:y1="8.367cm" svg:x2="8.112cm" svg:y2="9.383cm" draw:start-shape="id28" draw:start-glue-point="6" draw:end-shape="id29" draw:end-glue-point="4" svg:d="M8112 8367v1016" svg:viewBox="0 0 1 1017">
          <text:p/>
        </draw:connector>
        <draw:custom-shape draw:style-name="gr34" draw:text-style-name="P3" xml:id="id30" draw:id="id30" draw:layer="layout" svg:width="3.302cm" svg:height="1.27cm" svg:x="6.461cm" svg:y="11.542cm">
          <text:p text:style-name="P1"><text:span text:style-name="T1">k&lt;k</text:span><text:span text:style-name="T3">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.112cm" svg:y1="10.526cm" svg:x2="8.112cm" svg:y2="11.542cm" draw:start-shape="id29" draw:start-glue-point="6" draw:end-shape="id30" svg:d="M8112 10526v1016" svg:viewBox="0 0 1 1017">
          <text:p/>
        </draw:connector>
        <draw:custom-shape draw:style-name="gr35" draw:text-style-name="P3" xml:id="id33" draw:id="id33" draw:layer="layout" svg:width="3.175cm" svg:height="1.27cm" svg:x="10.906cm" svg:y="16.749cm">
          <text:p text:style-name="P1"><text:span text:style-name="T1">x&lt;x</text:span><text:span text:style-name="T3">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36" draw:text-style-name="P3" xml:id="id31" draw:id="id31" draw:layer="layout" svg:width="5.334cm" svg:height="0.889cm" svg:x="11.795cm" svg:y="12.939cm">
          <text:p text:style-name="P1"><text:span text:style-name="T1">bin ← toBinary(vec[k]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7" draw:text-style-name="P3" xml:id="id32" draw:id="id32" draw:layer="layout" svg:width="4.953cm" svg:height="1.143cm" svg:x="12.049cm" svg:y="14.717cm">
          <text:p text:style-name="P1"><text:span text:style-name="T1">dif ← x</text:span><text:span text:style-name="T3">max</text:span><text:span text:style-name="T1">-sizeof(bin)</text:span></text:p>
          <text:p text:style-name="P1"><text:span text:style-name="T1">last ← sizeof(bin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9.763cm" svg:y1="12.177cm" svg:x2="14.462cm" svg:y2="12.939cm" draw:start-shape="id30" draw:start-glue-point="7" draw:end-shape="id31" draw:end-glue-point="4" svg:d="M9763 12177h4699v762" svg:viewBox="0 0 4700 763">
          <text:p/>
        </draw:connector>
        <draw:connector draw:style-name="gr7" draw:text-style-name="P2" draw:layer="layout" svg:x1="14.462cm" svg:y1="13.828cm" svg:x2="14.526cm" svg:y2="14.717cm" draw:start-shape="id31" draw:start-glue-point="6" draw:end-shape="id32" draw:end-glue-point="4" svg:d="M14462 13828v444h64v445" svg:viewBox="0 0 65 890">
          <text:p/>
        </draw:connector>
        <draw:custom-shape draw:style-name="gr38" draw:text-style-name="P3" xml:id="id34" draw:id="id34" draw:layer="layout" svg:width="3.048cm" svg:height="1.27cm" svg:x="13.827cm" svg:y="17.892cm">
          <text:p text:style-name="P1"><text:span text:style-name="T1">dif &g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draw:line-skew="-0.064cm" svg:x1="14.526cm" svg:y1="15.86cm" svg:x2="12.494cm" svg:y2="16.749cm" draw:start-shape="id32" draw:start-glue-point="6" draw:end-shape="id33" draw:end-glue-point="4" svg:d="M14526 15860v381h-2032v508" svg:viewBox="0 0 2033 890">
          <text:p/>
        </draw:connector>
        <draw:connector draw:style-name="gr7" draw:text-style-name="P2" draw:layer="layout" svg:x1="14.081cm" svg:y1="17.384cm" svg:x2="15.351cm" svg:y2="17.892cm" draw:start-shape="id33" draw:start-glue-point="7" draw:end-shape="id34" draw:end-glue-point="4" svg:d="M14081 17384h1270v508" svg:viewBox="0 0 1271 509">
          <text:p/>
        </draw:connector>
        <draw:custom-shape draw:style-name="gr39" draw:text-style-name="P3" xml:id="id35" draw:id="id35" draw:layer="layout" svg:width="3.683cm" svg:height="1.143cm" svg:x="15.478cm" svg:y="19.543cm">
          <text:p text:style-name="P1"><text:span text:style-name="T1">matrix[k][x] ← 0</text:span></text:p>
          <text:p text:style-name="P1"><text:span text:style-name="T1">dif ← dif-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6.875cm" svg:y1="18.527cm" svg:x2="17.319cm" svg:y2="19.543cm" draw:start-shape="id34" draw:start-glue-point="7" draw:end-shape="id35" draw:end-glue-point="4" svg:d="M16875 18527h444v1016" svg:viewBox="0 0 445 1017">
          <text:p/>
        </draw:connector>
        <draw:custom-shape draw:style-name="gr40" draw:text-style-name="P3" xml:id="id36" draw:id="id36" draw:layer="layout" svg:width="3.683cm" svg:height="0.889cm" svg:x="13.446cm" svg:y="21.575cm">
          <text:p text:style-name="P1"><text:span text:style-name="T1">x ← x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7.319cm" svg:y1="20.686cm" svg:x2="15.287cm" svg:y2="21.575cm" draw:start-shape="id35" draw:start-glue-point="6" draw:end-shape="id36" draw:end-glue-point="4" svg:d="M17319 20686v444h-2032v445" svg:viewBox="0 0 2033 890">
          <text:p/>
        </draw:connector>
        <draw:custom-shape draw:style-name="gr41" draw:text-style-name="P3" xml:id="id37" draw:id="id37" draw:layer="layout" svg:width="5.207cm" svg:height="1.143cm" svg:x="9.636cm" svg:y="19.543cm">
          <text:p text:style-name="P1"><text:span text:style-name="T1">matrix[k][x] ← bin[last]</text:span></text:p>
          <text:p text:style-name="P1"><text:span text:style-name="T1">last ← last-1</text:span></text:p>
          <draw:enhanced-geometry svg:viewBox="0 0 21600 21600" draw:mirror-horizontal="false" draw:mirror-vertical="false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3.827cm" svg:y1="18.527cm" svg:x2="12.24cm" svg:y2="19.543cm" draw:start-shape="id34" draw:start-glue-point="5" draw:end-shape="id37" draw:end-glue-point="4" svg:d="M13827 18527h-1587v1016" svg:viewBox="0 0 1588 1017">
          <text:p/>
        </draw:connector>
        <draw:connector draw:style-name="gr7" draw:text-style-name="P2" draw:layer="layout" svg:x1="12.24cm" svg:y1="20.686cm" svg:x2="15.287cm" svg:y2="21.575cm" draw:start-shape="id37" draw:start-glue-point="6" draw:end-shape="id36" draw:end-glue-point="4" svg:d="M12240 20686v444h3047v445" svg:viewBox="0 0 3048 890">
          <text:p/>
        </draw:connector>
        <draw:connector draw:style-name="gr7" draw:text-style-name="P2" draw:layer="layout" draw:line-skew="0cm 9.138cm -0.007cm" svg:x1="15.287cm" svg:y1="22.464cm" svg:x2="12.494cm" svg:y2="16.749cm" draw:start-shape="id36" draw:start-glue-point="6" draw:end-shape="id33" draw:end-glue-point="4" svg:d="M15287 22464v501h4255v-6724h-7048v508" svg:viewBox="0 0 7049 6725">
          <text:p/>
        </draw:connector>
        <draw:custom-shape draw:style-name="gr42" draw:text-style-name="P3" xml:id="id38" draw:id="id38" draw:layer="layout" svg:width="3.048cm" svg:height="1.016cm" svg:x="5.953cm" svg:y="18.019cm">
          <text:p text:style-name="P1"><text:span text:style-name="T1">x ← 0</text:span></text:p>
          <text:p text:style-name="P1"><text:span text:style-name="T1">k ← k+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.906cm" svg:y1="17.384cm" svg:x2="7.477cm" svg:y2="18.019cm" draw:start-shape="id33" draw:start-glue-point="5" draw:end-shape="id38" draw:end-glue-point="0" svg:d="M10906 17384h-3429v635" svg:viewBox="0 0 3430 636">
          <text:p/>
        </draw:connector>
        <draw:connector draw:style-name="gr7" draw:text-style-name="P2" draw:layer="layout" draw:line-skew="3.817cm 14.598cm" svg:x1="7.477cm" svg:y1="19.035cm" svg:x2="8.112cm" svg:y2="11.542cm" draw:start-shape="id38" draw:start-glue-point="2" draw:end-shape="id30" draw:end-glue-point="4" svg:d="M7477 19035v4318h12573v-12312h-11938v501" svg:viewBox="0 0 12574 12313">
          <text:p/>
        </draw:connector>
        <draw:custom-shape draw:style-name="gr43" draw:text-style-name="P3" xml:id="id39" draw:id="id39" draw:layer="layout" svg:width="4.318cm" svg:height="0.889cm" svg:x="1.381cm" svg:y="12.812cm">
          <text:p text:style-name="P1"><text:span text:style-name="T1">WY: matrix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6.461cm" svg:y1="12.177cm" svg:x2="3.972cm" svg:y2="12.812cm" draw:start-shape="id30" draw:start-glue-point="5" draw:end-shape="id39" draw:end-glue-point="4" svg:d="M6461 12177h-2489v635" svg:viewBox="0 0 2490 636">
          <text:p/>
        </draw:connector>
        <draw:custom-shape draw:style-name="gr44" draw:text-style-name="P3" xml:id="id40" draw:id="id40" draw:layer="layout" svg:width="2.54cm" svg:height="0.635cm" svg:x="8.874cm" svg:y="24.496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line-skew="4.636cm" svg:x1="3.54cm" svg:y1="13.701cm" svg:x2="10.144cm" svg:y2="24.496cm" draw:start-shape="id39" draw:start-glue-point="8" draw:end-shape="id40" draw:end-glue-point="4" svg:d="M3540 13701v10033h6604v762" svg:viewBox="0 0 6605 10796">
          <text:p/>
        </draw:connector>
        <draw:frame draw:style-name="gr45" draw:text-style-name="P5" draw:layer="layout" svg:width="7.493cm" svg:height="1.397cm" svg:x="12.684cm" svg:y="1.255cm">
          <draw:text-box>
            <text:p><text:span text:style-name="T2">Function 'make_matrix'</text:span></text:p>
          </draw:text-box>
        </draw:frame>
        <draw:frame draw:style-name="gr26" draw:text-style-name="P4" draw:layer="layout" svg:width="1.167cm" svg:height="0.806cm" svg:x="9.509cm" svg:y="11.371cm">
          <draw:text-box>
            <text:p><text:span text:style-name="T1">tak</text:span></text:p>
          </draw:text-box>
        </draw:frame>
        <draw:frame draw:style-name="gr28" draw:text-style-name="P7" draw:layer="layout" svg:width="1.167cm" svg:height="0.807cm" svg:x="13.93cm" svg:y="16.495cm">
          <draw:text-box>
            <text:p><text:span text:style-name="T1">tak</text:span></text:p>
          </draw:text-box>
        </draw:frame>
        <draw:frame draw:style-name="gr28" draw:text-style-name="P7" draw:layer="layout" svg:width="1.167cm" svg:height="0.807cm" svg:x="16.621cm" svg:y="17.638cm">
          <draw:text-box>
            <text:p><text:span text:style-name="T1">tak</text:span></text:p>
          </draw:text-box>
        </draw:frame>
        <draw:frame draw:style-name="gr28" draw:text-style-name="P7" draw:layer="layout" svg:width="1.167cm" svg:height="0.807cm" svg:x="5.675cm" svg:y="11.288cm">
          <draw:text-box>
            <text:p><text:span text:style-name="T1">nie</text:span></text:p>
          </draw:text-box>
        </draw:frame>
        <draw:frame draw:style-name="gr28" draw:text-style-name="P7" draw:layer="layout" svg:width="1.162cm" svg:height="0.807cm" svg:x="10.125cm" svg:y="16.495cm">
          <draw:text-box>
            <text:p><text:span text:style-name="T1">nie</text:span></text:p>
          </draw:text-box>
        </draw:frame>
        <draw:frame draw:style-name="gr28" draw:text-style-name="P7" draw:layer="layout" svg:width="1.162cm" svg:height="0.807cm" svg:x="12.919cm" svg:y="17.72cm">
          <draw:text-box>
            <text:p><text:span text:style-name="T1">nie</text:span></text:p>
          </draw:text-box>
        </draw:frame>
        <draw:frame draw:style-name="gr46" draw:text-style-name="P8" draw:layer="layout" svg:width="4.367cm" svg:height="0.962cm" svg:x="12.303cm" svg:y="4.429cm">
          <draw:text-box>
            <text:p>F=O(N^2*log)</text:p>
          </draw:text-box>
        </draw:frame>
      </draw:page>
      <draw:page draw:name="page4" draw:style-name="dp1" draw:master-page-name="Default">
        <draw:custom-shape draw:style-name="gr47" draw:text-style-name="P9" xml:id="id41" draw:id="id41" draw:layer="layout" svg:width="3.683cm" svg:height="1.143cm" svg:x="9.128cm" svg:y="3.668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48" draw:text-style-name="P5" draw:layer="layout" svg:width="8.202cm" svg:height="0.962cm" svg:x="12.049cm" svg:y="1.055cm">
          <draw:text-box>
            <text:p><text:span text:style-name="T2">Function 'make_by_other'</text:span></text:p>
          </draw:text-box>
        </draw:frame>
        <draw:custom-shape draw:style-name="gr49" draw:text-style-name="P9" xml:id="id42" draw:id="id42" draw:layer="layout" svg:width="6.604cm" svg:height="1.143cm" svg:x="7.604cm" svg:y="5.7cm">
          <text:p text:style-name="P1"><text:span text:style-name="T2">WE: vec1, vec2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0" draw:text-style-name="P9" xml:id="id43" draw:id="id43" draw:layer="layout" svg:width="4.953cm" svg:height="1.397cm" svg:x="8.493cm" svg:y="7.732cm">
          <text:p text:style-name="P1"><text:span text:style-name="T2">vec3</text:span></text:p>
          <text:p text:style-name="P1"><text:span text:style-name="T2">max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1" draw:text-style-name="P9" xml:id="id44" draw:id="id44" draw:layer="layout" svg:width="6.985cm" svg:height="1.651cm" svg:x="7.477cm" svg:y="9.891cm">
          <text:p text:style-name="P1"><text:span text:style-name="T2">max ← max(vec1&amp;vec2)</text:span></text:p>
          <text:p text:style-name="P1"><text:span text:style-name="T2">i, c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969cm" svg:y1="4.811cm" svg:x2="10.906cm" svg:y2="5.7cm" draw:start-shape="id41" draw:start-glue-point="6" draw:end-shape="id42" draw:end-glue-point="5" svg:d="M10969 4811v444h-63v445" svg:viewBox="0 0 64 890">
          <text:p/>
        </draw:connector>
        <draw:connector draw:style-name="gr7" draw:text-style-name="P2" draw:layer="layout" svg:x1="10.906cm" svg:y1="6.843cm" svg:x2="10.97cm" svg:y2="7.732cm" draw:start-shape="id42" draw:start-glue-point="8" draw:end-shape="id43" draw:end-glue-point="4" svg:d="M10906 6843v444h64v445" svg:viewBox="0 0 65 890">
          <text:p/>
        </draw:connector>
        <draw:connector draw:style-name="gr7" draw:text-style-name="P2" draw:layer="layout" svg:x1="10.97cm" svg:y1="9.129cm" svg:x2="10.97cm" svg:y2="9.891cm" draw:start-shape="id43" draw:start-glue-point="6" draw:end-shape="id44" draw:end-glue-point="4" svg:d="M10970 9129v762" svg:viewBox="0 0 1 763">
          <text:p/>
        </draw:connector>
        <draw:custom-shape draw:style-name="gr52" draw:text-style-name="P9" xml:id="id46" draw:id="id46" draw:layer="layout" svg:width="5.842cm" svg:height="2.413cm" svg:x="12.938cm" svg:y="14.463cm">
          <text:p text:style-name="P1"><text:span text:style-name="T2">vec1 consists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53" draw:text-style-name="P9" xml:id="id48" draw:id="id48" draw:layer="layout" svg:width="4.699cm" svg:height="1.397cm" svg:x="4.302cm" svg:y="19.289cm">
          <text:p text:style-name="P1"><text:span text:style-name="T2">vec3.next ← c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4" draw:text-style-name="P9" xml:id="id47" draw:id="id47" draw:layer="layout" svg:width="4.318cm" svg:height="1.524cm" svg:x="13.446cm" svg:y="19.543cm">
          <text:p text:style-name="P1"><text:span text:style-name="T2">c ← c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55" draw:text-style-name="P9" xml:id="id45" draw:id="id45" draw:layer="layout" svg:width="5.842cm" svg:height="2.286cm" svg:x="8.112cm" svg:y="12.685cm">
          <text:p text:style-name="P1"><text:span text:style-name="T2">c &lt; 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97cm" svg:y1="11.542cm" svg:x2="11.033cm" svg:y2="12.685cm" draw:start-shape="id44" draw:start-glue-point="6" draw:end-shape="id45" draw:end-glue-point="4" svg:d="M10970 11542v572h63v571" svg:viewBox="0 0 64 1144">
          <text:p/>
        </draw:connector>
        <draw:connector draw:style-name="gr7" draw:text-style-name="P2" draw:layer="layout" svg:x1="13.954cm" svg:y1="13.828cm" svg:x2="15.859cm" svg:y2="14.463cm" draw:start-shape="id45" draw:start-glue-point="7" draw:end-shape="id46" svg:d="M13954 13828h1905v635" svg:viewBox="0 0 1906 636">
          <text:p/>
        </draw:connector>
        <draw:connector draw:style-name="gr7" draw:text-style-name="P2" draw:layer="layout" svg:x1="18.78cm" svg:y1="15.67cm" svg:x2="15.605cm" svg:y2="19.543cm" draw:start-shape="id46" draw:start-glue-point="7" draw:end-shape="id47" draw:end-glue-point="4" svg:d="M18780 15670h502v2540h-3677v1333" svg:viewBox="0 0 3678 3874">
          <text:p/>
        </draw:connector>
        <draw:connector draw:style-name="gr7" draw:text-style-name="P2" draw:layer="layout" draw:line-skew="0cm 0cm -0.142cm" svg:x1="6.652cm" svg:y1="20.686cm" svg:x2="15.605cm" svg:y2="19.543cm" draw:start-shape="id48" draw:start-glue-point="6" draw:end-shape="id47" draw:end-glue-point="4" svg:d="M6652 20686v501h4572v-2287h4381v643" svg:viewBox="0 0 8954 2288">
          <text:p/>
        </draw:connector>
        <draw:connector draw:style-name="gr7" draw:text-style-name="P2" draw:layer="layout" draw:line-skew="0cm 1.403cm" svg:x1="15.605cm" svg:y1="21.067cm" svg:x2="11.033cm" svg:y2="12.685cm" draw:start-shape="id47" draw:start-glue-point="6" draw:end-shape="id45" draw:end-glue-point="4" svg:d="M15605 21067v502h4064v-9385h-8636v501" svg:viewBox="0 0 8637 9386">
          <text:p/>
        </draw:connector>
        <draw:custom-shape draw:style-name="gr56" draw:text-style-name="P9" xml:id="id49" draw:id="id49" draw:layer="layout" svg:width="5.715cm" svg:height="2.286cm" svg:x="8.366cm" svg:y="16.368cm">
          <text:p text:style-name="P1"><text:span text:style-name="T2">vec2 consists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2.938cm" svg:y1="15.67cm" svg:x2="11.223cm" svg:y2="16.368cm" draw:start-shape="id46" draw:start-glue-point="5" draw:end-shape="id49" draw:end-glue-point="4" svg:d="M12938 15670h-1715v698" svg:viewBox="0 0 1716 699">
          <text:p/>
        </draw:connector>
        <draw:connector draw:style-name="gr7" draw:text-style-name="P2" draw:layer="layout" svg:x1="8.366cm" svg:y1="17.511cm" svg:x2="6.651cm" svg:y2="19.289cm" draw:start-shape="id49" draw:start-glue-point="5" draw:end-shape="id48" svg:d="M8366 17511h-1715v1778" svg:viewBox="0 0 1716 1779">
          <text:p/>
        </draw:connector>
        <draw:connector draw:style-name="gr7" draw:text-style-name="P2" draw:layer="layout" svg:x1="14.081cm" svg:y1="17.511cm" svg:x2="15.605cm" svg:y2="19.543cm" draw:start-shape="id49" draw:start-glue-point="7" draw:end-shape="id47" draw:end-glue-point="4" svg:d="M14081 17511h1524v2032" svg:viewBox="0 0 1525 2033">
          <text:p/>
        </draw:connector>
        <draw:custom-shape draw:style-name="gr57" draw:text-style-name="P9" xml:id="id50" draw:id="id50" draw:layer="layout" svg:width="6.35cm" svg:height="1.397cm" svg:x="7.858cm" svg:y="22.21cm">
          <text:p text:style-name="P1"><text:span text:style-name="T2">WY: vec3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58" draw:text-style-name="P9" xml:id="id51" draw:id="id51" draw:layer="layout" svg:width="4.953cm" svg:height="1.27cm" svg:x="8.62cm" svg:y="24.877cm">
          <text:p text:style-name="P1"><text:span text:style-name="T2">stop</text:span></text:p>
          <draw:enhanced-geometry svg:viewBox="0 0 21600 21600" draw:mirror-horizontal="false" draw:mirror-vertical="false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line-skew="-4.833cm 2.857cm" svg:x1="8.112cm" svg:y1="13.828cm" svg:x2="11.033cm" svg:y2="22.21cm" draw:start-shape="id45" draw:start-glue-point="5" draw:end-shape="id50" draw:end-glue-point="5" svg:d="M8112 13828h-5334v7620h8255v762" svg:viewBox="0 0 8256 8383">
          <text:p/>
        </draw:connector>
        <draw:connector draw:style-name="gr7" draw:text-style-name="P2" draw:layer="layout" svg:x1="11.033cm" svg:y1="23.607cm" svg:x2="11.097cm" svg:y2="24.877cm" draw:start-shape="id50" draw:start-glue-point="8" draw:end-shape="id51" draw:end-glue-point="4" svg:d="M11033 23607v635h64v635" svg:viewBox="0 0 65 1271">
          <text:p/>
        </draw:connector>
        <draw:frame draw:style-name="gr59" draw:text-style-name="P5" draw:layer="layout" svg:width="1.349cm" svg:height="0.962cm" svg:x="13.573cm" svg:y="12.812cm">
          <draw:text-box>
            <text:p><text:span text:style-name="T2">tak</text:span></text:p>
          </draw:text-box>
        </draw:frame>
        <draw:frame draw:style-name="gr60" draw:text-style-name="P7" draw:layer="layout" svg:width="1.349cm" svg:height="0.963cm" svg:x="18.32cm" svg:y="14.516cm">
          <draw:text-box>
            <text:p><text:span text:style-name="T2">tak</text:span></text:p>
          </draw:text-box>
        </draw:frame>
        <draw:frame draw:style-name="gr60" draw:text-style-name="P7" draw:layer="layout" svg:width="1.349cm" svg:height="0.963cm" svg:x="13.827cm" svg:y="16.495cm">
          <draw:text-box>
            <text:p><text:span text:style-name="T2">tak</text:span></text:p>
          </draw:text-box>
        </draw:frame>
        <draw:frame draw:style-name="gr61" draw:text-style-name="P5" draw:layer="layout" svg:width="1.344cm" svg:height="0.962cm" svg:x="7.276cm" svg:y="12.685cm">
          <draw:text-box>
            <text:p><text:span text:style-name="T2">nie</text:span></text:p>
          </draw:text-box>
        </draw:frame>
        <draw:frame draw:style-name="gr60" draw:text-style-name="P7" draw:layer="layout" svg:width="1.344cm" svg:height="0.963cm" svg:x="7.403cm" svg:y="16.421cm">
          <draw:text-box>
            <text:p><text:span text:style-name="T2">nie</text:span></text:p>
          </draw:text-box>
        </draw:frame>
        <draw:frame draw:style-name="gr60" draw:text-style-name="P7" draw:layer="layout" svg:width="1.344cm" svg:height="0.963cm" svg:x="12.049cm" svg:y="14.59cm">
          <draw:text-box>
            <text:p><text:span text:style-name="T2">nie</text:span></text:p>
          </draw:text-box>
        </draw:frame>
        <draw:frame draw:style-name="gr62" draw:text-style-name="P8" draw:layer="layout" svg:width="2.991cm" svg:height="0.962cm" svg:x="1.762cm" svg:y="3.286cm">
          <draw:text-box>
            <text:p>F=O(2N)</text:p>
          </draw:text-box>
        </draw:frame>
      </draw:page>
      <draw:page draw:name="page5" draw:style-name="dp1" draw:master-page-name="Default">
        <draw:frame draw:style-name="gr63" draw:text-style-name="P5" draw:layer="layout" svg:width="7.504cm" svg:height="0.962cm" svg:x="12.43cm" svg:y="1.183cm">
          <draw:text-box>
            <text:p><text:span text:style-name="T2">Function 'get_matrix_b'</text:span></text:p>
          </draw:text-box>
        </draw:frame>
        <draw:custom-shape draw:style-name="gr64" draw:text-style-name="P9" xml:id="id52" draw:id="id52" draw:layer="layout" svg:width="3.175cm" svg:height="1.016cm" svg:x="8.493cm" svg:y="3.034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65" draw:text-style-name="P9" xml:id="id53" draw:id="id53" draw:layer="layout" svg:width="5.715cm" svg:height="1.27cm" svg:x="7.223cm" svg:y="4.812cm">
          <text:p text:style-name="P1"><text:span text:style-name="T2">WE: m[x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66" draw:text-style-name="P9" xml:id="id54" draw:id="id54" draw:layer="layout" svg:width="5.08cm" svg:height="1.524cm" svg:x="7.604cm" svg:y="6.844cm">
          <text:p text:style-name="P1"><text:span text:style-name="T2">i ← 0</text:span></text:p>
          <text:p text:style-name="P1"><text:span text:style-name="T2">B[k][x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67" draw:text-style-name="P9" xml:id="id55" draw:id="id55" draw:layer="layout" svg:width="4.191cm" svg:height="2.032cm" svg:x="8.112cm" svg:y="9.257cm">
          <text:p text:style-name="P1"><text:span text:style-name="T2">i&lt;x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ustom-shape draw:style-name="gr68" draw:text-style-name="P9" xml:id="id56" draw:id="id56" draw:layer="layout" svg:width="4.191cm" svg:height="2.159cm" svg:x="11.922cm" svg:y="11.035cm">
          <text:p text:style-name="P1"><text:span text:style-name="T2">m[i]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0.081cm" svg:y1="4.05cm" svg:x2="10.08cm" svg:y2="4.812cm" draw:start-shape="id52" draw:start-glue-point="6" draw:end-shape="id53" draw:end-glue-point="5" svg:d="M10081 4050v382h-1v380" svg:viewBox="0 0 2 763">
          <text:p/>
        </draw:connector>
        <draw:connector draw:style-name="gr7" draw:text-style-name="P2" draw:layer="layout" svg:x1="10.08cm" svg:y1="6.082cm" svg:x2="10.144cm" svg:y2="6.844cm" draw:start-shape="id53" draw:start-glue-point="8" draw:end-shape="id54" draw:end-glue-point="4" svg:d="M10080 6082v382h64v380" svg:viewBox="0 0 65 763">
          <text:p/>
        </draw:connector>
        <draw:connector draw:style-name="gr7" draw:text-style-name="P2" draw:layer="layout" svg:x1="10.144cm" svg:y1="8.368cm" svg:x2="10.208cm" svg:y2="9.257cm" draw:start-shape="id54" draw:start-glue-point="6" draw:end-shape="id55" draw:end-glue-point="4" svg:d="M10144 8368v445h64v444" svg:viewBox="0 0 65 890">
          <text:p/>
        </draw:connector>
        <draw:connector draw:style-name="gr7" draw:text-style-name="P2" draw:layer="layout" svg:x1="12.303cm" svg:y1="10.273cm" svg:x2="14.018cm" svg:y2="11.035cm" draw:start-shape="id55" draw:start-glue-point="7" draw:end-shape="id56" draw:end-glue-point="4" svg:d="M12303 10273h1715v762" svg:viewBox="0 0 1716 763">
          <text:p/>
        </draw:connector>
        <draw:custom-shape draw:style-name="gr69" draw:text-style-name="P9" xml:id="id57" draw:id="id57" draw:layer="layout" svg:width="5.588cm" svg:height="1.27cm" svg:x="13.954cm" svg:y="13.829cm">
          <text:p text:style-name="P1"><text:span text:style-name="T2">B[all][i] ← ~R[all]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70" draw:text-style-name="P9" xml:id="id58" draw:id="id58" draw:layer="layout" svg:width="5.461cm" svg:height="1.27cm" svg:x="8.112cm" svg:y="13.829cm">
          <text:p text:style-name="P1"><text:span text:style-name="T2">B[all][i] ← R[all][i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6.113cm" svg:y1="12.115cm" svg:x2="16.748cm" svg:y2="13.829cm" draw:start-shape="id56" draw:start-glue-point="7" draw:end-shape="id57" draw:end-glue-point="4" svg:d="M16113 12115h635v1714" svg:viewBox="0 0 636 1715">
          <text:p/>
        </draw:connector>
        <draw:connector draw:style-name="gr7" draw:text-style-name="P2" draw:layer="layout" svg:x1="11.922cm" svg:y1="12.115cm" svg:x2="10.842cm" svg:y2="13.829cm" draw:start-shape="id56" draw:start-glue-point="5" draw:end-shape="id58" svg:d="M11922 12115h-1080v1714" svg:viewBox="0 0 1081 1715">
          <text:p/>
        </draw:connector>
        <draw:custom-shape draw:style-name="gr71" draw:text-style-name="P9" xml:id="id59" draw:id="id59" draw:layer="layout" svg:width="3.429cm" svg:height="1.016cm" svg:x="12.303cm" svg:y="16.369cm">
          <text:p text:style-name="P1"><text:span text:style-name="T2">i ← i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843cm" svg:y1="15.099cm" svg:x2="14.017cm" svg:y2="16.369cm" draw:start-shape="id58" draw:start-glue-point="6" draw:end-shape="id59" svg:d="M10843 15099v636h3174v634" svg:viewBox="0 0 3175 1271">
          <text:p/>
        </draw:connector>
        <draw:connector draw:style-name="gr7" draw:text-style-name="P2" draw:layer="layout" svg:x1="16.748cm" svg:y1="15.099cm" svg:x2="14.018cm" svg:y2="16.369cm" draw:start-shape="id57" draw:start-glue-point="6" draw:end-shape="id59" draw:end-glue-point="4" svg:d="M16748 15099v636h-2730v634" svg:viewBox="0 0 2731 1271">
          <text:p/>
        </draw:connector>
        <draw:connector draw:style-name="gr7" draw:text-style-name="P2" draw:layer="layout" draw:line-skew="0cm 3.69cm" svg:x1="14.018cm" svg:y1="17.385cm" svg:x2="10.208cm" svg:y2="9.257cm" draw:start-shape="id59" draw:start-glue-point="6" draw:end-shape="id55" draw:end-glue-point="4" svg:d="M14018 17385v502h5905v-9131h-9715v501" svg:viewBox="0 0 9716 9132">
          <text:p/>
        </draw:connector>
        <draw:custom-shape draw:style-name="gr72" draw:text-style-name="P9" xml:id="id60" draw:id="id60" draw:layer="layout" svg:width="5.334cm" svg:height="1.27cm" svg:x="1.508cm" svg:y="13.829cm">
          <text:p text:style-name="P1"><text:span text:style-name="T2">WY: 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8.112cm" svg:y1="10.273cm" svg:x2="4.709cm" svg:y2="13.829cm" draw:start-shape="id55" draw:start-glue-point="5" draw:end-shape="id60" draw:end-glue-point="4" svg:d="M8112 10273h-3403v3556" svg:viewBox="0 0 3404 3557">
          <text:p/>
        </draw:connector>
        <draw:custom-shape draw:style-name="gr73" draw:text-style-name="P9" xml:id="id61" draw:id="id61" draw:layer="layout" svg:width="3.937cm" svg:height="1.016cm" svg:x="7.985cm" svg:y="19.036cm">
          <text:p text:style-name="P1"><text:span text:style-name="T2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4.175cm" svg:y1="15.099cm" svg:x2="9.954cm" svg:y2="19.036cm" draw:start-shape="id60" draw:start-glue-point="8" draw:end-shape="id61" draw:end-glue-point="4" svg:d="M4175 15099v1969h5779v1968" svg:viewBox="0 0 5780 3938">
          <text:p/>
        </draw:connector>
        <draw:frame draw:style-name="gr59" draw:text-style-name="P5" draw:layer="layout" svg:width="1.349cm" svg:height="0.962cm" svg:x="11.922cm" svg:y="9.257cm">
          <draw:text-box>
            <text:p><text:span text:style-name="T2">tak</text:span></text:p>
          </draw:text-box>
        </draw:frame>
        <draw:frame draw:style-name="gr60" draw:text-style-name="P7" draw:layer="layout" svg:width="1.349cm" svg:height="0.963cm" svg:x="15.78cm" svg:y="10.961cm">
          <draw:text-box>
            <text:p><text:span text:style-name="T2">tak</text:span></text:p>
          </draw:text-box>
        </draw:frame>
        <draw:frame draw:style-name="gr60" draw:text-style-name="P7" draw:layer="layout" svg:width="1.349cm" svg:height="0.963cm" svg:x="10.827cm" svg:y="11.035cm">
          <draw:text-box>
            <text:p><text:span text:style-name="T2">nie</text:span></text:p>
          </draw:text-box>
        </draw:frame>
        <draw:frame draw:style-name="gr60" draw:text-style-name="P7" draw:layer="layout" svg:width="1.344cm" svg:height="0.963cm" svg:x="7.35cm" svg:y="9.183cm">
          <draw:text-box>
            <text:p><text:span text:style-name="T2">nie</text:span></text:p>
          </draw:text-box>
        </draw:frame>
        <draw:frame draw:style-name="gr74" draw:text-style-name="P8" draw:layer="layout" svg:width="3.279cm" svg:height="0.962cm" svg:x="14.081cm" svg:y="19.923cm">
          <draw:text-box>
            <text:p>F=O(N^2)</text:p>
          </draw:text-box>
        </draw:frame>
      </draw:page>
      <draw:page draw:name="page6" draw:style-name="dp1" draw:master-page-name="Default">
        <draw:frame draw:style-name="gr75" draw:text-style-name="P8" draw:layer="layout" svg:width="10.184cm" svg:height="0.962cm" svg:x="10.652cm" svg:y="0.928cm">
          <draw:text-box>
            <text:p><text:span text:style-name="T2">Function</text:span> 'get_implicants_from_k'</text:p>
          </draw:text-box>
        </draw:frame>
        <draw:custom-shape draw:style-name="gr76" draw:text-style-name="P3" xml:id="id62" draw:id="id62" draw:layer="layout" svg:width="2.667cm" svg:height="0.762cm" svg:x="5.073cm" svg:y="1.335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77" draw:text-style-name="P3" xml:id="id63" draw:id="id63" draw:layer="layout" svg:width="4.445cm" svg:height="0.635cm" svg:x="4.311cm" svg:y="2.859cm">
          <text:p text:style-name="P1"><text:span text:style-name="T1">WE: k[n], B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78" draw:text-style-name="P3" xml:id="id64" draw:id="id64" draw:layer="layout" svg:width="8.763cm" svg:height="0.889cm" svg:x="2.152cm" svg:y="4.383cm">
          <text:p text:style-name="P1"><text:span text:style-name="T1">first[ones] ← get_ones_from_matrix(B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6.407cm" svg:y1="2.097cm" svg:x2="6.534cm" svg:y2="2.859cm" draw:start-shape="id62" draw:start-glue-point="6" draw:end-shape="id63" draw:end-glue-point="5" svg:d="M6407 2097v381h127v381" svg:viewBox="0 0 128 763">
          <text:p/>
        </draw:connector>
        <draw:connector draw:style-name="gr7" draw:text-style-name="P2" draw:layer="layout" svg:x1="6.534cm" svg:y1="3.494cm" svg:x2="6.534cm" svg:y2="4.383cm" draw:start-shape="id63" draw:start-glue-point="8" draw:end-shape="id64" draw:end-glue-point="4" svg:d="M6534 3494v889" svg:viewBox="0 0 1 890">
          <text:p/>
        </draw:connector>
        <draw:frame draw:style-name="gr79" draw:text-style-name="P8" draw:layer="layout" svg:width="5.248cm" svg:height="0.962cm" svg:x="15.564cm" svg:y="2.144cm">
          <draw:text-box>
            <text:p>'ones' is an array</text:p>
          </draw:text-box>
        </draw:frame>
        <draw:custom-shape draw:style-name="gr80" draw:text-style-name="P3" xml:id="id65" draw:id="id65" draw:layer="layout" svg:width="7.747cm" svg:height="0.889cm" svg:x="2.651cm" svg:y="6.842cm">
          <text:p text:style-name="P1"><text:span text:style-name="T1">first[ones] ← open_brackets(first)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6.534cm" svg:y1="5.272cm" svg:x2="6.524cm" svg:y2="6.842cm" draw:start-shape="id64" draw:start-glue-point="6" draw:end-shape="id65" draw:end-glue-point="0" svg:d="M6534 5272v785h-10v785" svg:viewBox="0 0 11 1571">
          <text:p/>
        </draw:connector>
        <draw:custom-shape draw:style-name="gr81" draw:text-style-name="P3" xml:id="id66" draw:id="id66" draw:layer="layout" svg:width="7.874cm" svg:height="1.778cm" svg:x="2.651cm" svg:y="9.001cm">
          <text:p text:style-name="P1"><text:span text:style-name="T1">j ← sizeof(first)</text:span></text:p>
          <text:p text:style-name="P1"><text:span text:style-name="T1">I[n][x] </text:span></text:p>
          <text:p text:style-name="P1"><text:span text:style-name="T1">impl[n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82" draw:text-style-name="P3" xml:id="id67" draw:id="id67" draw:layer="layout" svg:width="4.064cm" svg:height="1.397cm" svg:x="4.565cm" svg:y="12.384cm">
          <text:p text:style-name="P1"><text:span text:style-name="T1">j&gt;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6.588cm" svg:y1="10.779cm" svg:x2="6.597cm" svg:y2="12.384cm" draw:start-shape="id66" draw:start-glue-point="6" draw:end-shape="id67" draw:end-glue-point="4" svg:d="M6588 10779v803h9v802" svg:viewBox="0 0 10 1606">
          <text:p/>
        </draw:connector>
        <draw:custom-shape draw:style-name="gr83" draw:text-style-name="P3" xml:id="id68" draw:id="id68" draw:layer="layout" svg:width="2.794cm" svg:height="0.562cm" svg:x="9.772cm" svg:y="13.654cm">
          <text:p text:style-name="P1"><text:span text:style-name="T1">c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8.629cm" svg:y1="13.083cm" svg:x2="11.169cm" svg:y2="13.654cm" draw:start-shape="id67" draw:start-glue-point="7" draw:end-shape="id68" draw:end-glue-point="4" svg:d="M8629 13083h2540v571" svg:viewBox="0 0 2541 572">
          <text:p/>
        </draw:connector>
        <draw:custom-shape draw:style-name="gr84" draw:text-style-name="P3" xml:id="id69" draw:id="id69" draw:layer="layout" svg:width="4.318cm" svg:height="1.524cm" svg:x="9.001cm" svg:y="14.978cm">
          <text:p text:style-name="P1"><text:span text:style-name="T1">c&lt;n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1.169cm" svg:y1="14.216cm" svg:x2="11.16cm" svg:y2="14.978cm" draw:start-shape="id68" draw:start-glue-point="6" draw:end-shape="id69" draw:end-glue-point="4" svg:d="M11169 14216v382h-9v380" svg:viewBox="0 0 10 763">
          <text:p/>
        </draw:connector>
        <draw:custom-shape draw:style-name="gr85" draw:text-style-name="P10" xml:id="id70" draw:id="id70" draw:layer="layout" svg:width="4.318cm" svg:height="1.651cm" svg:x="12.176cm" svg:y="16.248cm">
          <text:p text:style-name="P1"><text:span text:style-name="T4">first[j] has c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86" draw:text-style-name="P3" xml:id="id71" draw:id="id71" draw:layer="layout" svg:width="3.81cm" svg:height="0.635cm" svg:x="16.113cm" svg:y="17.772cm">
          <text:p text:style-name="P1"><text:span text:style-name="T1">impl[c] ← k[c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3.319cm" svg:y1="15.74cm" svg:x2="14.335cm" svg:y2="16.248cm" draw:start-shape="id69" draw:start-glue-point="7" draw:end-shape="id70" draw:end-glue-point="4" svg:d="M13319 15740h1016v508" svg:viewBox="0 0 1017 509">
          <text:p/>
        </draw:connector>
        <draw:connector draw:style-name="gr7" draw:text-style-name="P2" draw:layer="layout" svg:x1="16.494cm" svg:y1="17.074cm" svg:x2="18.018cm" svg:y2="17.772cm" draw:start-shape="id70" draw:start-glue-point="7" draw:end-shape="id71" draw:end-glue-point="4" svg:d="M16494 17074h1524v698" svg:viewBox="0 0 1525 699">
          <text:p/>
        </draw:connector>
        <draw:custom-shape draw:style-name="gr86" draw:text-style-name="P3" xml:id="id72" draw:id="id72" draw:layer="layout" svg:width="3.81cm" svg:height="0.635cm" svg:x="8.747cm" svg:y="17.772cm">
          <text:p text:style-name="P1"><text:span text:style-name="T1">impl[c] ← #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2.176cm" svg:y1="17.074cm" svg:x2="10.652cm" svg:y2="17.772cm" draw:start-shape="id70" draw:start-glue-point="5" draw:end-shape="id72" draw:end-glue-point="4" svg:d="M12176 17074h-1524v698" svg:viewBox="0 0 1525 699">
          <text:p/>
        </draw:connector>
        <draw:custom-shape draw:style-name="gr86" draw:text-style-name="P3" xml:id="id73" draw:id="id73" draw:layer="layout" svg:width="3.81cm" svg:height="0.635cm" svg:x="12.43cm" svg:y="19.55cm">
          <text:p text:style-name="P1"><text:span text:style-name="T1">c ← c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652cm" svg:y1="18.407cm" svg:x2="14.335cm" svg:y2="19.55cm" draw:start-shape="id72" draw:start-glue-point="6" draw:end-shape="id73" svg:d="M10652 18407v571h3683v572" svg:viewBox="0 0 3684 1144">
          <text:p/>
        </draw:connector>
        <draw:connector draw:style-name="gr7" draw:text-style-name="P2" draw:layer="layout" svg:x1="18.018cm" svg:y1="18.407cm" svg:x2="14.335cm" svg:y2="19.55cm" draw:start-shape="id71" draw:start-glue-point="6" draw:end-shape="id73" draw:end-glue-point="4" svg:d="M18018 18407v571h-3683v572" svg:viewBox="0 0 3684 1144">
          <text:p/>
        </draw:connector>
        <draw:connector draw:style-name="gr7" draw:text-style-name="P2" draw:layer="layout" draw:line-skew="0cm 3.435cm" svg:x1="14.335cm" svg:y1="20.185cm" svg:x2="11.16cm" svg:y2="14.978cm" draw:start-shape="id73" draw:start-glue-point="6" draw:end-shape="id69" draw:end-glue-point="4" svg:d="M14335 20185v501h5842v-6209h-9017v501" svg:viewBox="0 0 9018 6210">
          <text:p/>
        </draw:connector>
        <draw:custom-shape draw:style-name="gr87" draw:text-style-name="P3" xml:id="id74" draw:id="id74" draw:layer="layout" svg:width="3.429cm" svg:height="1.27cm" svg:x="5.064cm" svg:y="16.368cm">
          <text:p text:style-name="P1"><text:span text:style-name="T1">j ← j-1</text:span></text:p>
          <text:p text:style-name="P1"><text:span text:style-name="T1">I[n].add(impl[])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9.001cm" svg:y1="15.74cm" svg:x2="6.778cm" svg:y2="16.368cm" draw:start-shape="id69" draw:start-glue-point="5" draw:end-shape="id74" draw:end-glue-point="0" svg:d="M9001 15740h-2223v628" svg:viewBox="0 0 2224 629">
          <text:p/>
        </draw:connector>
        <draw:connector draw:style-name="gr7" draw:text-style-name="P2" draw:layer="layout" draw:line-skew="2.928cm 11.3cm" svg:x1="6.778cm" svg:y1="17.638cm" svg:x2="6.597cm" svg:y2="12.384cm" draw:start-shape="id74" draw:start-glue-point="2" draw:end-shape="id67" draw:end-glue-point="4" svg:d="M6778 17638v3429h13653v-9185h-13834v502" svg:viewBox="0 0 13835 9186">
          <text:p/>
        </draw:connector>
        <draw:custom-shape draw:style-name="gr43" draw:text-style-name="P3" xml:id="id75" draw:id="id75" draw:layer="layout" svg:width="4.318cm" svg:height="0.889cm" svg:x="1.889cm" svg:y="18.527cm">
          <text:p text:style-name="P1"><text:span text:style-name="T1">WY: I[n][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88" draw:text-style-name="P3" xml:id="id76" draw:id="id76" draw:layer="layout" svg:width="2.794cm" svg:height="0.635cm" svg:x="9.128cm" svg:y="23.48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4.565cm" svg:y1="13.083cm" svg:x2="4.048cm" svg:y2="18.527cm" draw:start-shape="id67" draw:start-glue-point="5" draw:end-shape="id75" draw:end-glue-point="5" svg:d="M4565 13083h-517v5444" svg:viewBox="0 0 518 5445">
          <text:p/>
        </draw:connector>
        <draw:connector draw:style-name="gr7" draw:text-style-name="P2" draw:layer="layout" svg:x1="4.048cm" svg:y1="19.416cm" svg:x2="10.525cm" svg:y2="23.48cm" draw:start-shape="id75" draw:start-glue-point="8" draw:end-shape="id76" svg:d="M4048 19416v2032h6477v2032" svg:viewBox="0 0 6478 4065">
          <text:p/>
        </draw:connector>
        <draw:frame draw:style-name="gr26" draw:text-style-name="P4" draw:layer="layout" svg:width="1.167cm" svg:height="0.806cm" svg:x="8.239cm" svg:y="12.26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12.914cm" svg:y="14.926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16.343cm" svg:y="16.323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3.794cm" svg:y="12.304cm">
          <draw:text-box>
            <text:p><text:span text:style-name="T1">nie</text:span></text:p>
          </draw:text-box>
        </draw:frame>
        <draw:frame draw:style-name="gr28" draw:text-style-name="P11" draw:layer="layout" svg:width="1.162cm" svg:height="0.807cm" svg:x="8.347cm" svg:y="14.926cm">
          <draw:text-box>
            <text:p><text:span text:style-name="T1">nie</text:span></text:p>
          </draw:text-box>
        </draw:frame>
        <draw:frame draw:style-name="gr28" draw:text-style-name="P11" draw:layer="layout" svg:width="1.162cm" svg:height="0.807cm" svg:x="11.414cm" svg:y="16.323cm">
          <draw:text-box>
            <text:p><text:span text:style-name="T1">nie</text:span></text:p>
          </draw:text-box>
        </draw:frame>
        <draw:connector draw:style-name="gr7" draw:text-style-name="P2" draw:layer="layout" svg:x1="6.524cm" svg:y1="7.731cm" svg:x2="6.588cm" svg:y2="9.001cm" draw:start-shape="id65" draw:start-glue-point="2" draw:end-shape="id66" svg:d="M6524 7731v635h64v635" svg:viewBox="0 0 65 1271">
          <text:p/>
        </draw:connector>
      </draw:page>
      <draw:page draw:name="page7" draw:style-name="dp1" draw:master-page-name="Default">
        <draw:custom-shape draw:style-name="gr89" draw:text-style-name="P9" xml:id="id77" draw:id="id77" draw:layer="layout" svg:width="4.826cm" svg:height="0.889cm" svg:x="4.683cm" svg:y="3.795cm">
          <text:p text:style-name="P1"><text:span text:style-name="T2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90" draw:text-style-name="P9" xml:id="id78" draw:id="id78" draw:layer="layout" svg:width="6.477cm" svg:height="1.143cm" svg:x="3.921cm" svg:y="5.573cm">
          <text:p text:style-name="P1"><text:span text:style-name="T2">WE:A[k</text:span><text:span text:style-name="T4">max</text:span><text:span text:style-name="T2">][x</text:span><text:span text:style-name="T4">max</text:span><text:span text:style-name="T2">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91" draw:text-style-name="P9" xml:id="id79" draw:id="id79" draw:layer="layout" svg:width="4.953cm" svg:height="1.524cm" svg:x="4.683cm" svg:y="7.478cm">
          <text:p text:style-name="P1"><text:span text:style-name="T2">x, k ← 0</text:span></text:p>
          <text:p text:style-name="P1"><text:span text:style-name="T2">vec[vec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2" draw:text-style-name="P9" xml:id="id80" draw:id="id80" draw:layer="layout" svg:width="4.572cm" svg:height="2.286cm" svg:x="4.937cm" svg:y="9.891cm">
          <text:p text:style-name="P1"><text:span text:style-name="T2">k&lt;k</text:span><text:span text:style-name="T4">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3" draw:text-style-name="P9" xml:id="id81" draw:id="id81" draw:layer="layout" svg:width="4.445cm" svg:height="2.413cm" svg:x="8.493cm" svg:y="11.796cm">
          <text:p text:style-name="P1"><text:span text:style-name="T2">x&lt;x</text:span><text:span text:style-name="T4">max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4" draw:text-style-name="P9" xml:id="id82" draw:id="id82" draw:layer="layout" svg:width="4.699cm" svg:height="2.413cm" svg:x="12.176cm" svg:y="13.828cm">
          <text:p text:style-name="P1"><text:span text:style-name="T2">A[k][x]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95" draw:text-style-name="P9" xml:id="id83" draw:id="id83" draw:layer="layout" svg:width="5.207cm" svg:height="1.27cm" svg:x="14.208cm" svg:y="17.257cm">
          <text:p text:style-name="P1"><text:span text:style-name="T2">vec[vec.next] ← x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96" draw:text-style-name="P9" xml:id="id84" draw:id="id84" draw:layer="layout" svg:width="4.826cm" svg:height="1.143cm" svg:x="14.589cm" svg:y="19.543cm">
          <text:p text:style-name="P1"><text:span text:style-name="T2">x ← x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7.096cm" svg:y1="4.684cm" svg:x2="7.16cm" svg:y2="5.573cm" draw:start-shape="id77" draw:start-glue-point="6" draw:end-shape="id78" draw:end-glue-point="5" svg:d="M7096 4684v444h64v445" svg:viewBox="0 0 65 890">
          <text:p/>
        </draw:connector>
        <draw:connector draw:style-name="gr7" draw:text-style-name="P2" draw:layer="layout" svg:x1="7.16cm" svg:y1="6.716cm" svg:x2="7.16cm" svg:y2="7.478cm" draw:start-shape="id78" draw:start-glue-point="8" draw:end-shape="id79" draw:end-glue-point="4" svg:d="M7160 6716v762" svg:viewBox="0 0 1 763">
          <text:p/>
        </draw:connector>
        <draw:connector draw:style-name="gr7" draw:text-style-name="P2" xml:id="id87" draw:id="id87" draw:layer="layout" svg:x1="7.16cm" svg:y1="9.002cm" svg:x2="7.223cm" svg:y2="9.891cm" draw:start-shape="id79" draw:start-glue-point="6" draw:end-shape="id80" draw:end-glue-point="4" svg:d="M7160 9002v445h63v444" svg:viewBox="0 0 64 890">
          <text:p/>
        </draw:connector>
        <draw:connector draw:style-name="gr7" draw:text-style-name="P2" xml:id="id85" draw:id="id85" draw:layer="layout" svg:x1="9.509cm" svg:y1="11.034cm" svg:x2="10.716cm" svg:y2="11.796cm" draw:start-shape="id80" draw:start-glue-point="7" draw:end-shape="id81" draw:end-glue-point="4" svg:d="M9509 11034h1207v762" svg:viewBox="0 0 1208 763">
          <text:p/>
        </draw:connector>
        <draw:connector draw:style-name="gr7" draw:text-style-name="P2" draw:layer="layout" svg:x1="12.938cm" svg:y1="13.003cm" svg:x2="14.526cm" svg:y2="13.828cm" draw:start-shape="id81" draw:start-glue-point="7" draw:end-shape="id82" draw:end-glue-point="4" svg:d="M12938 13003h1588v825" svg:viewBox="0 0 1589 826">
          <text:p/>
        </draw:connector>
        <draw:connector draw:style-name="gr7" draw:text-style-name="P2" draw:layer="layout" svg:x1="16.875cm" svg:y1="15.035cm" svg:x2="16.812cm" svg:y2="17.257cm" draw:start-shape="id82" draw:start-glue-point="7" draw:end-shape="id83" draw:end-glue-point="4" svg:d="M16875 15035h501v1714h-564v508" svg:viewBox="0 0 565 2223">
          <text:p/>
        </draw:connector>
        <draw:line draw:style-name="gr7" draw:text-style-name="P2" draw:layer="layout" svg:x1="17.002cm" svg:y1="18.527cm" svg:x2="17.002cm" svg:y2="19.543cm">
          <text:p/>
        </draw:line>
        <draw:connector draw:style-name="gr7" draw:text-style-name="P2" draw:layer="layout" draw:line-skew="0cm 7.196cm" svg:x1="17.002cm" svg:y1="20.686cm" svg:x2="10.716cm" svg:y2="11.034cm" draw:start-shape="id84" draw:start-glue-point="6" draw:end-shape="id85" draw:end-glue-point="0" svg:d="M17002 20686v501h2921v-10153h-9207" svg:viewBox="0 0 9208 10154">
          <text:p/>
        </draw:connector>
        <draw:connector draw:style-name="gr7" draw:text-style-name="P2" draw:layer="layout" svg:x1="12.176cm" svg:y1="15.035cm" svg:x2="14.589cm" svg:y2="20.115cm" draw:start-shape="id82" draw:start-glue-point="5" draw:end-shape="id84" draw:end-glue-point="5" svg:d="M12176 15035h-502v5080h2915" svg:viewBox="0 0 2916 5081">
          <text:p/>
        </draw:connector>
        <draw:custom-shape draw:style-name="gr97" draw:text-style-name="P9" xml:id="id86" draw:id="id86" draw:layer="layout" svg:width="4.191cm" svg:height="2.286cm" svg:x="5.191cm" svg:y="14.971cm">
          <text:p text:style-name="P1"><text:span text:style-name="T2">k ← k+1</text:span></text:p>
          <text:p text:style-name="P1"><text:span text:style-name="T2">X ← 0</text:span></text:p>
          <text:p text:style-name="P1"><text:span text:style-name="T2">vec.next[vec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8.493cm" svg:y1="13.003cm" svg:x2="7.286cm" svg:y2="14.971cm" draw:start-shape="id81" draw:start-glue-point="5" draw:end-shape="id86" svg:d="M8493 13003h-1207v1968" svg:viewBox="0 0 1208 1969">
          <text:p/>
        </draw:connector>
        <draw:connector draw:style-name="gr7" draw:text-style-name="P2" draw:layer="layout" draw:line-skew="3.816cm 15.615cm" svg:x1="7.287cm" svg:y1="17.257cm" svg:x2="7.191cm" svg:y2="9.447cm" draw:start-shape="id86" draw:start-glue-point="6" draw:end-shape="id87" draw:end-glue-point="0" svg:d="M7287 17257v4318h13017v-12128h-13113" svg:viewBox="0 0 13114 12129">
          <text:p/>
        </draw:connector>
        <draw:custom-shape draw:style-name="gr98" draw:text-style-name="P9" xml:id="id88" draw:id="id88" draw:layer="layout" svg:width="5.588cm" svg:height="1.143cm" svg:x="1.381cm" svg:y="17.765cm">
          <text:p text:style-name="P1"><text:span text:style-name="T2">WY: vec[vec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4.937cm" svg:y1="11.034cm" svg:x2="4.175cm" svg:y2="17.765cm" draw:start-shape="id80" draw:start-glue-point="5" draw:end-shape="id88" draw:end-glue-point="5" svg:d="M4937 11034h-762v6731" svg:viewBox="0 0 763 6732">
          <text:p/>
        </draw:connector>
        <draw:custom-shape draw:style-name="gr99" draw:text-style-name="P9" xml:id="id89" draw:id="id89" draw:layer="layout" svg:width="4.064cm" svg:height="1.016cm" svg:x="7.604cm" svg:y="22.972cm">
          <text:p text:style-name="P1"><text:span text:style-name="T2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line-skew="1.27cm" svg:x1="4.175cm" svg:y1="18.908cm" svg:x2="9.636cm" svg:y2="22.972cm" draw:start-shape="id88" draw:start-glue-point="8" draw:end-shape="id89" draw:end-glue-point="4" svg:d="M4175 18908v3302h5461v762" svg:viewBox="0 0 5462 4065">
          <text:p/>
        </draw:connector>
        <draw:frame draw:style-name="gr100" draw:text-style-name="P5" draw:layer="layout" svg:width="1.349cm" svg:height="0.962cm" svg:x="9.303cm" svg:y="10.018cm">
          <draw:text-box>
            <text:p><text:span text:style-name="T2">tak</text:span></text:p>
          </draw:text-box>
        </draw:frame>
        <draw:frame draw:style-name="gr61" draw:text-style-name="P5" draw:layer="layout" svg:width="1.344cm" svg:height="0.962cm" svg:x="3.847cm" svg:y="9.945cm">
          <draw:text-box>
            <text:p><text:span text:style-name="T2">nie</text:span></text:p>
          </draw:text-box>
        </draw:frame>
        <draw:frame draw:style-name="gr101" draw:text-style-name="P5" draw:layer="layout" svg:width="1.905cm" svg:height="0.962cm" svg:x="12.938cm" svg:y="12.05cm">
          <draw:text-box>
            <text:p><text:span text:style-name="T2">tak</text:span></text:p>
          </draw:text-box>
        </draw:frame>
        <draw:frame draw:style-name="gr61" draw:text-style-name="P5" draw:layer="layout" svg:width="1.344cm" svg:height="0.962cm" svg:x="7.223cm" svg:y="12.104cm">
          <draw:text-box>
            <text:p><text:span text:style-name="T2">nie</text:span></text:p>
          </draw:text-box>
        </draw:frame>
        <draw:frame draw:style-name="gr59" draw:text-style-name="P5" draw:layer="layout" svg:width="1.349cm" svg:height="0.962cm" svg:x="16.621cm" svg:y="14.009cm">
          <draw:text-box>
            <text:p><text:span text:style-name="T2">tak</text:span></text:p>
          </draw:text-box>
        </draw:frame>
        <draw:frame draw:style-name="gr61" draw:text-style-name="P5" draw:layer="layout" svg:width="1.344cm" svg:height="0.962cm" svg:x="11.16cm" svg:y="14.082cm">
          <draw:text-box>
            <text:p><text:span text:style-name="T2">nie</text:span></text:p>
          </draw:text-box>
        </draw:frame>
        <draw:frame draw:style-name="gr102" draw:text-style-name="P5" draw:layer="layout" svg:width="12.995cm" svg:height="0.962cm" svg:x="7.477cm" svg:y="1.436cm">
          <draw:text-box>
            <text:p><text:span text:style-name="T2">Function 'get_ones_positions_from_matrix'</text:span></text:p>
          </draw:text-box>
        </draw:frame>
        <draw:frame draw:style-name="gr74" draw:text-style-name="P8" draw:layer="layout" svg:width="3.279cm" svg:height="0.962cm" svg:x="13.446cm" svg:y="5.826cm">
          <draw:text-box>
            <text:p>F=O(N^2)</text:p>
          </draw:text-box>
        </draw:frame>
      </draw:page>
      <draw:page draw:name="page8" draw:style-name="dp1" draw:master-page-name="Default">
        <draw:custom-shape draw:style-name="gr103" draw:text-style-name="P3" xml:id="id90" draw:id="id90" draw:layer="layout" svg:width="3.556cm" svg:height="0.762cm" svg:x="8.366cm" svg:y="2.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04" draw:text-style-name="P3" xml:id="id91" draw:id="id91" draw:layer="layout" svg:width="9.144cm" svg:height="0.889cm" svg:x="5.572cm" svg:y="3.918cm">
          <text:p text:style-name="P1"><text:span text:style-name="T1">WE: vec[ones] in_on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10.144cm" svg:y1="3.032cm" svg:x2="10.144cm" svg:y2="3.918cm" draw:start-shape="id90" draw:start-glue-point="6" draw:end-shape="id91" draw:end-glue-point="5" svg:d="M10144 3032v886" svg:viewBox="0 0 1 887">
          <text:p/>
        </draw:connector>
        <draw:frame draw:style-name="gr105" draw:text-style-name="P8" draw:layer="layout" svg:width="7.999cm" svg:height="0.962cm" svg:x="12.592cm" svg:y="1.056cm">
          <draw:text-box>
            <text:p><text:span text:style-name="T2">Function</text:span> 'open_brackets'</text:p>
          </draw:text-box>
        </draw:frame>
        <draw:custom-shape draw:style-name="gr106" draw:text-style-name="P3" xml:id="id92" draw:id="id92" draw:layer="layout" svg:width="7.366cm" svg:height="1.27cm" svg:x="6.461cm" svg:y="5.696cm">
          <text:p text:style-name="P1"><text:span text:style-name="T1">first_col ← get_first_col</text:span></text:p>
          <text:p text:style-name="P1"><text:span text:style-name="T1">i ← 0, m ← 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0.144cm" svg:y1="4.807cm" svg:x2="10.144cm" svg:y2="5.696cm" draw:start-shape="id91" draw:start-glue-point="8" draw:end-shape="id92" draw:end-glue-point="0" svg:d="M10144 4807v889" svg:viewBox="0 0 1 890">
          <text:p/>
        </draw:connector>
        <draw:custom-shape draw:style-name="gr107" draw:text-style-name="P3" xml:id="id94" draw:id="id94" draw:layer="layout" svg:width="7.366cm" svg:height="0.762cm" svg:x="10.652cm" svg:y="12.43cm">
          <text:p text:style-name="P1"><text:span text:style-name="T1">bufer ← in_ones[m+1]</text:span></text:p>
          <draw:enhanced-geometry svg:viewBox="0 0 21600 21600" draw:type="rectangle" draw:enhanced-path="M 0 0 L 21600 0 21600 21600 0 21600 0 0 Z N"/>
        </draw:custom-shape>
        <draw:custom-shape draw:style-name="gr108" draw:text-style-name="P10" xml:id="id93" draw:id="id93" draw:layer="layout" svg:width="5.334cm" svg:height="1.651cm" svg:x="7.477cm" svg:y="10.398cm">
          <text:p text:style-name="P1"><text:span text:style-name="T4">i&lt;sizeof(first_col)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12.811cm" svg:y1="11.224cm" svg:x2="14.335cm" svg:y2="12.43cm" draw:start-shape="id93" draw:start-glue-point="7" draw:end-shape="id94" svg:d="M12811 11224h1524v1206" svg:viewBox="0 0 1525 1207">
          <text:p/>
        </draw:connector>
        <draw:custom-shape draw:style-name="gr108" draw:text-style-name="P10" xml:id="id95" draw:id="id95" draw:layer="layout" svg:width="5.334cm" svg:height="1.651cm" svg:x="11.668cm" svg:y="14.208cm">
          <text:p text:style-name="P1"><text:span text:style-name="T4">k&lt;sizeoff(bufer) 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14.335cm" svg:y1="13.192cm" svg:x2="14.335cm" svg:y2="14.208cm" draw:start-shape="id94" draw:start-glue-point="2" draw:end-shape="id95" draw:end-glue-point="4" svg:d="M14335 13192v1016" svg:viewBox="0 0 1 1017">
          <text:p/>
        </draw:connector>
        <draw:custom-shape draw:style-name="gr109" draw:text-style-name="P3" xml:id="id96" draw:id="id96" draw:layer="layout" svg:width="6.731cm" svg:height="0.762cm" svg:x="13.065cm" svg:y="17.764cm">
          <text:p text:style-name="P1"><text:span text:style-name="T1">first_col_buf.add(bufer[k])</text:span></text:p>
          <draw:enhanced-geometry svg:viewBox="0 0 21600 21600" draw:type="rectangle" draw:enhanced-path="M 0 0 L 21600 0 21600 21600 0 21600 0 0 Z N"/>
        </draw:custom-shape>
        <draw:custom-shape draw:style-name="gr110" draw:text-style-name="P3" xml:id="id97" draw:id="id97" draw:layer="layout" svg:width="6.731cm" svg:height="1.27cm" svg:x="13.065cm" svg:y="19.161cm">
          <text:p text:style-name="P1"><text:span text:style-name="T1">buf_2.add(first_col_buf)</text:span></text:p>
          <text:p text:style-name="P1"><text:span text:style-name="T1">k ← k+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6.43cm" svg:y1="18.526cm" svg:x2="16.43cm" svg:y2="19.161cm" draw:start-shape="id96" draw:start-glue-point="2" draw:end-shape="id97" draw:end-glue-point="0" svg:d="M16430 18526v635" svg:viewBox="0 0 1 636">
          <text:p/>
        </draw:connector>
        <draw:custom-shape draw:style-name="gr109" draw:text-style-name="P3" xml:id="id98" draw:id="id98" draw:layer="layout" svg:width="6.731cm" svg:height="0.762cm" svg:x="13.065cm" svg:y="16.367cm">
          <text:p text:style-name="P1"><text:span text:style-name="T1">first_col_buf ← first_col[i]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-2.659cm 1.772cm" svg:x1="17.002cm" svg:y1="15.034cm" svg:x2="16.43cm" svg:y2="16.367cm" draw:start-shape="id95" draw:start-glue-point="7" draw:end-shape="id98" draw:end-glue-point="0" svg:d="M17002 15034h635v444h-1207v889" svg:viewBox="0 0 1208 1334">
          <text:p/>
        </draw:connector>
        <draw:connector draw:style-name="gr7" draw:text-style-name="P2" draw:layer="layout" svg:x1="16.43cm" svg:y1="17.129cm" svg:x2="16.43cm" svg:y2="17.764cm" draw:start-shape="id98" draw:start-glue-point="2" draw:end-shape="id96" svg:d="M16430 17129v635" svg:viewBox="0 0 1 636">
          <text:p/>
        </draw:connector>
        <draw:custom-shape draw:style-name="gr108" draw:text-style-name="P10" xml:id="id99" draw:id="id99" draw:layer="layout" svg:width="5.334cm" svg:height="1.651cm" svg:x="7.477cm" svg:y="7.858cm">
          <text:p text:style-name="P1"><text:span text:style-name="T4">m&lt;sizeof(in_ones)-1</text:span></text:p>
          <draw:enhanced-geometry svg:viewBox="0 0 21600 21600" draw:glue-points="10800 0 0 10800 10800 21600 21600 10800" draw:text-areas="5400 5400 16200 16200" draw:type="flowchart-decision" draw:enhanced-path="M 0 10800 L 10800 0 21600 10800 10800 21600 0 10800 Z N"/>
        </draw:custom-shape>
        <draw:connector draw:style-name="gr7" draw:text-style-name="P2" draw:layer="layout" svg:x1="10.144cm" svg:y1="6.966cm" svg:x2="10.144cm" svg:y2="7.858cm" draw:start-shape="id92" draw:start-glue-point="2" draw:end-shape="id99" draw:end-glue-point="4" svg:d="M10144 6966v892" svg:viewBox="0 0 1 893">
          <text:p/>
        </draw:connector>
        <draw:connector draw:style-name="gr7" draw:text-style-name="P2" draw:layer="layout" svg:x1="10.144cm" svg:y1="9.509cm" svg:x2="10.144cm" svg:y2="10.398cm" draw:start-shape="id99" draw:start-glue-point="6" draw:end-shape="id93" draw:end-glue-point="4" svg:d="M10144 9509v889" svg:viewBox="0 0 1 890">
          <text:p/>
        </draw:connector>
        <draw:connector draw:style-name="gr7" draw:text-style-name="P2" draw:layer="layout" draw:line-skew="0cm 8.883cm -0.206cm" svg:x1="16.43cm" svg:y1="20.431cm" svg:x2="14.335cm" svg:y2="14.208cm" draw:start-shape="id97" draw:start-glue-point="2" draw:end-shape="id95" draw:end-glue-point="4" svg:d="M16430 20431v501h3620v-7432h-5715v708" svg:viewBox="0 0 5716 7433">
          <text:p/>
        </draw:connector>
        <draw:custom-shape draw:style-name="gr111" draw:text-style-name="P3" xml:id="id100" draw:id="id100" draw:layer="layout" svg:width="1.905cm" svg:height="1.143cm" svg:x="9.89cm" svg:y="16.367cm">
          <text:p text:style-name="P1"><text:span text:style-name="T1">i ← i+1</text:span></text:p>
          <text:p text:style-name="P1"><text:span text:style-name="T1">k ← 0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1.668cm" svg:y1="15.034cm" svg:x2="10.842cm" svg:y2="16.367cm" draw:start-shape="id95" draw:start-glue-point="5" draw:end-shape="id100" svg:d="M11668 15034h-826v1333" svg:viewBox="0 0 827 1334">
          <text:p/>
        </draw:connector>
        <draw:connector draw:style-name="gr7" draw:text-style-name="P2" draw:layer="layout" draw:line-skew="3.183cm 6.991cm" svg:x1="10.842cm" svg:y1="17.51cm" svg:x2="10.144cm" svg:y2="10.398cm" draw:start-shape="id100" draw:start-glue-point="2" draw:end-shape="id93" draw:end-glue-point="4" svg:d="M10842 17510v3683h9462v-11297h-10160v502" svg:viewBox="0 0 10161 11298">
          <text:p/>
        </draw:connector>
        <draw:custom-shape draw:style-name="gr112" draw:text-style-name="P3" xml:id="id101" draw:id="id101" draw:layer="layout" svg:width="4.064cm" svg:height="1.651cm" svg:x="3.794cm" svg:y="12.43cm">
          <text:p text:style-name="P1"><text:span text:style-name="T1">m ← m+1</text:span></text:p>
          <text:p text:style-name="P1"><text:span text:style-name="T1">first_col ← buf_2</text:span></text:p>
          <text:p text:style-name="P1"><text:span text:style-name="T1">buf_2.clear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7.477cm" svg:y1="11.224cm" svg:x2="5.826cm" svg:y2="12.43cm" draw:start-shape="id93" draw:start-glue-point="5" draw:end-shape="id101" draw:end-glue-point="0" svg:d="M7477 11224h-1651v1206" svg:viewBox="0 0 1652 1207">
          <text:p/>
        </draw:connector>
        <draw:connector draw:style-name="gr7" draw:text-style-name="P2" draw:layer="layout" draw:line-skew="7.12cm 7.277cm" svg:x1="5.826cm" svg:y1="14.081cm" svg:x2="12.811cm" svg:y2="8.684cm" draw:start-shape="id101" draw:start-glue-point="2" draw:end-shape="id99" draw:end-glue-point="7" svg:d="M5826 14081v7620h14764v-13017h-7779" svg:viewBox="0 0 14765 13018">
          <text:p/>
        </draw:connector>
        <draw:custom-shape draw:style-name="gr113" draw:text-style-name="P3" xml:id="id102" draw:id="id102" draw:layer="layout" svg:width="4.318cm" svg:height="1.016cm" svg:x="1.254cm" svg:y="15.478cm">
          <text:p text:style-name="P1"><text:span text:style-name="T1">WY: first_co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7.477cm" svg:y1="8.684cm" svg:x2="3.413cm" svg:y2="15.478cm" draw:start-shape="id99" draw:start-glue-point="5" draw:end-shape="id102" draw:end-glue-point="5" svg:d="M7477 8684h-4064v6794" svg:viewBox="0 0 4065 6795">
          <text:p/>
        </draw:connector>
        <draw:custom-shape draw:style-name="gr103" draw:text-style-name="P3" xml:id="id103" draw:id="id103" draw:layer="layout" svg:width="3.556cm" svg:height="0.762cm" svg:x="8.747cm" svg:y="22.971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line-skew="2.349cm" svg:x1="3.413cm" svg:y1="16.494cm" svg:x2="10.525cm" svg:y2="22.971cm" draw:start-shape="id102" draw:start-glue-point="8" draw:end-shape="id103" svg:d="M3413 16494v5588h7112v889" svg:viewBox="0 0 7113 6478">
          <text:p/>
        </draw:connector>
        <draw:frame draw:style-name="gr114" draw:text-style-name="P8" draw:layer="layout" svg:width="4.748cm" svg:height="0.962cm" svg:x="2.905cm" svg:y="25.765cm">
          <draw:text-box>
            <text:p>F=O(N^3+N^2)</text:p>
          </draw:text-box>
        </draw:frame>
        <draw:frame draw:style-name="gr115" draw:text-style-name="P5" draw:layer="layout" svg:width="1.4cm" svg:height="1cm" svg:x="8.7cm" svg:y="9.2cm">
          <draw:text-box>
            <text:p><text:span text:style-name="T2">tak</text:span></text:p>
          </draw:text-box>
        </draw:frame>
        <draw:frame draw:style-name="gr100" draw:text-style-name="P5" draw:layer="layout" svg:width="1.349cm" svg:height="0.962cm" svg:x="12.651cm" svg:y="10.3cm">
          <draw:text-box>
            <text:p><text:span text:style-name="T2">tak</text:span></text:p>
          </draw:text-box>
        </draw:frame>
        <draw:frame draw:style-name="gr100" draw:text-style-name="P5" draw:layer="layout" svg:width="1.349cm" svg:height="0.962cm" svg:x="16.7cm" svg:y="14.038cm">
          <draw:text-box>
            <text:p><text:span text:style-name="T2">tak</text:span></text:p>
          </draw:text-box>
        </draw:frame>
        <draw:frame draw:style-name="gr100" draw:text-style-name="P5" draw:layer="layout" svg:width="1.349cm" svg:height="0.962cm" svg:x="6.351cm" svg:y="7.6cm">
          <draw:text-box>
            <text:p><text:span text:style-name="T2">nie</text:span></text:p>
          </draw:text-box>
        </draw:frame>
        <draw:frame draw:style-name="gr100" draw:text-style-name="P5" draw:layer="layout" svg:width="1.349cm" svg:height="0.962cm" svg:x="6.551cm" svg:y="10.3cm">
          <draw:text-box>
            <text:p><text:span text:style-name="T2">nie</text:span></text:p>
          </draw:text-box>
        </draw:frame>
        <draw:frame draw:style-name="gr100" draw:text-style-name="P5" draw:layer="layout" svg:width="1.349cm" svg:height="0.962cm" svg:x="10.751cm" svg:y="14.138cm">
          <draw:text-box>
            <text:p><text:span text:style-name="T2">nie</text:span></text:p>
          </draw:text-box>
        </draw:frame>
      </draw:page>
      <draw:page draw:name="page9" draw:style-name="dp1" draw:master-page-name="Default">
        <draw:g>
          <draw:g>
            <draw:path draw:style-name="gr116" draw:text-style-name="P12" draw:layer="layout" svg:width="3.25cm" svg:height="1cm" svg:x="6.431cm" svg:y="1.715cm" svg:viewBox="0 0 3251 1001" svg:d="M500 1001h2252c92 0 170-21 250-67 79-46 137-103 183-183s66-158 66-251c0-92-20-170-66-250s-104-137-183-183c-80-46-158-67-250-67h-2252c-92 0-170 21-250 67-79 46-137 103-183 183s-67 158-67 251c0 92 21 170 67 250s104 137 183 183c80 46 158 67 250 67z">
              <text:p/>
            </draw:path>
            <draw:path draw:style-name="gr117" draw:text-style-name="P11" draw:layer="layout" svg:width="3.25cm" svg:height="1cm" svg:x="6.431cm" svg:y="1.715cm" svg:viewBox="0 0 3251 1001" svg:d="M500 1001h2252c92 0 170-21 250-67 79-46 137-103 183-183s66-158 66-251c0-92-20-170-66-250s-104-137-183-183c-80-46-158-67-250-67h-2252c-92 0-170 21-250 67-79 46-137 103-183 183s-67 158-67 251c0 92 21 170 67 250s104 137 183 183c80 46 158 67 250 67z">
              <text:p/>
            </draw:path>
          </draw:g>
          <draw:frame draw:style-name="gr118" draw:text-style-name="P11" draw:layer="layout" svg:width="3.25cm" svg:height="1.253cm" svg:x="6.431cm" svg:y="1.589cm">
            <draw:text-box>
              <text:p text:style-name="P13"><text:span text:style-name="T5">Start</text:span><text:span text:style-name="T5"><text:line-break/></text:span><text:span text:style-name="T5"/></text:p>
            </draw:text-box>
          </draw:frame>
        </draw:g>
        <draw:g>
          <draw:g>
            <draw:polygon draw:style-name="gr116" draw:text-style-name="P12" draw:layer="layout" svg:width="8.525cm" svg:height="1.05cm" svg:x="3.794cm" svg:y="3.665cm" svg:viewBox="0 0 8526 1051" draw:points="0,1051 8000,1051 8526,0 524,0">
              <text:p/>
            </draw:polygon>
            <draw:polygon draw:style-name="gr117" draw:text-style-name="P11" draw:layer="layout" svg:width="8.525cm" svg:height="1.05cm" svg:x="3.794cm" svg:y="3.665cm" svg:viewBox="0 0 8526 1051" draw:points="0,1051 8000,1051 8526,0 524,0">
              <text:p/>
            </draw:polygon>
          </draw:g>
          <draw:frame draw:style-name="gr119" draw:text-style-name="P11" draw:layer="layout" svg:width="5.333cm" svg:height="1.185cm" svg:x="5.389cm" svg:y="3.598cm">
            <draw:text-box>
              <text:p text:style-name="P13"><text:span text:style-name="T6">Vector&lt;vector&lt;int&gt;&gt; in_data</text:span></text:p>
            </draw:text-box>
          </draw:frame>
        </draw:g>
        <draw:line draw:style-name="gr120" draw:text-style-name="P11" draw:layer="layout" svg:x1="8.056cm" svg:y1="2.715cm" svg:x2="8.056cm" svg:y2="3.665cm">
          <text:p/>
        </draw:line>
        <draw:g xml:id="id112" draw:id="id112">
          <draw:g>
            <draw:polygon draw:style-name="gr121" draw:text-style-name="P12" draw:layer="layout" svg:width="8.25cm" svg:height="1.817cm" svg:x="3.806cm" svg:y="5.513cm" svg:viewBox="0 0 8251 1818" draw:points="0,1818 8251,1818 8251,0 0,0">
              <text:p/>
            </draw:polygon>
            <draw:polygon draw:style-name="gr120" draw:text-style-name="P11" draw:layer="layout" svg:width="8.25cm" svg:height="1.817cm" svg:x="3.806cm" svg:y="5.513cm" svg:viewBox="0 0 8251 1818" draw:points="0,1818 8251,1818 8251,0 0,0">
              <text:p/>
            </draw:polygon>
          </draw:g>
          <draw:frame draw:style-name="gr122" draw:text-style-name="P14" draw:layer="layout" svg:width="8.25cm" svg:height="2.365cm" svg:x="3.806cm" svg:y="5.239cm">
            <draw:text-box>
              <text:p text:style-name="P13"><text:span text:style-name="T7">Vector&lt;int&gt; bufer</text:span><text:span text:style-name="T7"><text:line-break/></text:span><text:span text:style-name="T7">I &lt;- 0</text:span><text:span text:style-name="T7"><text:line-break/></text:span><text:span text:style-name="T7">K &lt;-0</text:span></text:p>
              <text:p text:style-name="P13"><text:span text:style-name="T7">vector&lt;vector&lt;int&gt;&gt; result</text:span></text:p>
            </draw:text-box>
          </draw:frame>
        </draw:g>
        <draw:g xml:id="id104" draw:id="id104">
          <draw:g>
            <draw:polygon draw:style-name="gr116" draw:text-style-name="P12" draw:layer="layout" svg:width="3.2cm" svg:height="1.5cm" svg:x="6.435cm" svg:y="9.659cm" svg:viewBox="0 0 3201 1501" draw:points="0,751 1600,0 3201,751 1600,1501">
              <text:p/>
            </draw:polygon>
            <draw:polygon draw:style-name="gr117" draw:text-style-name="P11" draw:layer="layout" svg:width="3.2cm" svg:height="1.5cm" svg:x="6.435cm" svg:y="9.659cm" svg:viewBox="0 0 3201 1501" draw:points="0,751 1600,0 3201,751 1600,1501">
              <text:p/>
            </draw:polygon>
          </draw:g>
          <draw:frame draw:style-name="gr123" draw:text-style-name="P11" draw:layer="layout" svg:width="2.667cm" svg:height="1.125cm" svg:x="6.702cm" svg:y="9.847cm">
            <draw:text-box>
              <text:p text:style-name="P13"><text:span text:style-name="T8">i&lt;sizeof(in_data)</text:span></text:p>
            </draw:text-box>
          </draw:frame>
        </draw:g>
        <draw:polyline draw:style-name="gr124" draw:text-style-name="P11" draw:layer="layout" svg:width="0.125cm" svg:height="0.75cm" svg:x="7.931cm" svg:y="4.715cm" svg:viewBox="0 0 126 751" draw:points="0,751 0,375 126,375 126,0">
          <text:p/>
        </draw:polyline>
        <draw:g xml:id="id105" draw:id="id105">
          <draw:g>
            <draw:polygon draw:style-name="gr116" draw:text-style-name="P12" draw:layer="layout" svg:width="6cm" svg:height="1cm" svg:x="10.479cm" svg:y="11.174cm" svg:viewBox="0 0 6001 1001" draw:points="0,1001 6001,1001 6001,0 0,0">
              <text:p/>
            </draw:polygon>
            <draw:polygon draw:style-name="gr117" draw:text-style-name="P11" draw:layer="layout" svg:width="6cm" svg:height="1cm" svg:x="10.479cm" svg:y="11.174cm" svg:viewBox="0 0 6001 1001" draw:points="0,1001 6001,1001 6001,0 0,0">
              <text:p/>
            </draw:polygon>
          </draw:g>
          <draw:frame draw:style-name="gr125" draw:text-style-name="P11" draw:layer="layout" svg:width="6cm" svg:height="1cm" svg:x="10.479cm" svg:y="11.174cm">
            <draw:text-box>
              <text:p text:style-name="P13"><text:span text:style-name="T6">Bufer &lt;- in_data[i]</text:span></text:p>
            </draw:text-box>
          </draw:frame>
        </draw:g>
        <draw:g xml:id="id106" draw:id="id106">
          <draw:g>
            <draw:polygon draw:style-name="gr121" draw:text-style-name="P12" draw:layer="layout" svg:width="4.325cm" svg:height="1.996cm" svg:x="10.779cm" svg:y="12.938cm" svg:viewBox="0 0 4326 1997" draw:points="0,998 2163,0 4326,998 2163,1997">
              <text:p/>
            </draw:polygon>
            <draw:polygon draw:style-name="gr120" draw:text-style-name="P11" draw:layer="layout" svg:width="4.325cm" svg:height="1.996cm" svg:x="10.779cm" svg:y="12.938cm" svg:viewBox="0 0 4326 1997" draw:points="0,998 2163,0 4326,998 2163,1997">
              <text:p/>
            </draw:polygon>
          </draw:g>
          <draw:frame draw:style-name="gr126" draw:text-style-name="P11" draw:layer="layout" svg:width="3.604cm" svg:height="1.497cm" svg:x="11.139cm" svg:y="13.188cm">
            <draw:text-box>
              <text:p text:style-name="P13"><text:span text:style-name="T8">K&lt;sizeof(in_data)</text:span></text:p>
            </draw:text-box>
          </draw:frame>
        </draw:g>
        <draw:g xml:id="id108" draw:id="id108">
          <draw:g>
            <draw:polygon draw:style-name="gr116" draw:text-style-name="P12" draw:layer="layout" svg:width="3.9cm" svg:height="1.5cm" svg:x="14.764cm" svg:y="17.002cm" svg:viewBox="0 0 3901 1501" draw:points="0,751 1951,0 3901,751 1951,1501">
              <text:p/>
            </draw:polygon>
            <draw:polygon draw:style-name="gr117" draw:text-style-name="P11" draw:layer="layout" svg:width="3.9cm" svg:height="1.5cm" svg:x="14.764cm" svg:y="17.002cm" svg:viewBox="0 0 3901 1501" draw:points="0,751 1951,0 3901,751 1951,1501">
              <text:p/>
            </draw:polygon>
          </draw:g>
          <draw:frame draw:style-name="gr123" draw:text-style-name="P11" draw:layer="layout" svg:width="3.25cm" svg:height="1.125cm" svg:x="15.089cm" svg:y="17.189cm">
            <draw:text-box>
              <text:p text:style-name="P13"><text:span text:style-name="T8">In_data[k] includes bufer</text:span></text:p>
            </draw:text-box>
          </draw:frame>
        </draw:g>
        <draw:g xml:id="id109" draw:id="id109">
          <draw:g>
            <draw:polygon draw:style-name="gr116" draw:text-style-name="P12" draw:layer="layout" svg:width="4cm" svg:height="1cm" svg:x="14.779cm" svg:y="19.288cm" svg:viewBox="0 0 4001 1001" draw:points="0,1001 4001,1001 4001,0 0,0">
              <text:p/>
            </draw:polygon>
            <draw:polygon draw:style-name="gr117" draw:text-style-name="P11" draw:layer="layout" svg:width="4cm" svg:height="1cm" svg:x="14.779cm" svg:y="19.288cm" svg:viewBox="0 0 4001 1001" draw:points="0,1001 4001,1001 4001,0 0,0">
              <text:p/>
            </draw:polygon>
          </draw:g>
          <draw:frame draw:style-name="gr125" draw:text-style-name="P11" draw:layer="layout" svg:width="4cm" svg:height="1cm" svg:x="14.779cm" svg:y="19.288cm">
            <draw:text-box>
              <text:p text:style-name="P13"><text:span text:style-name="T6">Delete in_data[k]</text:span></text:p>
            </draw:text-box>
          </draw:frame>
        </draw:g>
        <draw:frame draw:style-name="gr60" draw:text-style-name="P11" draw:layer="layout" svg:width="9.76cm" svg:height="0.963cm" svg:x="10.925cm" svg:y="0.873cm">
          <draw:text-box>
            <text:p><text:span text:style-name="T2">Function</text:span> 'cross_out_implicants'</text:p>
          </draw:text-box>
        </draw:frame>
        <draw:connector draw:style-name="gr7" draw:text-style-name="P2" draw:layer="layout" svg:x1="9.636cm" svg:y1="10.409cm" svg:x2="13.479cm" svg:y2="11.174cm" draw:start-shape="id104" draw:start-glue-point="1" draw:end-shape="id105" draw:end-glue-point="0" svg:d="M9636 10409h3843v765" svg:viewBox="0 0 3844 766">
          <text:p/>
        </draw:connector>
        <draw:custom-shape draw:style-name="gr127" draw:text-style-name="P15" xml:id="id107" draw:id="id107" draw:layer="layout" svg:width="3.683cm" svg:height="1.524cm" svg:x="14.716cm" svg:y="14.589cm">
          <text:p text:style-name="P1"><text:span text:style-name="T1">k!=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5.105cm" svg:y1="13.936cm" svg:x2="16.557cm" svg:y2="14.589cm" draw:start-shape="id106" draw:start-glue-point="1" draw:end-shape="id107" draw:end-glue-point="4" svg:d="M15105 13936h1452v653" svg:viewBox="0 0 1453 654">
          <text:p/>
        </draw:connector>
        <draw:connector draw:style-name="gr7" draw:text-style-name="P2" draw:layer="layout" svg:x1="16.557cm" svg:y1="16.113cm" svg:x2="16.714cm" svg:y2="17.002cm" draw:start-shape="id107" draw:start-glue-point="6" draw:end-shape="id108" draw:end-glue-point="0" svg:d="M16557 16113v444h157v445" svg:viewBox="0 0 158 890">
          <text:p/>
        </draw:connector>
        <draw:connector draw:style-name="gr7" draw:text-style-name="P2" draw:layer="layout" draw:line-skew="-0.156cm" svg:x1="13.479cm" svg:y1="12.175cm" svg:x2="12.942cm" svg:y2="12.938cm" draw:start-shape="id105" draw:start-glue-point="2" draw:end-shape="id106" draw:end-glue-point="0" svg:d="M13479 12175v225h-537v538" svg:viewBox="0 0 538 764">
          <text:p/>
        </draw:connector>
        <draw:connector draw:style-name="gr7" draw:text-style-name="P2" draw:layer="layout" svg:x1="16.714cm" svg:y1="18.503cm" svg:x2="16.779cm" svg:y2="19.288cm" draw:start-shape="id108" draw:start-glue-point="2" draw:end-shape="id109" draw:end-glue-point="0" svg:d="M16714 18503v393h65v392" svg:viewBox="0 0 66 786">
          <text:p/>
        </draw:connector>
        <draw:custom-shape draw:style-name="gr128" draw:text-style-name="P16" xml:id="id110" draw:id="id110" draw:layer="layout" svg:width="2.667cm" svg:height="1.016cm" svg:x="8.239cm" svg:y="18.526cm">
          <text:p text:style-name="P1"><text:span text:style-name="T1">i ← i+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draw:line-skew="3.055cm 8.263cm" svg:x1="9.572cm" svg:y1="19.542cm" svg:x2="8.035cm" svg:y2="9.659cm" draw:start-shape="id110" draw:start-glue-point="2" draw:end-shape="id104" draw:end-glue-point="0" svg:d="M9572 19542v3556h10097v-13943h-11634v504" svg:viewBox="0 0 11635 13944">
          <text:p/>
        </draw:connector>
        <draw:custom-shape draw:style-name="gr128" draw:text-style-name="P16" xml:id="id111" draw:id="id111" draw:layer="layout" svg:width="2.667cm" svg:height="1.016cm" svg:x="15.478cm" svg:y="21.066cm">
          <text:p text:style-name="P1"><text:span text:style-name="T1">k ← k+1</text:span></text:p>
          <draw:enhanced-geometry svg:viewBox="0 0 21600 21600" draw:type="rectangle" draw:enhanced-path="M 0 0 L 21600 0 21600 21600 0 21600 0 0 Z N"/>
        </draw:custom-shape>
        <draw:connector draw:style-name="gr7" draw:text-style-name="P2" draw:layer="layout" svg:x1="14.764cm" svg:y1="17.752cm" svg:x2="15.478cm" svg:y2="21.574cm" draw:start-shape="id108" draw:start-glue-point="3" draw:end-shape="id111" draw:end-glue-point="3" svg:d="M14764 17752h-504v3822h1218" svg:viewBox="0 0 1219 3823">
          <text:p/>
        </draw:connector>
        <draw:connector draw:style-name="gr7" draw:text-style-name="P2" draw:layer="layout" draw:line-skew="-0.414cm" svg:x1="14.716cm" svg:y1="15.351cm" svg:x2="15.478cm" svg:y2="21.574cm" draw:start-shape="id107" draw:start-glue-point="5" draw:end-shape="id111" draw:end-glue-point="3" svg:d="M14716 15351h-916v6223h1678" svg:viewBox="0 0 1679 6224">
          <text:p/>
        </draw:connector>
        <draw:connector draw:style-name="gr7" draw:text-style-name="P2" draw:layer="layout" svg:x1="7.931cm" svg:y1="7.604cm" svg:x2="8.035cm" svg:y2="9.659cm" draw:start-shape="id112" draw:start-glue-point="2" draw:end-shape="id104" draw:end-glue-point="0" svg:d="M7931 7604v1026h104v1029" svg:viewBox="0 0 105 2056">
          <text:p/>
        </draw:connector>
        <draw:custom-shape draw:style-name="gr129" draw:text-style-name="P15" xml:id="id113" draw:id="id113" draw:layer="layout" svg:width="4.572cm" svg:height="1.143cm" svg:x="7.985cm" svg:y="16.494cm">
          <text:p text:style-name="P1"><text:span text:style-name="T1">Result.add bufe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0.779cm" svg:y1="13.936cm" svg:x2="10.271cm" svg:y2="16.494cm" draw:start-shape="id106" draw:start-glue-point="3" draw:end-shape="id113" draw:end-glue-point="4" svg:d="M10779 13936h-508v2558" svg:viewBox="0 0 509 2559">
          <text:p/>
        </draw:connector>
        <draw:connector draw:style-name="gr7" draw:text-style-name="P2" draw:layer="layout" svg:x1="10.271cm" svg:y1="17.637cm" svg:x2="9.572cm" svg:y2="18.526cm" draw:start-shape="id113" draw:start-glue-point="6" draw:end-shape="id110" draw:end-glue-point="0" svg:d="M10271 17637v445h-699v444" svg:viewBox="0 0 700 890">
          <text:p/>
        </draw:connector>
        <draw:connector draw:style-name="gr7" draw:text-style-name="P2" draw:layer="layout" draw:line-skew="0cm 4.82cm" svg:x1="16.779cm" svg:y1="20.289cm" svg:x2="16.557cm" svg:y2="14.589cm" draw:start-shape="id109" draw:start-glue-point="2" draw:end-shape="id107" draw:end-glue-point="4" svg:d="M16779 20289v504h2255v-6705h-2477v501" svg:viewBox="0 0 2478 6706">
          <text:p/>
        </draw:connector>
        <draw:connector draw:style-name="gr7" draw:text-style-name="P2" draw:layer="layout" draw:line-skew="0cm 0.655cm" svg:x1="16.811cm" svg:y1="22.082cm" svg:x2="12.942cm" svg:y2="12.938cm" draw:start-shape="id111" draw:start-glue-point="2" draw:end-shape="id106" draw:end-glue-point="0" svg:d="M16811 22082v501h2489v-10150h-6358v505" svg:viewBox="0 0 6359 10151">
          <text:p/>
        </draw:connector>
        <draw:custom-shape draw:style-name="gr130" draw:text-style-name="P15" xml:id="id114" draw:id="id114" draw:layer="layout" svg:width="4.699cm" svg:height="0.889cm" svg:x="3.286cm" svg:y="13.827cm">
          <text:p text:style-name="P1"><text:span text:style-name="T1">WY: result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6.435cm" svg:y1="10.409cm" svg:x2="5.635cm" svg:y2="13.827cm" draw:start-shape="id104" draw:start-glue-point="3" draw:end-shape="id114" svg:d="M6435 10409h-800v3418" svg:viewBox="0 0 801 3419">
          <text:p/>
        </draw:connector>
        <draw:custom-shape draw:style-name="gr131" draw:text-style-name="P16" xml:id="id115" draw:id="id115" draw:layer="layout" svg:width="3.556cm" svg:height="0.889cm" svg:x="5.953cm" svg:y="24.622cm">
          <text:p text:style-name="P1">stop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5.636cm" svg:y1="14.716cm" svg:x2="7.731cm" svg:y2="24.622cm" draw:start-shape="id114" draw:start-glue-point="8" draw:end-shape="id115" draw:end-glue-point="4" svg:d="M5636 14716v4953h2095v4953" svg:viewBox="0 0 2096 9907">
          <text:p/>
        </draw:connector>
        <draw:frame draw:style-name="gr28" draw:text-style-name="P11" draw:layer="layout" svg:width="1.167cm" svg:height="0.807cm" svg:x="9.485cm" svg:y="9.591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14.843cm" svg:y="13.065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16.597cm" svg:y="15.941cm">
          <draw:text-box>
            <text:p><text:span text:style-name="T1">tak</text:span></text:p>
          </draw:text-box>
        </draw:frame>
        <draw:frame draw:style-name="gr28" draw:text-style-name="P11" draw:layer="layout" svg:width="1.167cm" svg:height="0.807cm" svg:x="16.851cm" svg:y="18.399cm">
          <draw:text-box>
            <text:p><text:span text:style-name="T1">tak</text:span></text:p>
          </draw:text-box>
        </draw:frame>
        <draw:frame draw:style-name="gr28" draw:text-style-name="P11" draw:layer="layout" svg:width="1.162cm" svg:height="0.807cm" svg:x="5.553cm" svg:y="9.636cm">
          <draw:text-box>
            <text:p><text:span text:style-name="T1">nie</text:span></text:p>
          </draw:text-box>
        </draw:frame>
        <draw:frame draw:style-name="gr28" draw:text-style-name="P11" draw:layer="layout" svg:width="1.162cm" svg:height="0.807cm" svg:x="9.998cm" svg:y="13.02cm">
          <draw:text-box>
            <text:p><text:span text:style-name="T1">nie</text:span></text:p>
          </draw:text-box>
        </draw:frame>
        <draw:frame draw:style-name="gr28" draw:text-style-name="P11" draw:layer="layout" svg:width="1.162cm" svg:height="0.807cm" svg:x="13.827cm" svg:y="14.671cm">
          <draw:text-box>
            <text:p><text:span text:style-name="T1">nie</text:span></text:p>
          </draw:text-box>
        </draw:frame>
        <draw:frame draw:style-name="gr28" draw:text-style-name="P11" draw:layer="layout" svg:width="1.162cm" svg:height="0.807cm" svg:x="14.062cm" svg:y="16.83cm">
          <draw:text-box>
            <text:p><text:span text:style-name="T1">nie</text:span></text:p>
          </draw:text-box>
        </draw:frame>
        <draw:frame draw:style-name="gr132" draw:text-style-name="P8" draw:layer="layout" svg:width="13.147cm" svg:height="0.962cm" svg:x="1.8cm" svg:y="25.5cm">
          <draw:text-box>
            <text:p>F=O((N^2*log)+2*(N*log)+(2*N^3*log+N^3)+)</text:p>
          </draw:text-box>
        </draw:frame>
      </draw:page>
      <draw:page draw:name="page10" draw:style-name="dp1" draw:master-page-name="Default">
        <draw:custom-shape draw:style-name="gr133" draw:text-style-name="P3" xml:id="id116" draw:id="id116" draw:layer="layout" svg:width="3.302cm" svg:height="0.762cm" svg:x="6.588cm" svg:y="2.524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frame draw:style-name="gr134" draw:text-style-name="P8" draw:layer="layout" svg:width="8.702cm" svg:height="0.962cm" svg:x="12.049cm" svg:y="0.873cm">
          <draw:text-box>
            <text:p><text:span text:style-name="T2">Function</text:span> 'get_result_matrix'</text:p>
          </draw:text-box>
        </draw:frame>
        <draw:custom-shape draw:style-name="gr135" draw:text-style-name="P3" xml:id="id117" draw:id="id117" draw:layer="layout" svg:width="4.826cm" svg:height="0.762cm" svg:x="5.699cm" svg:y="3.921cm">
          <text:p text:style-name="P1"><text:span text:style-name="T1">WE: impl[k][n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36" draw:text-style-name="P3" xml:id="id118" draw:id="id118" draw:layer="layout" svg:width="7.239cm" svg:height="0.762cm" svg:x="4.429cm" svg:y="5.318cm">
          <text:p text:style-name="P1"><text:span text:style-name="T1">I[ ] ← unique values from impl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32" draw:text-style-name="P3" xml:id="id119" draw:id="id119" draw:layer="layout" svg:width="5.588cm" svg:height="1.651cm" svg:x="5.191cm" svg:y="6.969cm">
          <text:p text:style-name="P1"><text:span text:style-name="T1">i ← sizeof(I)</text:span></text:p>
          <text:p text:style-name="P1"><text:span text:style-name="T1">res ← createMatrix(k,i)</text:span></text:p>
          <text:p text:style-name="P1"><text:span text:style-name="T1">c,j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37" draw:text-style-name="P3" xml:id="id120" draw:id="id120" draw:layer="layout" svg:width="3.683cm" svg:height="1.397cm" svg:x="6.207cm" svg:y="9.509cm">
          <text:p text:style-name="P1"><text:span text:style-name="T1">c&lt;k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37" draw:text-style-name="P3" xml:id="id121" draw:id="id121" draw:layer="layout" svg:width="3.683cm" svg:height="1.397cm" svg:x="9.382cm" svg:y="10.652cm">
          <text:p text:style-name="P1"><text:span text:style-name="T1">j&lt;i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8.239cm" svg:y1="3.286cm" svg:x2="8.112cm" svg:y2="3.921cm" draw:start-shape="id116" draw:start-glue-point="6" draw:end-shape="id117" draw:end-glue-point="5" svg:d="M8239 3286v318h-127v317" svg:viewBox="0 0 128 636">
          <text:p/>
        </draw:connector>
        <draw:connector draw:style-name="gr7" draw:text-style-name="P2" draw:layer="layout" svg:x1="8.112cm" svg:y1="4.683cm" svg:x2="8.049cm" svg:y2="5.318cm" draw:start-shape="id117" draw:start-glue-point="8" draw:end-shape="id118" draw:end-glue-point="4" svg:d="M8112 4683v318h-63v317" svg:viewBox="0 0 64 636">
          <text:p/>
        </draw:connector>
        <draw:connector draw:style-name="gr7" draw:text-style-name="P2" draw:layer="layout" svg:x1="8.049cm" svg:y1="6.08cm" svg:x2="7.985cm" svg:y2="6.969cm" draw:start-shape="id118" draw:start-glue-point="6" draw:end-shape="id119" draw:end-glue-point="4" svg:d="M8049 6080v445h-64v444" svg:viewBox="0 0 65 890">
          <text:p/>
        </draw:connector>
        <draw:connector draw:style-name="gr7" draw:text-style-name="P2" draw:layer="layout" svg:x1="7.985cm" svg:y1="8.62cm" svg:x2="8.048cm" svg:y2="9.509cm" draw:start-shape="id119" draw:start-glue-point="6" draw:end-shape="id120" draw:end-glue-point="4" svg:d="M7985 8620v445h63v444" svg:viewBox="0 0 64 890">
          <text:p/>
        </draw:connector>
        <draw:connector draw:style-name="gr7" draw:text-style-name="P2" draw:layer="layout" svg:x1="9.89cm" svg:y1="10.208cm" svg:x2="11.223cm" svg:y2="10.652cm" draw:start-shape="id120" draw:start-glue-point="7" draw:end-shape="id121" draw:end-glue-point="4" svg:d="M9890 10208h1333v444" svg:viewBox="0 0 1334 445">
          <text:p/>
        </draw:connector>
        <draw:custom-shape draw:style-name="gr138" draw:text-style-name="P10" xml:id="id122" draw:id="id122" draw:layer="layout" svg:width="5.08cm" svg:height="1.651cm" svg:x="12.811cm" svg:y="11.922cm">
          <text:p text:style-name="P1"><text:span text:style-name="T4">impl[c] consists I[]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13.065cm" svg:y1="11.351cm" svg:x2="15.351cm" svg:y2="11.922cm" draw:start-shape="id121" draw:start-glue-point="7" draw:end-shape="id122" draw:end-glue-point="4" svg:d="M13065 11351h2286v571" svg:viewBox="0 0 2287 572">
          <text:p/>
        </draw:connector>
        <draw:custom-shape draw:style-name="gr139" draw:text-style-name="P3" xml:id="id123" draw:id="id123" draw:layer="layout" svg:width="3.302cm" svg:height="0.762cm" svg:x="16.621cm" svg:y="13.954cm">
          <text:p text:style-name="P1"><text:span text:style-name="T1">res[c][j] ← 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0" draw:text-style-name="P3" xml:id="id125" draw:id="id125" draw:layer="layout" svg:width="2.667cm" svg:height="0.762cm" svg:x="14.081cm" svg:y="15.732cm">
          <text:p text:style-name="P1"><text:span text:style-name="T1">j ← j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7.891cm" svg:y1="12.748cm" svg:x2="18.272cm" svg:y2="13.954cm" draw:start-shape="id122" draw:start-glue-point="7" draw:end-shape="id123" draw:end-glue-point="4" svg:d="M17891 12748h381v1206" svg:viewBox="0 0 382 1207">
          <text:p/>
        </draw:connector>
        <draw:custom-shape draw:style-name="gr139" draw:text-style-name="P3" xml:id="id124" draw:id="id124" draw:layer="layout" svg:width="3.302cm" svg:height="0.762cm" svg:x="10.779cm" svg:y="13.954cm">
          <text:p text:style-name="P1"><text:span text:style-name="T1">res[c][j]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2.811cm" svg:y1="12.748cm" svg:x2="12.43cm" svg:y2="13.954cm" draw:start-shape="id122" draw:start-glue-point="5" draw:end-shape="id124" draw:end-glue-point="4" svg:d="M12811 12748h-381v1206" svg:viewBox="0 0 382 1207">
          <text:p/>
        </draw:connector>
        <draw:connector draw:style-name="gr7" draw:text-style-name="P2" draw:layer="layout" svg:x1="12.43cm" svg:y1="14.716cm" svg:x2="15.415cm" svg:y2="15.732cm" draw:start-shape="id124" draw:start-glue-point="6" draw:end-shape="id125" draw:end-glue-point="4" svg:d="M12430 14716v509h2985v507" svg:viewBox="0 0 2986 1017">
          <text:p/>
        </draw:connector>
        <draw:connector draw:style-name="gr7" draw:text-style-name="P2" draw:layer="layout" svg:x1="18.272cm" svg:y1="14.716cm" svg:x2="15.415cm" svg:y2="15.732cm" draw:start-shape="id123" draw:start-glue-point="6" draw:end-shape="id125" draw:end-glue-point="4" svg:d="M18272 14716v509h-2857v507" svg:viewBox="0 0 2858 1017">
          <text:p/>
        </draw:connector>
        <draw:connector draw:style-name="gr7" draw:text-style-name="P2" draw:layer="layout" draw:line-skew="0cm 6.604cm" svg:x1="15.415cm" svg:y1="16.494cm" svg:x2="11.223cm" svg:y2="10.652cm" draw:start-shape="id125" draw:start-glue-point="6" draw:end-shape="id121" draw:end-glue-point="4" svg:d="M15415 16494v502h4762v-6846h-8954v502" svg:viewBox="0 0 8955 6847">
          <text:p/>
        </draw:connector>
        <draw:custom-shape draw:style-name="gr141" draw:text-style-name="P3" xml:id="id126" draw:id="id126" draw:layer="layout" svg:width="2.667cm" svg:height="1.143cm" svg:x="6.969cm" svg:y="12.557cm">
          <text:p text:style-name="P1"><text:span text:style-name="T1">c ← c+1</text:span></text:p>
          <text:p text:style-name="P1"><text:span text:style-name="T1">j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9.382cm" svg:y1="11.351cm" svg:x2="8.302cm" svg:y2="12.557cm" draw:start-shape="id121" draw:start-glue-point="5" draw:end-shape="id126" svg:d="M9382 11351h-1080v1206" svg:viewBox="0 0 1081 1207">
          <text:p/>
        </draw:connector>
        <draw:connector draw:style-name="gr7" draw:text-style-name="P2" draw:layer="layout" draw:line-skew="3.563cm 10.04cm" svg:x1="8.303cm" svg:y1="13.7cm" svg:x2="8.048cm" svg:y2="9.509cm" draw:start-shape="id126" draw:start-glue-point="6" draw:end-shape="id120" draw:end-glue-point="4" svg:d="M8303 13700v4064h12128v-8757h-12383v502" svg:viewBox="0 0 12384 8758">
          <text:p/>
        </draw:connector>
        <draw:custom-shape draw:style-name="gr142" draw:text-style-name="P3" xml:id="id127" draw:id="id127" draw:layer="layout" svg:width="4.064cm" svg:height="0.889cm" svg:x="2.524cm" svg:y="11.287cm">
          <text:p text:style-name="P1"><text:span text:style-name="T1">WY: res, l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3" draw:text-style-name="P3" xml:id="id128" draw:id="id128" draw:layer="layout" svg:width="3.175cm" svg:height="0.762cm" svg:x="7.985cm" svg:y="19.161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svg:x1="6.207cm" svg:y1="10.208cm" svg:x2="4.963cm" svg:y2="11.287cm" draw:start-shape="id120" draw:start-glue-point="5" draw:end-shape="id127" draw:end-glue-point="4" svg:d="M6207 10208h-1244v1079" svg:viewBox="0 0 1245 1080">
          <text:p/>
        </draw:connector>
        <draw:connector draw:style-name="gr7" draw:text-style-name="P2" draw:layer="layout" draw:line-skew="2.603cm" svg:x1="4.556cm" svg:y1="12.176cm" svg:x2="9.573cm" svg:y2="19.161cm" draw:start-shape="id127" draw:start-glue-point="8" draw:end-shape="id128" draw:end-glue-point="4" svg:d="M4556 12176v6096h5017v889" svg:viewBox="0 0 5018 6986">
          <text:p/>
        </draw:connector>
        <draw:frame draw:style-name="gr144" draw:text-style-name="P4" draw:layer="layout" svg:width="1.397cm" svg:height="1.016cm" svg:x="9.382cm" svg:y="9.382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2.66cm" svg:y="10.525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7.613cm" svg:y="11.922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5.445cm" svg:y="9.382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8.601cm" svg:y="10.607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11.903cm" svg:y="11.877cm">
          <draw:text-box>
            <text:p><text:span text:style-name="T1">nie</text:span></text:p>
          </draw:text-box>
        </draw:frame>
      </draw:page>
      <draw:page draw:name="page11" draw:style-name="dp1" draw:master-page-name="Default">
        <draw:frame draw:style-name="gr145" draw:text-style-name="P8" draw:layer="layout" svg:width="9.574cm" svg:height="0.962cm" svg:x="11.16cm" svg:y="0.873cm">
          <draw:text-box>
            <text:p><text:span text:style-name="T2">Function</text:span> 'get_finally_functions'</text:p>
          </draw:text-box>
        </draw:frame>
        <draw:custom-shape draw:style-name="gr143" draw:text-style-name="P3" xml:id="id129" draw:id="id129" draw:layer="layout" svg:width="3.175cm" svg:height="0.762cm" svg:x="4.937cm" svg:y="1.127cm">
          <text:p text:style-name="P1"><text:span text:style-name="T1">start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ustom-shape draw:style-name="gr146" draw:text-style-name="P3" xml:id="id130" draw:id="id130" draw:layer="layout" svg:width="5.588cm" svg:height="0.762cm" svg:x="3.667cm" svg:y="2.524cm">
          <text:p text:style-name="P1"><text:span text:style-name="T1">WE: I[x], res[k][i]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ustom-shape draw:style-name="gr147" draw:text-style-name="P3" xml:id="id131" draw:id="id131" draw:layer="layout" svg:width="7.239cm" svg:height="0.889cm" svg:x="2.778cm" svg:y="3.921cm">
          <text:p text:style-name="P1"><text:span text:style-name="T1">vec ← get_ones_positions(res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7" draw:text-style-name="P3" xml:id="id132" draw:id="id132" draw:layer="layout" svg:width="7.239cm" svg:height="0.889cm" svg:x="2.778cm" svg:y="5.445cm">
          <text:p text:style-name="P1"><text:span text:style-name="T1">vec ← open_brackets(vec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6.525cm" svg:y1="1.889cm" svg:x2="6.461cm" svg:y2="2.524cm" draw:start-shape="id129" draw:start-glue-point="6" draw:end-shape="id130" draw:end-glue-point="5" svg:d="M6525 1889v318h-64v317" svg:viewBox="0 0 65 636">
          <text:p/>
        </draw:connector>
        <draw:connector draw:style-name="gr7" draw:text-style-name="P2" draw:layer="layout" svg:x1="6.461cm" svg:y1="3.286cm" svg:x2="6.398cm" svg:y2="3.921cm" draw:start-shape="id130" draw:start-glue-point="8" draw:end-shape="id131" draw:end-glue-point="4" svg:d="M6461 3286v318h-63v317" svg:viewBox="0 0 64 636">
          <text:p/>
        </draw:connector>
        <draw:connector draw:style-name="gr7" draw:text-style-name="P2" draw:layer="layout" svg:x1="6.398cm" svg:y1="4.81cm" svg:x2="6.398cm" svg:y2="5.445cm" draw:start-shape="id131" draw:start-glue-point="6" draw:end-shape="id132" draw:end-glue-point="4" svg:d="M6398 4810v635" svg:viewBox="0 0 1 636">
          <text:p/>
        </draw:connector>
        <draw:custom-shape draw:style-name="gr148" draw:text-style-name="P3" xml:id="id133" draw:id="id133" draw:layer="layout" svg:width="7.239cm" svg:height="1.143cm" svg:x="2.778cm" svg:y="7.096cm">
          <text:p text:style-name="P1"><text:span text:style-name="T1">res[]</text:span></text:p>
          <text:p text:style-name="P1"><text:span text:style-name="T1">i, j,v ← 0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6.398cm" svg:y1="6.334cm" svg:x2="6.398cm" svg:y2="7.096cm" draw:start-shape="id132" draw:start-glue-point="6" draw:end-shape="id133" draw:end-glue-point="4" svg:d="M6398 6334v762" svg:viewBox="0 0 1 763">
          <text:p/>
        </draw:connector>
        <draw:custom-shape draw:style-name="gr149" draw:text-style-name="P17" xml:id="id134" draw:id="id134" draw:layer="layout" svg:width="4.191cm" svg:height="1.524cm" svg:x="5.572cm" svg:y="12.303cm">
          <text:p text:style-name="P1"><text:span text:style-name="T3">i&lt; sizeof(vec[ones]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0" draw:text-style-name="P3" xml:id="id135" draw:id="id135" draw:layer="layout" svg:width="5.842cm" svg:height="1.016cm" svg:x="9.001cm" svg:y="13.954cm">
          <text:p text:style-name="P1"><text:span text:style-name="T1">h ← I[vec[i]]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ustom-shape draw:style-name="gr149" draw:text-style-name="P10" xml:id="id136" draw:id="id136" draw:layer="layout" svg:width="4.191cm" svg:height="1.524cm" svg:x="9.382cm" svg:y="15.859cm">
          <text:p text:style-name="P1"><text:span text:style-name="T4">j&lt;sizeof(h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49" draw:text-style-name="P10" xml:id="id137" draw:id="id137" draw:layer="layout" svg:width="4.191cm" svg:height="1.524cm" svg:x="12.43cm" svg:y="17.256cm">
          <text:p text:style-name="P1"><text:span text:style-name="T4">h[j]=1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3" xml:id="id138" draw:id="id138" draw:layer="layout" svg:width="3.048cm" svg:height="0.762cm" svg:x="15.859cm" svg:y="18.78cm">
          <text:p text:style-name="P1"><text:span text:style-name="T1">str.add(“x”j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9.763cm" svg:y1="13.065cm" svg:x2="11.922cm" svg:y2="13.954cm" draw:start-shape="id134" draw:start-glue-point="7" draw:end-shape="id135" draw:end-glue-point="4" svg:d="M9763 13065h2159v889" svg:viewBox="0 0 2160 890">
          <text:p/>
        </draw:connector>
        <draw:connector draw:style-name="gr7" draw:text-style-name="P2" draw:layer="layout" svg:x1="11.922cm" svg:y1="14.97cm" svg:x2="11.478cm" svg:y2="15.859cm" draw:start-shape="id135" draw:start-glue-point="6" draw:end-shape="id136" draw:end-glue-point="4" svg:d="M11922 14970v445h-444v444" svg:viewBox="0 0 445 890">
          <text:p/>
        </draw:connector>
        <draw:connector draw:style-name="gr7" draw:text-style-name="P2" draw:layer="layout" svg:x1="13.573cm" svg:y1="16.621cm" svg:x2="14.525cm" svg:y2="17.256cm" draw:start-shape="id136" draw:start-glue-point="7" draw:end-shape="id137" svg:d="M13573 16621h952v635" svg:viewBox="0 0 953 636">
          <text:p/>
        </draw:connector>
        <draw:connector draw:style-name="gr7" draw:text-style-name="P2" draw:layer="layout" svg:x1="16.621cm" svg:y1="18.018cm" svg:x2="17.383cm" svg:y2="18.78cm" draw:start-shape="id137" draw:start-glue-point="7" draw:end-shape="id138" draw:end-glue-point="4" svg:d="M16621 18018h762v762" svg:viewBox="0 0 763 763">
          <text:p/>
        </draw:connector>
        <draw:custom-shape draw:style-name="gr149" draw:text-style-name="P10" xml:id="id139" draw:id="id139" draw:layer="layout" svg:width="4.191cm" svg:height="1.524cm" svg:x="9.636cm" svg:y="18.653cm">
          <text:p text:style-name="P1"><text:span text:style-name="T4">h[j]=0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ustom-shape draw:style-name="gr151" draw:text-style-name="P3" xml:id="id140" draw:id="id140" draw:layer="layout" svg:width="3.048cm" svg:height="0.762cm" svg:x="13.065cm" svg:y="20.431cm">
          <text:p text:style-name="P1"><text:span text:style-name="T1">str.add(“/x”j)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3.827cm" svg:y1="19.415cm" svg:x2="14.589cm" svg:y2="20.431cm" draw:start-shape="id139" draw:start-glue-point="7" draw:end-shape="id140" draw:end-glue-point="4" svg:d="M13827 19415h762v1016" svg:viewBox="0 0 763 1017">
          <text:p/>
        </draw:connector>
        <draw:connector draw:style-name="gr7" draw:text-style-name="P2" draw:layer="layout" svg:x1="12.43cm" svg:y1="18.018cm" svg:x2="11.732cm" svg:y2="18.653cm" draw:start-shape="id137" draw:start-glue-point="5" draw:end-shape="id139" draw:end-glue-point="4" svg:d="M12430 18018h-698v635" svg:viewBox="0 0 699 636">
          <text:p/>
        </draw:connector>
        <draw:custom-shape draw:style-name="gr151" draw:text-style-name="P3" xml:id="id141" draw:id="id141" draw:layer="layout" svg:width="3.048cm" svg:height="0.762cm" svg:x="15.351cm" svg:y="22.336cm">
          <text:p text:style-name="P1"><text:span text:style-name="T1">j ← j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14.589cm" svg:y1="21.193cm" svg:x2="16.875cm" svg:y2="22.336cm" draw:start-shape="id140" draw:start-glue-point="6" draw:end-shape="id141" draw:end-glue-point="4" svg:d="M14589 21193v572h2286v571" svg:viewBox="0 0 2287 1144">
          <text:p/>
        </draw:connector>
        <draw:connector draw:style-name="gr7" draw:text-style-name="P2" draw:layer="layout" svg:x1="17.383cm" svg:y1="19.542cm" svg:x2="16.875cm" svg:y2="22.336cm" draw:start-shape="id138" draw:start-glue-point="6" draw:end-shape="id141" svg:d="M17383 19542v1398h-508v1396" svg:viewBox="0 0 509 2795">
          <text:p/>
        </draw:connector>
        <draw:connector draw:style-name="gr7" draw:text-style-name="P2" draw:layer="layout" draw:line-skew="0cm 0.444cm" svg:x1="9.636cm" svg:y1="19.415cm" svg:x2="16.875cm" svg:y2="22.336cm" draw:start-shape="id139" draw:start-glue-point="5" draw:end-shape="id141" draw:end-glue-point="4" svg:d="M9636 19415h-502v2286h7741v635" svg:viewBox="0 0 7742 2922">
          <text:p/>
        </draw:connector>
        <draw:connector draw:style-name="gr7" draw:text-style-name="P2" draw:layer="layout" draw:line-skew="0cm 4.826cm" svg:x1="16.875cm" svg:y1="23.098cm" svg:x2="11.478cm" svg:y2="15.859cm" draw:start-shape="id141" draw:start-glue-point="6" draw:end-shape="id136" draw:end-glue-point="4" svg:d="M16875 23098v502h2413v-8242h-7810v501" svg:viewBox="0 0 7811 8243">
          <text:p/>
        </draw:connector>
        <draw:custom-shape draw:style-name="gr152" draw:text-style-name="P3" xml:id="id142" draw:id="id142" draw:layer="layout" svg:width="3.175cm" svg:height="1.905cm" svg:x="5.572cm" svg:y="17.383cm">
          <text:p text:style-name="P1"><text:span text:style-name="T1">str.add(“+”)</text:span></text:p>
          <text:p text:style-name="P1"><text:span text:style-name="T1">j ← 0</text:span></text:p>
          <text:p text:style-name="P1"><text:span text:style-name="T1">i ← i+1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9.382cm" svg:y1="16.621cm" svg:x2="7.16cm" svg:y2="17.383cm" draw:start-shape="id136" draw:start-glue-point="5" draw:end-shape="id142" draw:end-glue-point="4" svg:d="M9382 16621h-2222v762" svg:viewBox="0 0 2223 763">
          <text:p/>
        </draw:connector>
        <draw:connector draw:style-name="gr7" draw:text-style-name="P2" draw:layer="layout" draw:line-skew="4.198cm 14.98cm" svg:x1="7.16cm" svg:y1="19.288cm" svg:x2="7.668cm" svg:y2="12.303cm" draw:start-shape="id142" draw:start-glue-point="6" draw:end-shape="id134" draw:end-glue-point="4" svg:d="M7160 19288v4699h12890v-12185h-12382v501" svg:viewBox="0 0 12891 12186">
          <text:p/>
        </draw:connector>
        <draw:custom-shape draw:style-name="gr149" draw:text-style-name="P17" xml:id="id143" draw:id="id143" draw:layer="layout" svg:width="4.191cm" svg:height="1.524cm" svg:x="3.032cm" svg:y="9.509cm">
          <text:p text:style-name="P1"><text:span text:style-name="T3">v&lt; sizeof(vec)</text:span></text:p>
          <draw:enhanced-geometry svg:viewBox="0 0 21600 21600" draw:glue-points="10800 0 0 10800 10800 21600 21600 10800" draw:text-areas="5400 5400 16200 16200" draw:type="diamond" draw:enhanced-path="M 10800 0 L 21600 10800 10800 21600 0 10800 10800 0 Z N"/>
        </draw:custom-shape>
        <draw:connector draw:style-name="gr7" draw:text-style-name="P2" draw:layer="layout" svg:x1="6.398cm" svg:y1="8.239cm" svg:x2="5.128cm" svg:y2="9.509cm" draw:start-shape="id133" draw:start-glue-point="6" draw:end-shape="id143" draw:end-glue-point="4" svg:d="M6398 8239v635h-1270v635" svg:viewBox="0 0 1271 1271">
          <text:p/>
        </draw:connector>
        <draw:connector draw:style-name="gr7" draw:text-style-name="P2" draw:layer="layout" svg:x1="7.223cm" svg:y1="10.271cm" svg:x2="7.668cm" svg:y2="12.303cm" draw:start-shape="id143" draw:start-glue-point="7" draw:end-shape="id134" draw:end-glue-point="4" svg:d="M7223 10271h501v1398h-56v634" svg:viewBox="0 0 502 2033">
          <text:p/>
        </draw:connector>
        <draw:custom-shape draw:style-name="gr152" draw:text-style-name="P3" xml:id="id144" draw:id="id144" draw:layer="layout" svg:width="3.175cm" svg:height="1.905cm" svg:x="3.159cm" svg:y="13.954cm">
          <text:p text:style-name="P1"><text:span text:style-name="T1">res.add(str)</text:span></text:p>
          <text:p text:style-name="P1"><text:span text:style-name="T1">v ← v+1</text:span></text:p>
          <text:p text:style-name="P1"><text:span text:style-name="T1">str.clear</text:span></text:p>
          <draw:enhanced-geometry svg:viewBox="0 0 21600 21600" draw:glue-points="10800 0 0 10800 10800 21600 21600 10800" draw:type="flowchart-process" draw:enhanced-path="M 0 0 L 21600 0 21600 21600 0 21600 0 0 Z N"/>
        </draw:custom-shape>
        <draw:connector draw:style-name="gr7" draw:text-style-name="P2" draw:layer="layout" svg:x1="5.572cm" svg:y1="13.065cm" svg:x2="4.746cm" svg:y2="13.954cm" draw:start-shape="id134" draw:start-glue-point="5" draw:end-shape="id144" svg:d="M5572 13065h-826v889" svg:viewBox="0 0 827 890">
          <text:p/>
        </draw:connector>
        <draw:connector draw:style-name="gr7" draw:text-style-name="P2" draw:layer="layout" draw:line-skew="8.135cm 17.774cm" svg:x1="4.747cm" svg:y1="15.859cm" svg:x2="5.128cm" svg:y2="9.509cm" draw:start-shape="id144" draw:start-glue-point="6" draw:end-shape="id143" draw:end-glue-point="4" svg:d="M4747 15859v8636h15557v-15487h-15176v501" svg:viewBox="0 0 15558 15488">
          <text:p/>
        </draw:connector>
        <draw:custom-shape draw:style-name="gr153" draw:text-style-name="P3" xml:id="id145" draw:id="id145" draw:layer="layout" svg:width="3.048cm" svg:height="0.762cm" svg:x="1.127cm" svg:y="11.795cm">
          <text:p text:style-name="P1"><text:span text:style-name="T1">WY: res</text:span></text:p>
          <draw:enhanced-geometry svg:viewBox="0 0 21600 21600" draw:glue-points="12960 0 10800 0 2160 10800 8600 21600 10800 21600 19400 10800" draw:text-areas="4230 0 17370 21600" draw:type="flowchart-data" draw:enhanced-path="M 4230 0 L 21600 0 17370 21600 0 21600 4230 0 Z N"/>
        </draw:custom-shape>
        <draw:connector draw:style-name="gr7" draw:text-style-name="P2" draw:layer="layout" svg:x1="3.032cm" svg:y1="10.271cm" svg:x2="2.651cm" svg:y2="11.795cm" draw:start-shape="id143" draw:start-glue-point="5" draw:end-shape="id145" draw:end-glue-point="5" svg:d="M3032 10271h-381v1524" svg:viewBox="0 0 382 1525">
          <text:p/>
        </draw:connector>
        <draw:custom-shape draw:style-name="gr154" draw:text-style-name="P3" xml:id="id146" draw:id="id146" draw:layer="layout" svg:width="3.175cm" svg:height="0.635cm" svg:x="8.493cm" svg:y="25.384cm">
          <text:p text:style-name="P1"><text:span text:style-name="T1">stop</text:span></text:p>
          <draw:enhanced-geometry svg:viewBox="0 0 21600 21600" draw:glue-points="10800 0 0 10800 10800 21600 21600 10800" draw:text-areas="1060 3180 20540 18420" draw:type="flowchart-terminator" draw:enhanced-path="M 3470 21600 X 0 10800 3470 0 L 18130 0 X 21600 10800 18130 21600 Z N"/>
        </draw:custom-shape>
        <draw:connector draw:style-name="gr7" draw:text-style-name="P2" draw:layer="layout" draw:line-skew="5.905cm" svg:x1="2.651cm" svg:y1="12.557cm" svg:x2="10.081cm" svg:y2="25.384cm" draw:start-shape="id145" draw:start-glue-point="8" draw:end-shape="id146" draw:end-glue-point="4" svg:d="M2651 12557v12319h7430v508" svg:viewBox="0 0 7431 12828">
          <text:p/>
        </draw:connector>
        <draw:frame draw:style-name="gr28" draw:text-style-name="P6" draw:layer="layout" svg:width="1.167cm" svg:height="0.807cm" svg:x="6.818cm" svg:y="9.464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9.358cm" svg:y="12.258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3.295cm" svg:y="15.814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6.343cm" svg:y="17.211cm">
          <draw:text-box>
            <text:p><text:span text:style-name="T1">tak</text:span></text:p>
          </draw:text-box>
        </draw:frame>
        <draw:frame draw:style-name="gr28" draw:text-style-name="P6" draw:layer="layout" svg:width="1.167cm" svg:height="0.807cm" svg:x="13.549cm" svg:y="18.653cm">
          <draw:text-box>
            <text:p><text:span text:style-name="T1">tak</text:span></text:p>
          </draw:text-box>
        </draw:frame>
        <draw:frame draw:style-name="gr28" draw:text-style-name="P6" draw:layer="layout" svg:width="1.162cm" svg:height="0.807cm" svg:x="2.27cm" svg:y="9.382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4.81cm" svg:y="12.303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8.855cm" svg:y="15.859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11.795cm" svg:y="17.211cm">
          <draw:text-box>
            <text:p><text:span text:style-name="T1">nie</text:span></text:p>
          </draw:text-box>
        </draw:frame>
        <draw:frame draw:style-name="gr28" draw:text-style-name="P6" draw:layer="layout" svg:width="1.162cm" svg:height="0.807cm" svg:x="8.874cm" svg:y="18.608cm">
          <draw:text-box>
            <text:p><text:span text:style-name="T1">nie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/>
    <style:font-face style:name="Arial" svg:font-family="Arial" style:font-pitch="variable"/>
    <style:font-face style:name="Droid Sans Devanagari1" svg:font-family="'Droid Sans Devanagari'" style:font-pitch="variable"/>
    <style:font-face style:name="Droid Sans Fallback1" svg:font-family="'Droid Sans Fallback'" style:font-pitch="variable"/>
    <style:font-face style:name="Liberation Sans1" svg:font-family="'Liberation Sans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Droid Sans Devanagari" svg:font-family="'Droid Sans Devanagari'" style:font-family-generic="system" style:font-pitch="variable"/>
    <style:font-face style:name="Droid Sans Fallback" svg:font-family="'Droid Sans Fallback'" style:font-family-generic="system" style:font-pitch="variable"/>
  </office:font-face-decls>
  <office:styles>
    <draw:marker draw:name="Arrow" svg:viewBox="0 0 20 30" svg:d="M10 0l-10 30h20z"/>
    <draw:marker draw:name="Marker_5f_0" draw:display-name="Marker_0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Droid Sans Devanagari" style:font-family-complex="'Droid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initial-creator>vlad </meta:initial-creator>
    <meta:creation-date>2015-10-24T15:36:41.389541375</meta:creation-date>
    <dc:date>2016-05-03T13:20:37.161349662</dc:date>
    <dc:creator>vlad </dc:creator>
    <meta:editing-duration>PT10H26M31S</meta:editing-duration>
    <meta:editing-cycles>74</meta:editing-cycles>
    <meta:generator>LibreOffice/5.0.4.2$Linux_X86_64 LibreOffice_project/00m0$Build-2</meta:generator>
    <meta:document-statistic meta:object-count="436"/>
  </office:meta>
</office:document-meta>
</file>